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raph" table:style-name="ta1" table:print="false">
        <table:table-column table:style-name="co1" table:default-cell-style-name="Default"/>
        <table:table-row table:style-name="ro1">
          <table:table-cell>
            <draw:frame table:end-cell-address="Graph.H21" table:end-x="0.307cm" table:end-y="0.08cm" draw:z-index="0" draw:style-name="gr1" draw:text-style-name="P1" svg:width="16.001cm" svg:height="9.006cm" svg:x="0.112cm" svg:y="0.106cm">
              <draw:object draw:notify-on-update-of-ranges="Data.A1:Data.A1 Data.A2:Data.A301 Data.B1:Data.B1 Data.B2:Data.B301 Data.C1:Data.C1 Data.C2:Data.C301 Data.D1:Data.D1 Data.D2:Data.D301 Data.E1:Data.E1 Data.E2:Data.E3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Data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">
            <text:p>0.3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.8">
            <text:p>0.8</text:p>
          </table:table-cell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">
            <text:p>0.8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1.8">
            <text:p>1.8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2">
            <text:p>1.2</text:p>
          </table:table-cell>
          <table:table-cell office:value-type="float" office:value="2">
            <text:p>2</text:p>
          </table:table-cell>
          <table:table-cell office:value-type="float" office:value="1.7">
            <text:p>1.7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2">
            <text:p>2</text:p>
          </table:table-cell>
          <table:table-cell office:value-type="float" office:value="1.9">
            <text:p>1.9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3">
            <text:p>1.3</text:p>
          </table:table-cell>
          <table:table-cell office:value-type="float" office:value="2.2">
            <text:p>2.2</text:p>
          </table:table-cell>
          <table:table-cell office:value-type="float" office:value="1.9">
            <text:p>1.9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 table:number-columns-repeated="2" office:value-type="float" office:value="1.9">
            <text:p>1.9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2.4">
            <text:p>2.4</text:p>
          </table:table-cell>
          <table:table-cell office:value-type="float" office:value="2">
            <text:p>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float" office:value="2.1">
            <text:p>2.1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2.8">
            <text:p>2.8</text:p>
          </table:table-cell>
          <table:table-cell table:number-columns-repeated="2" office:value-type="float" office:value="2.3">
            <text:p>2.3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2.9">
            <text:p>2.9</text:p>
          </table:table-cell>
          <table:table-cell office:value-type="float" office:value="2.3">
            <text:p>2.3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3.1">
            <text:p>3.1</text:p>
          </table:table-cell>
          <table:table-cell office:value-type="float" office:value="2.3">
            <text:p>2.3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6">
            <text:p>1.6</text:p>
          </table:table-cell>
          <table:table-cell office:value-type="float" office:value="3.2">
            <text:p>3.2</text:p>
          </table:table-cell>
          <table:table-cell office:value-type="float" office:value="2.4">
            <text:p>2.4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 office:value-type="float" office:value="2.5">
            <text:p>2.5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 table:number-columns-repeated="2" office:value-type="float" office:value="2.7">
            <text:p>2.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  <table:table-cell office:value-type="float" office:value="3.3">
            <text:p>3.3</text:p>
          </table:table-cell>
          <table:table-cell office:value-type="float" office:value="2.8">
            <text:p>2.8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3.4">
            <text:p>3.4</text:p>
          </table:table-cell>
          <table:table-cell office:value-type="float" office:value="2.9">
            <text:p>2.9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1.9">
            <text:p>1.9</text:p>
          </table:table-cell>
          <table:table-cell office:value-type="float" office:value="3.5">
            <text:p>3.5</text:p>
          </table:table-cell>
          <table:table-cell table:number-columns-repeated="2" office:value-type="float" office:value="3.1">
            <text:p>3.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1">
            <text:p>2.1</text:p>
          </table:table-cell>
          <table:table-cell office:value-type="float" office:value="3.5">
            <text:p>3.5</text:p>
          </table:table-cell>
          <table:table-cell office:value-type="float" office:value="3.2">
            <text:p>3.2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2.3">
            <text:p>2.3</text:p>
          </table:table-cell>
          <table:table-cell office:value-type="float" office:value="3.9">
            <text:p>3.9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3.9">
            <text:p>3.9</text:p>
          </table:table-cell>
          <table:table-cell office:value-type="float" office:value="3.3">
            <text:p>3.3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2.3">
            <text:p>2.3</text:p>
          </table:table-cell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 office:value-type="float" office:value="4.1">
            <text:p>4.1</text:p>
          </table:table-cell>
          <table:table-cell table:number-columns-repeated="2" office:value-type="float" office:value="3.5">
            <text:p>3.5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 office:value-type="float" office:value="4.2">
            <text:p>4.2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2.3">
            <text:p>2.3</text:p>
          </table:table-cell>
          <table:table-cell office:value-type="float" office:value="4.2">
            <text:p>4.2</text:p>
          </table:table-cell>
          <table:table-cell office:value-type="float" office:value="3.7">
            <text:p>3.7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2.3">
            <text:p>2.3</text:p>
          </table:table-cell>
          <table:table-cell office:value-type="float" office:value="4.4">
            <text:p>4.4</text:p>
          </table:table-cell>
          <table:table-cell office:value-type="float" office:value="3.9">
            <text:p>3.9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3.8">
            <text:p>3.8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4.5">
            <text:p>4.5</text:p>
          </table:table-cell>
          <table:table-cell office:value-type="float" office:value="4">
            <text:p>4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4">
            <text:p>2.4</text:p>
          </table:table-cell>
          <table:table-cell office:value-type="float" office:value="4.5">
            <text:p>4.5</text:p>
          </table:table-cell>
          <table:table-cell table:number-columns-repeated="2" office:value-type="float" office:value="4.1">
            <text:p>4.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4">
            <text:p>2.4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4.6">
            <text:p>4.6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4.7">
            <text:p>4.7</text:p>
          </table:table-cell>
          <table:table-cell office:value-type="float" office:value="4.3">
            <text:p>4.3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4.4">
            <text:p>4.4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4.6">
            <text:p>4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5.2">
            <text:p>5.2</text:p>
          </table:table-cell>
          <table:table-cell office:value-type="float" office:value="4.7">
            <text:p>4.7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  <table:table-cell office:value-type="float" office:value="5.4">
            <text:p>5.4</text:p>
          </table:table-cell>
          <table:table-cell table:number-columns-repeated="2" office:value-type="float" office:value="4.8">
            <text:p>4.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7">
            <text:p>2.7</text:p>
          </table:table-cell>
          <table:table-cell office:value-type="float" office:value="5.5">
            <text:p>5.5</text:p>
          </table:table-cell>
          <table:table-cell table:number-columns-repeated="2" office:value-type="float" office:value="4.9">
            <text:p>4.9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7">
            <text:p>2.7</text:p>
          </table:table-cell>
          <table:table-cell office:value-type="float" office:value="5.5">
            <text:p>5.5</text:p>
          </table:table-cell>
          <table:table-cell table:number-columns-repeated="2" office:value-type="float" office:value="5.1">
            <text:p>5.1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2.9">
            <text:p>2.9</text:p>
          </table:table-cell>
          <table:table-cell office:value-type="float" office:value="5.5">
            <text:p>5.5</text:p>
          </table:table-cell>
          <table:table-cell office:value-type="float" office:value="5.2">
            <text:p>5.2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5.6">
            <text:p>5.6</text:p>
          </table:table-cell>
          <table:table-cell office:value-type="float" office:value="5.5">
            <text:p>5.5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">
            <text:p>3</text:p>
          </table:table-cell>
          <table:table-cell office:value-type="float" office:value="5.7">
            <text:p>5.7</text:p>
          </table:table-cell>
          <table:table-cell office:value-type="float" office:value="5.5">
            <text:p>5.5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6">
            <text:p>6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6.1">
            <text:p>6.1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3.1">
            <text:p>3.1</text:p>
          </table:table-cell>
          <table:table-cell office:value-type="float" office:value="6.1">
            <text:p>6.1</text:p>
          </table:table-cell>
          <table:table-cell table:number-columns-repeated="2" office:value-type="float" office:value="5.6">
            <text:p>5.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3.3">
            <text:p>3.3</text:p>
          </table:table-cell>
          <table:table-cell office:value-type="float" office:value="6.1">
            <text:p>6.1</text:p>
          </table:table-cell>
          <table:table-cell office:value-type="float" office:value="5.8">
            <text:p>5.8</text:p>
          </table:table-cell>
          <table:table-cell office:value-type="float" office:value="5.7">
            <text:p>5.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3.3">
            <text:p>3.3</text:p>
          </table:table-cell>
          <table:table-cell office:value-type="float" office:value="6.1">
            <text:p>6.1</text:p>
          </table:table-cell>
          <table:table-cell office:value-type="float" office:value="5.8">
            <text:p>5.8</text:p>
          </table:table-cell>
          <table:table-cell office:value-type="float" office:value="5.9">
            <text:p>5.9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3.4">
            <text:p>3.4</text:p>
          </table:table-cell>
          <table:table-cell office:value-type="float" office:value="6.4">
            <text:p>6.4</text:p>
          </table:table-cell>
          <table:table-cell office:value-type="float" office:value="5.9">
            <text:p>5.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3.4">
            <text:p>3.4</text:p>
          </table:table-cell>
          <table:table-cell office:value-type="float" office:value="6.6">
            <text:p>6.6</text:p>
          </table:table-cell>
          <table:table-cell office:value-type="float" office:value="5.9">
            <text:p>5.9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6.8">
            <text:p>6.8</text:p>
          </table:table-cell>
          <table:table-cell office:value-type="float" office:value="5.9">
            <text:p>5.9</text:p>
          </table:table-cell>
          <table:table-cell office:value-type="float" office:value="6.2">
            <text:p>6.2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4">
            <text:p>3.4</text:p>
          </table:table-cell>
          <table:table-cell office:value-type="float" office:value="6.8">
            <text:p>6.8</text:p>
          </table:table-cell>
          <table:table-cell office:value-type="float" office:value="6">
            <text:p>6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5">
            <text:p>3.5</text:p>
          </table:table-cell>
          <table:table-cell office:value-type="float" office:value="6.9">
            <text:p>6.9</text:p>
          </table:table-cell>
          <table:table-cell office:value-type="float" office:value="6.4">
            <text:p>6.4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6">
            <text:p>3.6</text:p>
          </table:table-cell>
          <table:table-cell office:value-type="float" office:value="7">
            <text:p>7</text:p>
          </table:table-cell>
          <table:table-cell office:value-type="float" office:value="6.5">
            <text:p>6.5</text:p>
          </table:table-cell>
          <table:table-cell office:value-type="float" office:value="6.7">
            <text:p>6.7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3.7">
            <text:p>3.7</text:p>
          </table:table-cell>
          <table:table-cell office:value-type="float" office:value="7.1">
            <text:p>7.1</text:p>
          </table:table-cell>
          <table:table-cell office:value-type="float" office:value="6.5">
            <text:p>6.5</text:p>
          </table:table-cell>
          <table:table-cell office:value-type="float" office:value="6.9">
            <text:p>6.9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7">
            <text:p>3.7</text:p>
          </table:table-cell>
          <table:table-cell office:value-type="float" office:value="7.2">
            <text:p>7.2</text:p>
          </table:table-cell>
          <table:table-cell office:value-type="float" office:value="6.6">
            <text:p>6.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7">
            <text:p>3.7</text:p>
          </table:table-cell>
          <table:table-cell office:value-type="float" office:value="7.2">
            <text:p>7.2</text:p>
          </table:table-cell>
          <table:table-cell office:value-type="float" office:value="6.7">
            <text:p>6.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7">
            <text:p>3.7</text:p>
          </table:table-cell>
          <table:table-cell office:value-type="float" office:value="7.3">
            <text:p>7.3</text:p>
          </table:table-cell>
          <table:table-cell office:value-type="float" office:value="6.7">
            <text:p>6.7</text:p>
          </table:table-cell>
          <table:table-cell office:value-type="float" office:value="7.2">
            <text:p>7.2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7">
            <text:p>3.7</text:p>
          </table:table-cell>
          <table:table-cell office:value-type="float" office:value="7.8">
            <text:p>7.8</text:p>
          </table:table-cell>
          <table:table-cell office:value-type="float" office:value="6.7">
            <text:p>6.7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office:value-type="float" office:value="6.7">
            <text:p>6.7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.4">
            <text:p>7.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.1">
            <text:p>4.1</text:p>
          </table:table-cell>
          <table:table-cell office:value-type="float" office:value="8.2">
            <text:p>8.2</text:p>
          </table:table-cell>
          <table:table-cell office:value-type="float" office:value="7.1">
            <text:p>7.1</text:p>
          </table:table-cell>
          <table:table-cell office:value-type="float" office:value="7.6">
            <text:p>7.6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4.2">
            <text:p>4.2</text:p>
          </table:table-cell>
          <table:table-cell office:value-type="float" office:value="8.5">
            <text:p>8.5</text:p>
          </table:table-cell>
          <table:table-cell office:value-type="float" office:value="7.4">
            <text:p>7.4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4.4">
            <text:p>4.4</text:p>
          </table:table-cell>
          <table:table-cell office:value-type="float" office:value="8.5">
            <text:p>8.5</text:p>
          </table:table-cell>
          <table:table-cell office:value-type="float" office:value="7.4">
            <text:p>7.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4.4">
            <text:p>4.4</text:p>
          </table:table-cell>
          <table:table-cell office:value-type="float" office:value="8.6">
            <text:p>8.6</text:p>
          </table:table-cell>
          <table:table-cell office:value-type="float" office:value="7.6">
            <text:p>7.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4.4">
            <text:p>4.4</text:p>
          </table:table-cell>
          <table:table-cell office:value-type="float" office:value="8.7">
            <text:p>8.7</text:p>
          </table:table-cell>
          <table:table-cell office:value-type="float" office:value="7.7">
            <text:p>7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4.4">
            <text:p>4.4</text:p>
          </table:table-cell>
          <table:table-cell office:value-type="float" office:value="9.2">
            <text:p>9.2</text:p>
          </table:table-cell>
          <table:table-cell office:value-type="float" office:value="7.8">
            <text:p>7.8</text:p>
          </table:table-cell>
          <table:table-cell office:value-type="float" office:value="8.1">
            <text:p>8.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9.3">
            <text:p>9.3</text:p>
          </table:table-cell>
          <table:table-cell office:value-type="float" office:value="7.8">
            <text:p>7.8</text:p>
          </table:table-cell>
          <table:table-cell office:value-type="float" office:value="8.2">
            <text:p>8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4">
            <text:p>4.4</text:p>
          </table:table-cell>
          <table:table-cell office:value-type="float" office:value="9.4">
            <text:p>9.4</text:p>
          </table:table-cell>
          <table:table-cell office:value-type="float" office:value="7.9">
            <text:p>7.9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6">
            <text:p>4.6</text:p>
          </table:table-cell>
          <table:table-cell office:value-type="float" office:value="9.4">
            <text:p>9.4</text:p>
          </table:table-cell>
          <table:table-cell office:value-type="float" office:value="8">
            <text:p>8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7">
            <text:p>4.7</text:p>
          </table:table-cell>
          <table:table-cell office:value-type="float" office:value="9.5">
            <text:p>9.5</text:p>
          </table:table-cell>
          <table:table-cell office:value-type="float" office:value="8.1">
            <text:p>8.1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7">
            <text:p>4.7</text:p>
          </table:table-cell>
          <table:table-cell office:value-type="float" office:value="9.5">
            <text:p>9.5</text:p>
          </table:table-cell>
          <table:table-cell office:value-type="float" office:value="8.3">
            <text:p>8.3</text:p>
          </table:table-cell>
          <table:table-cell office:value-type="float" office:value="8.4">
            <text:p>8.4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8">
            <text:p>4.8</text:p>
          </table:table-cell>
          <table:table-cell office:value-type="float" office:value="9.5">
            <text:p>9.5</text:p>
          </table:table-cell>
          <table:table-cell office:value-type="float" office:value="8.6">
            <text:p>8.6</text:p>
          </table:table-cell>
          <table:table-cell office:value-type="float" office:value="8.7">
            <text:p>8.7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4.9">
            <text:p>4.9</text:p>
          </table:table-cell>
          <table:table-cell office:value-type="float" office:value="9.8">
            <text:p>9.8</text:p>
          </table:table-cell>
          <table:table-cell office:value-type="float" office:value="8.7">
            <text:p>8.7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3.19776">
            <text:p>3.2</text:p>
          </table:table-cell>
          <table:table-cell office:value-type="float" office:value="4.99808">
            <text:p>5</text:p>
          </table:table-cell>
          <table:table-cell office:value-type="float" office:value="10.09616">
            <text:p>10.1</text:p>
          </table:table-cell>
          <table:table-cell office:value-type="float" office:value="8.8">
            <text:p>8.8</text:p>
          </table:table-cell>
          <table:table-cell office:value-type="float" office:value="8.79856">
            <text:p>8.8</text:p>
          </table:table-cell>
        </table:table-row>
        <table:table-row table:style-name="ro1">
          <table:table-cell office:value-type="float" office:value="3.19664">
            <text:p>3.2</text:p>
          </table:table-cell>
          <table:table-cell office:value-type="float" office:value="5.0968">
            <text:p>5.1</text:p>
          </table:table-cell>
          <table:table-cell office:value-type="float" office:value="10.0944">
            <text:p>10.09</text:p>
          </table:table-cell>
          <table:table-cell office:value-type="float" office:value="8.9984">
            <text:p>9</text:p>
          </table:table-cell>
          <table:table-cell office:value-type="float" office:value="8.89728">
            <text:p>8.9</text:p>
          </table:table-cell>
        </table:table-row>
        <table:table-row table:style-name="ro1">
          <table:table-cell office:value-type="float" office:value="3.19248">
            <text:p>3.19</text:p>
          </table:table-cell>
          <table:table-cell office:value-type="float" office:value="5.19536">
            <text:p>5.2</text:p>
          </table:table-cell>
          <table:table-cell office:value-type="float" office:value="10.09264">
            <text:p>10.09</text:p>
          </table:table-cell>
          <table:table-cell office:value-type="float" office:value="9.0984">
            <text:p>9.1</text:p>
          </table:table-cell>
          <table:table-cell office:value-type="float" office:value="9.09552">
            <text:p>9.1</text:p>
          </table:table-cell>
        </table:table-row>
        <table:table-row table:style-name="ro1">
          <table:table-cell office:value-type="float" office:value="3.18944">
            <text:p>3.19</text:p>
          </table:table-cell>
          <table:table-cell office:value-type="float" office:value="5.29408">
            <text:p>5.29</text:p>
          </table:table-cell>
          <table:table-cell office:value-type="float" office:value="10.1912">
            <text:p>10.19</text:p>
          </table:table-cell>
          <table:table-cell office:value-type="float" office:value="9.19696">
            <text:p>9.2</text:p>
          </table:table-cell>
          <table:table-cell office:value-type="float" office:value="9.09392">
            <text:p>9.09</text:p>
          </table:table-cell>
        </table:table-row>
        <table:table-row table:style-name="ro1">
          <table:table-cell office:value-type="float" office:value="3.1864">
            <text:p>3.19</text:p>
          </table:table-cell>
          <table:table-cell office:value-type="float" office:value="5.29232">
            <text:p>5.29</text:p>
          </table:table-cell>
          <table:table-cell office:value-type="float" office:value="10.49088">
            <text:p>10.49</text:p>
          </table:table-cell>
          <table:table-cell office:value-type="float" office:value="9.39696">
            <text:p>9.4</text:p>
          </table:table-cell>
          <table:table-cell office:value-type="float" office:value="9.29264">
            <text:p>9.29</text:p>
          </table:table-cell>
        </table:table-row>
        <table:table-row table:style-name="ro1">
          <table:table-cell office:value-type="float" office:value="3.18432">
            <text:p>3.18</text:p>
          </table:table-cell>
          <table:table-cell office:value-type="float" office:value="5.29232">
            <text:p>5.29</text:p>
          </table:table-cell>
          <table:table-cell office:value-type="float" office:value="10.69072">
            <text:p>10.69</text:p>
          </table:table-cell>
          <table:table-cell office:value-type="float" office:value="9.69504">
            <text:p>9.7</text:p>
          </table:table-cell>
          <table:table-cell office:value-type="float" office:value="9.49248">
            <text:p>9.49</text:p>
          </table:table-cell>
        </table:table-row>
        <table:table-row table:style-name="ro1">
          <table:table-cell office:value-type="float" office:value="3.18192">
            <text:p>3.18</text:p>
          </table:table-cell>
          <table:table-cell office:value-type="float" office:value="5.59104">
            <text:p>5.59</text:p>
          </table:table-cell>
          <table:table-cell office:value-type="float" office:value="10.6888">
            <text:p>10.69</text:p>
          </table:table-cell>
          <table:table-cell office:value-type="float" office:value="9.69184">
            <text:p>9.69</text:p>
          </table:table-cell>
          <table:table-cell office:value-type="float" office:value="9.59072">
            <text:p>9.59</text:p>
          </table:table-cell>
        </table:table-row>
        <table:table-row table:style-name="ro1">
          <table:table-cell office:value-type="float" office:value="3.17888">
            <text:p>3.18</text:p>
          </table:table-cell>
          <table:table-cell office:value-type="float" office:value="5.58896">
            <text:p>5.59</text:p>
          </table:table-cell>
          <table:table-cell office:value-type="float" office:value="10.7888">
            <text:p>10.79</text:p>
          </table:table-cell>
          <table:table-cell office:value-type="float" office:value="9.69184">
            <text:p>9.69</text:p>
          </table:table-cell>
          <table:table-cell office:value-type="float" office:value="9.68768">
            <text:p>9.69</text:p>
          </table:table-cell>
        </table:table-row>
        <table:table-row table:style-name="ro1">
          <table:table-cell office:value-type="float" office:value="3.17824">
            <text:p>3.18</text:p>
          </table:table-cell>
          <table:table-cell office:value-type="float" office:value="5.68608">
            <text:p>5.69</text:p>
          </table:table-cell>
          <table:table-cell office:value-type="float" office:value="10.8888">
            <text:p>10.89</text:p>
          </table:table-cell>
          <table:table-cell office:value-type="float" office:value="9.7888">
            <text:p>9.79</text:p>
          </table:table-cell>
          <table:table-cell office:value-type="float" office:value="9.78592">
            <text:p>9.79</text:p>
          </table:table-cell>
        </table:table-row>
        <table:table-row table:style-name="ro1">
          <table:table-cell office:value-type="float" office:value="3.17456">
            <text:p>3.17</text:p>
          </table:table-cell>
          <table:table-cell office:value-type="float" office:value="5.8848">
            <text:p>5.88</text:p>
          </table:table-cell>
          <table:table-cell office:value-type="float" office:value="10.98864">
            <text:p>10.99</text:p>
          </table:table-cell>
          <table:table-cell office:value-type="float" office:value="9.98672">
            <text:p>9.99</text:p>
          </table:table-cell>
          <table:table-cell office:value-type="float" office:value="9.9856">
            <text:p>9.99</text:p>
          </table:table-cell>
        </table:table-row>
        <table:table-row table:style-name="ro1">
          <table:table-cell office:value-type="float" office:value="3.17408">
            <text:p>3.17</text:p>
          </table:table-cell>
          <table:table-cell office:value-type="float" office:value="6.08368">
            <text:p>6.08</text:p>
          </table:table-cell>
          <table:table-cell office:value-type="float" office:value="11.08864">
            <text:p>11.09</text:p>
          </table:table-cell>
          <table:table-cell office:value-type="float" office:value="10.18656">
            <text:p>10.19</text:p>
          </table:table-cell>
          <table:table-cell office:value-type="float" office:value="9.9856">
            <text:p>9.99</text:p>
          </table:table-cell>
        </table:table-row>
        <table:table-row table:style-name="ro1">
          <table:table-cell office:value-type="float" office:value="3.17168">
            <text:p>3.17</text:p>
          </table:table-cell>
          <table:table-cell office:value-type="float" office:value="6.18112">
            <text:p>6.18</text:p>
          </table:table-cell>
          <table:table-cell office:value-type="float" office:value="11.08864">
            <text:p>11.09</text:p>
          </table:table-cell>
          <table:table-cell office:value-type="float" office:value="10.48624">
            <text:p>10.49</text:p>
          </table:table-cell>
          <table:table-cell office:value-type="float" office:value="10.08544">
            <text:p>10.09</text:p>
          </table:table-cell>
        </table:table-row>
        <table:table-row table:style-name="ro1">
          <table:table-cell office:value-type="float" office:value="3.1696">
            <text:p>3.17</text:p>
          </table:table-cell>
          <table:table-cell office:value-type="float" office:value="6.18016">
            <text:p>6.18</text:p>
          </table:table-cell>
          <table:table-cell office:value-type="float" office:value="11.18848">
            <text:p>11.19</text:p>
          </table:table-cell>
          <table:table-cell office:value-type="float" office:value="10.48464">
            <text:p>10.48</text:p>
          </table:table-cell>
          <table:table-cell office:value-type="float" office:value="10.08544">
            <text:p>10.09</text:p>
          </table:table-cell>
        </table:table-row>
        <table:table-row table:style-name="ro1">
          <table:table-cell office:value-type="float" office:value="3.16752">
            <text:p>3.17</text:p>
          </table:table-cell>
          <table:table-cell office:value-type="float" office:value="6.37952">
            <text:p>6.38</text:p>
          </table:table-cell>
          <table:table-cell office:value-type="float" office:value="11.28832">
            <text:p>11.29</text:p>
          </table:table-cell>
          <table:table-cell office:value-type="float" office:value="10.48464">
            <text:p>10.48</text:p>
          </table:table-cell>
          <table:table-cell office:value-type="float" office:value="10.28512">
            <text:p>10.29</text:p>
          </table:table-cell>
        </table:table-row>
        <table:table-row table:style-name="ro1">
          <table:table-cell office:value-type="float" office:value="3.16576">
            <text:p>3.17</text:p>
          </table:table-cell>
          <table:table-cell office:value-type="float" office:value="6.47808">
            <text:p>6.48</text:p>
          </table:table-cell>
          <table:table-cell office:value-type="float" office:value="11.48832">
            <text:p>11.49</text:p>
          </table:table-cell>
          <table:table-cell office:value-type="float" office:value="10.68432">
            <text:p>10.68</text:p>
          </table:table-cell>
          <table:table-cell office:value-type="float" office:value="10.28512">
            <text:p>10.29</text:p>
          </table:table-cell>
        </table:table-row>
        <table:table-row table:style-name="ro1">
          <table:table-cell office:value-type="float" office:value="3.16352">
            <text:p>3.16</text:p>
          </table:table-cell>
          <table:table-cell office:value-type="float" office:value="6.4752">
            <text:p>6.48</text:p>
          </table:table-cell>
          <table:table-cell office:value-type="float" office:value="11.588">
            <text:p>11.59</text:p>
          </table:table-cell>
          <table:table-cell office:value-type="float" office:value="10.884">
            <text:p>10.88</text:p>
          </table:table-cell>
          <table:table-cell office:value-type="float" office:value="10.58464">
            <text:p>10.58</text:p>
          </table:table-cell>
        </table:table-row>
        <table:table-row table:style-name="ro1">
          <table:table-cell office:value-type="float" office:value="3.16176">
            <text:p>3.16</text:p>
          </table:table-cell>
          <table:table-cell office:value-type="float" office:value="6.67392">
            <text:p>6.67</text:p>
          </table:table-cell>
          <table:table-cell office:value-type="float" office:value="11.68448">
            <text:p>11.68</text:p>
          </table:table-cell>
          <table:table-cell office:value-type="float" office:value="10.98384">
            <text:p>10.98</text:p>
          </table:table-cell>
          <table:table-cell office:value-type="float" office:value="10.78448">
            <text:p>10.78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6.96976">
            <text:p>6.97</text:p>
          </table:table-cell>
          <table:table-cell office:value-type="float" office:value="11.98432">
            <text:p>11.98</text:p>
          </table:table-cell>
          <table:table-cell office:value-type="float" office:value="11.08384">
            <text:p>11.08</text:p>
          </table:table-cell>
          <table:table-cell office:value-type="float" office:value="10.88432">
            <text:p>10.88</text:p>
          </table:table-cell>
        </table:table-row>
        <table:table-row table:style-name="ro1">
          <table:table-cell office:value-type="float" office:value="3.1584">
            <text:p>3.16</text:p>
          </table:table-cell>
          <table:table-cell office:value-type="float" office:value="6.9688">
            <text:p>6.97</text:p>
          </table:table-cell>
          <table:table-cell office:value-type="float" office:value="12.184">
            <text:p>12.18</text:p>
          </table:table-cell>
          <table:table-cell office:value-type="float" office:value="11.08384">
            <text:p>11.08</text:p>
          </table:table-cell>
          <table:table-cell office:value-type="float" office:value="10.88432">
            <text:p>10.88</text:p>
          </table:table-cell>
        </table:table-row>
        <table:table-row table:style-name="ro1">
          <table:table-cell office:value-type="float" office:value="3.15616">
            <text:p>3.16</text:p>
          </table:table-cell>
          <table:table-cell office:value-type="float" office:value="7.064">
            <text:p>7.06</text:p>
          </table:table-cell>
          <table:table-cell office:value-type="float" office:value="12.18224">
            <text:p>12.18</text:p>
          </table:table-cell>
          <table:table-cell office:value-type="float" office:value="11.28352">
            <text:p>11.28</text:p>
          </table:table-cell>
          <table:table-cell office:value-type="float" office:value="11.084">
            <text:p>11.08</text:p>
          </table:table-cell>
        </table:table-row>
        <table:table-row table:style-name="ro1">
          <table:table-cell office:value-type="float" office:value="3.15456">
            <text:p>3.15</text:p>
          </table:table-cell>
          <table:table-cell office:value-type="float" office:value="7.064">
            <text:p>7.06</text:p>
          </table:table-cell>
          <table:table-cell office:value-type="float" office:value="12.38208">
            <text:p>12.38</text:p>
          </table:table-cell>
          <table:table-cell office:value-type="float" office:value="11.28352">
            <text:p>11.28</text:p>
          </table:table-cell>
          <table:table-cell office:value-type="float" office:value="11.18384">
            <text:p>11.18</text:p>
          </table:table-cell>
        </table:table-row>
        <table:table-row table:style-name="ro1">
          <table:table-cell office:value-type="float" office:value="3.25168">
            <text:p>3.25</text:p>
          </table:table-cell>
          <table:table-cell office:value-type="float" office:value="7.26288">
            <text:p>7.26</text:p>
          </table:table-cell>
          <table:table-cell office:value-type="float" office:value="12.68144">
            <text:p>12.68</text:p>
          </table:table-cell>
          <table:table-cell office:value-type="float" office:value="11.4832">
            <text:p>11.48</text:p>
          </table:table-cell>
          <table:table-cell office:value-type="float" office:value="11.18384">
            <text:p>11.18</text:p>
          </table:table-cell>
        </table:table-row>
        <table:table-row table:style-name="ro1">
          <table:table-cell office:value-type="float" office:value="3.25008">
            <text:p>3.25</text:p>
          </table:table-cell>
          <table:table-cell office:value-type="float" office:value="7.3608">
            <text:p>7.36</text:p>
          </table:table-cell>
          <table:table-cell office:value-type="float" office:value="12.68144">
            <text:p>12.68</text:p>
          </table:table-cell>
          <table:table-cell office:value-type="float" office:value="11.68288">
            <text:p>11.68</text:p>
          </table:table-cell>
          <table:table-cell office:value-type="float" office:value="11.48336">
            <text:p>11.48</text:p>
          </table:table-cell>
        </table:table-row>
        <table:table-row table:style-name="ro1">
          <table:table-cell office:value-type="float" office:value="3.248">
            <text:p>3.25</text:p>
          </table:table-cell>
          <table:table-cell office:value-type="float" office:value="7.35712">
            <text:p>7.36</text:p>
          </table:table-cell>
          <table:table-cell office:value-type="float" office:value="12.87936">
            <text:p>12.88</text:p>
          </table:table-cell>
          <table:table-cell office:value-type="float" office:value="11.98256">
            <text:p>11.98</text:p>
          </table:table-cell>
          <table:table-cell office:value-type="float" office:value="11.5832">
            <text:p>11.58</text:p>
          </table:table-cell>
        </table:table-row>
        <table:table-row table:style-name="ro1">
          <table:table-cell office:value-type="float" office:value="3.24432">
            <text:p>3.24</text:p>
          </table:table-cell>
          <table:table-cell office:value-type="float" office:value="7.452">
            <text:p>7.45</text:p>
          </table:table-cell>
          <table:table-cell office:value-type="float" office:value="12.87936">
            <text:p>12.88</text:p>
          </table:table-cell>
          <table:table-cell office:value-type="float" office:value="12.0824">
            <text:p>12.08</text:p>
          </table:table-cell>
          <table:table-cell office:value-type="float" office:value="11.5832">
            <text:p>11.58</text:p>
          </table:table-cell>
        </table:table-row>
        <table:table-row table:style-name="ro1">
          <table:table-cell office:value-type="float" office:value="3.24048">
            <text:p>3.24</text:p>
          </table:table-cell>
          <table:table-cell office:value-type="float" office:value="7.54848">
            <text:p>7.55</text:p>
          </table:table-cell>
          <table:table-cell office:value-type="float" office:value="12.9792">
            <text:p>12.98</text:p>
          </table:table-cell>
          <table:table-cell office:value-type="float" office:value="12.0824">
            <text:p>12.08</text:p>
          </table:table-cell>
          <table:table-cell office:value-type="float" office:value="11.5832">
            <text:p>11.58</text:p>
          </table:table-cell>
        </table:table-row>
        <table:table-row table:style-name="ro1">
          <table:table-cell office:value-type="float" office:value="3.33568">
            <text:p>3.34</text:p>
          </table:table-cell>
          <table:table-cell office:value-type="float" office:value="7.64768">
            <text:p>7.65</text:p>
          </table:table-cell>
          <table:table-cell office:value-type="float" office:value="13.27872">
            <text:p>13.28</text:p>
          </table:table-cell>
          <table:table-cell office:value-type="float" office:value="12.0824">
            <text:p>12.08</text:p>
          </table:table-cell>
          <table:table-cell office:value-type="float" office:value="11.68304">
            <text:p>11.68</text:p>
          </table:table-cell>
        </table:table-row>
        <table:table-row table:style-name="ro1">
          <table:table-cell office:value-type="float" office:value="3.43232">
            <text:p>3.43</text:p>
          </table:table-cell>
          <table:table-cell office:value-type="float" office:value="7.64704">
            <text:p>7.65</text:p>
          </table:table-cell>
          <table:table-cell office:value-type="float" office:value="13.27872">
            <text:p>13.28</text:p>
          </table:table-cell>
          <table:table-cell office:value-type="float" office:value="12.28224">
            <text:p>12.28</text:p>
          </table:table-cell>
          <table:table-cell office:value-type="float" office:value="11.78112">
            <text:p>11.78</text:p>
          </table:table-cell>
        </table:table-row>
        <table:table-row table:style-name="ro1">
          <table:table-cell office:value-type="float" office:value="3.43152">
            <text:p>3.43</text:p>
          </table:table-cell>
          <table:table-cell office:value-type="float" office:value="7.84384">
            <text:p>7.84</text:p>
          </table:table-cell>
          <table:table-cell office:value-type="float" office:value="13.27872">
            <text:p>13.28</text:p>
          </table:table-cell>
          <table:table-cell office:value-type="float" office:value="12.38208">
            <text:p>12.38</text:p>
          </table:table-cell>
          <table:table-cell office:value-type="float" office:value="11.88096">
            <text:p>11.88</text:p>
          </table:table-cell>
        </table:table-row>
        <table:table-row table:style-name="ro1">
          <table:table-cell office:value-type="float" office:value="3.4304">
            <text:p>3.43</text:p>
          </table:table-cell>
          <table:table-cell office:value-type="float" office:value="8.04048">
            <text:p>8.04</text:p>
          </table:table-cell>
          <table:table-cell office:value-type="float" office:value="13.3784">
            <text:p>13.38</text:p>
          </table:table-cell>
          <table:table-cell office:value-type="float" office:value="12.58176">
            <text:p>12.58</text:p>
          </table:table-cell>
          <table:table-cell office:value-type="float" office:value="11.9808">
            <text:p>11.98</text:p>
          </table:table-cell>
        </table:table-row>
        <table:table-row table:style-name="ro1">
          <table:table-cell office:value-type="float" office:value="3.42672">
            <text:p>3.43</text:p>
          </table:table-cell>
          <table:table-cell office:value-type="float" office:value="8.13904">
            <text:p>8.14</text:p>
          </table:table-cell>
          <table:table-cell office:value-type="float" office:value="13.47824">
            <text:p>13.48</text:p>
          </table:table-cell>
          <table:table-cell office:value-type="float" office:value="12.58176">
            <text:p>12.58</text:p>
          </table:table-cell>
          <table:table-cell office:value-type="float" office:value="12.18048">
            <text:p>12.18</text:p>
          </table:table-cell>
        </table:table-row>
        <table:table-row table:style-name="ro1">
          <table:table-cell office:value-type="float" office:value="3.424">
            <text:p>3.42</text:p>
          </table:table-cell>
          <table:table-cell office:value-type="float" office:value="8.23616">
            <text:p>8.24</text:p>
          </table:table-cell>
          <table:table-cell office:value-type="float" office:value="13.57824">
            <text:p>13.58</text:p>
          </table:table-cell>
          <table:table-cell office:value-type="float" office:value="12.7816">
            <text:p>12.78</text:p>
          </table:table-cell>
          <table:table-cell office:value-type="float" office:value="12.38016">
            <text:p>12.38</text:p>
          </table:table-cell>
        </table:table-row>
        <table:table-row table:style-name="ro1">
          <table:table-cell office:value-type="float" office:value="3.42032">
            <text:p>3.42</text:p>
          </table:table-cell>
          <table:table-cell office:value-type="float" office:value="8.33152">
            <text:p>8.33</text:p>
          </table:table-cell>
          <table:table-cell office:value-type="float" office:value="13.57824">
            <text:p>13.58</text:p>
          </table:table-cell>
          <table:table-cell office:value-type="float" office:value="12.88144">
            <text:p>12.88</text:p>
          </table:table-cell>
          <table:table-cell office:value-type="float" office:value="12.57984">
            <text:p>12.58</text:p>
          </table:table-cell>
        </table:table-row>
        <table:table-row table:style-name="ro1">
          <table:table-cell office:value-type="float" office:value="3.41776">
            <text:p>3.42</text:p>
          </table:table-cell>
          <table:table-cell office:value-type="float" office:value="8.42848">
            <text:p>8.43</text:p>
          </table:table-cell>
          <table:table-cell office:value-type="float" office:value="13.57824">
            <text:p>13.58</text:p>
          </table:table-cell>
          <table:table-cell office:value-type="float" office:value="12.98128">
            <text:p>12.98</text:p>
          </table:table-cell>
          <table:table-cell office:value-type="float" office:value="12.67968">
            <text:p>12.68</text:p>
          </table:table-cell>
        </table:table-row>
        <table:table-row table:style-name="ro1">
          <table:table-cell office:value-type="float" office:value="3.41376">
            <text:p>3.41</text:p>
          </table:table-cell>
          <table:table-cell office:value-type="float" office:value="8.72432">
            <text:p>8.72</text:p>
          </table:table-cell>
          <table:table-cell office:value-type="float" office:value="13.87792">
            <text:p>13.88</text:p>
          </table:table-cell>
          <table:table-cell office:value-type="float" office:value="13.08112">
            <text:p>13.08</text:p>
          </table:table-cell>
          <table:table-cell office:value-type="float" office:value="12.67968">
            <text:p>12.68</text:p>
          </table:table-cell>
        </table:table-row>
        <table:table-row table:style-name="ro1">
          <table:table-cell office:value-type="float" office:value="3.4112">
            <text:p>3.41</text:p>
          </table:table-cell>
          <table:table-cell office:value-type="float" office:value="8.92128">
            <text:p>8.92</text:p>
          </table:table-cell>
          <table:table-cell office:value-type="float" office:value="14.07744">
            <text:p>14.08</text:p>
          </table:table-cell>
          <table:table-cell office:value-type="float" office:value="13.2808">
            <text:p>13.28</text:p>
          </table:table-cell>
          <table:table-cell office:value-type="float" office:value="12.77952">
            <text:p>12.78</text:p>
          </table:table-cell>
        </table:table-row>
        <table:table-row table:style-name="ro1">
          <table:table-cell office:value-type="float" office:value="3.40976">
            <text:p>3.41</text:p>
          </table:table-cell>
          <table:table-cell office:value-type="float" office:value="9.0168">
            <text:p>9.02</text:p>
          </table:table-cell>
          <table:table-cell office:value-type="float" office:value="14.07744">
            <text:p>14.08</text:p>
          </table:table-cell>
          <table:table-cell office:value-type="float" office:value="13.38064">
            <text:p>13.38</text:p>
          </table:table-cell>
          <table:table-cell office:value-type="float" office:value="12.87936">
            <text:p>12.88</text:p>
          </table:table-cell>
        </table:table-row>
        <table:table-row table:style-name="ro1">
          <table:table-cell office:value-type="float" office:value="3.60288">
            <text:p>3.6</text:p>
          </table:table-cell>
          <table:table-cell office:value-type="float" office:value="9.2104">
            <text:p>9.21</text:p>
          </table:table-cell>
          <table:table-cell office:value-type="float" office:value="14.07536">
            <text:p>14.08</text:p>
          </table:table-cell>
          <table:table-cell office:value-type="float" office:value="13.48048">
            <text:p>13.48</text:p>
          </table:table-cell>
          <table:table-cell office:value-type="float" office:value="12.9792">
            <text:p>12.98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9.30416">
            <text:p>9.3</text:p>
          </table:table-cell>
          <table:table-cell office:value-type="float" office:value="14.07536">
            <text:p>14.08</text:p>
          </table:table-cell>
          <table:table-cell office:value-type="float" office:value="13.4784">
            <text:p>13.48</text:p>
          </table:table-cell>
          <table:table-cell office:value-type="float" office:value="13.17888">
            <text:p>13.18</text:p>
          </table:table-cell>
        </table:table-row>
        <table:table-row table:style-name="ro1">
          <table:table-cell office:value-type="float" office:value="3.69424">
            <text:p>3.69</text:p>
          </table:table-cell>
          <table:table-cell office:value-type="float" office:value="9.39984">
            <text:p>9.4</text:p>
          </table:table-cell>
          <table:table-cell office:value-type="float" office:value="14.07536">
            <text:p>14.08</text:p>
          </table:table-cell>
          <table:table-cell office:value-type="float" office:value="13.67808">
            <text:p>13.68</text:p>
          </table:table-cell>
          <table:table-cell office:value-type="float" office:value="13.27872">
            <text:p>13.28</text:p>
          </table:table-cell>
        </table:table-row>
        <table:table-row table:style-name="ro1">
          <table:table-cell office:value-type="float" office:value="3.6888">
            <text:p>3.69</text:p>
          </table:table-cell>
          <table:table-cell office:value-type="float" office:value="9.39808">
            <text:p>9.4</text:p>
          </table:table-cell>
          <table:table-cell office:value-type="float" office:value="14.27488">
            <text:p>14.27</text:p>
          </table:table-cell>
          <table:table-cell office:value-type="float" office:value="13.77792">
            <text:p>13.78</text:p>
          </table:table-cell>
          <table:table-cell office:value-type="float" office:value="13.37856">
            <text:p>13.38</text:p>
          </table:table-cell>
        </table:table-row>
        <table:table-row table:style-name="ro1">
          <table:table-cell office:value-type="float" office:value="3.68464">
            <text:p>3.68</text:p>
          </table:table-cell>
          <table:table-cell office:value-type="float" office:value="9.49696">
            <text:p>9.5</text:p>
          </table:table-cell>
          <table:table-cell office:value-type="float" office:value="14.37488">
            <text:p>14.37</text:p>
          </table:table-cell>
          <table:table-cell office:value-type="float" office:value="14.07744">
            <text:p>14.08</text:p>
          </table:table-cell>
          <table:table-cell office:value-type="float" office:value="13.4784">
            <text:p>13.48</text:p>
          </table:table-cell>
        </table:table-row>
        <table:table-row table:style-name="ro1">
          <table:table-cell office:value-type="float" office:value="3.87344">
            <text:p>3.87</text:p>
          </table:table-cell>
          <table:table-cell office:value-type="float" office:value="9.59312">
            <text:p>9.59</text:p>
          </table:table-cell>
          <table:table-cell office:value-type="float" office:value="14.37488">
            <text:p>14.37</text:p>
          </table:table-cell>
          <table:table-cell office:value-type="float" office:value="14.07744">
            <text:p>14.08</text:p>
          </table:table-cell>
          <table:table-cell office:value-type="float" office:value="13.67808">
            <text:p>13.68</text:p>
          </table:table-cell>
        </table:table-row>
        <table:table-row table:style-name="ro1">
          <table:table-cell office:value-type="float" office:value="3.8696">
            <text:p>3.87</text:p>
          </table:table-cell>
          <table:table-cell office:value-type="float" office:value="9.8896">
            <text:p>9.89</text:p>
          </table:table-cell>
          <table:table-cell office:value-type="float" office:value="14.47472">
            <text:p>14.47</text:p>
          </table:table-cell>
          <table:table-cell office:value-type="float" office:value="14.27712">
            <text:p>14.28</text:p>
          </table:table-cell>
          <table:table-cell office:value-type="float" office:value="13.67808">
            <text:p>13.68</text:p>
          </table:table-cell>
        </table:table-row>
        <table:table-row table:style-name="ro1">
          <table:table-cell office:value-type="float" office:value="3.86608">
            <text:p>3.87</text:p>
          </table:table-cell>
          <table:table-cell office:value-type="float" office:value="9.984">
            <text:p>9.98</text:p>
          </table:table-cell>
          <table:table-cell office:value-type="float" office:value="14.57456">
            <text:p>14.57</text:p>
          </table:table-cell>
          <table:table-cell office:value-type="float" office:value="14.27712">
            <text:p>14.28</text:p>
          </table:table-cell>
          <table:table-cell office:value-type="float" office:value="13.77792">
            <text:p>13.78</text:p>
          </table:table-cell>
        </table:table-row>
        <table:table-row table:style-name="ro1">
          <table:table-cell office:value-type="float" office:value="3.8632">
            <text:p>3.86</text:p>
          </table:table-cell>
          <table:table-cell office:value-type="float" office:value="10.17344">
            <text:p>10.17</text:p>
          </table:table-cell>
          <table:table-cell office:value-type="float" office:value="14.87408">
            <text:p>14.87</text:p>
          </table:table-cell>
          <table:table-cell office:value-type="float" office:value="14.37696">
            <text:p>14.38</text:p>
          </table:table-cell>
          <table:table-cell office:value-type="float" office:value="13.9776">
            <text:p>13.98</text:p>
          </table:table-cell>
        </table:table-row>
        <table:table-row table:style-name="ro1">
          <table:table-cell office:value-type="float" office:value="3.86064">
            <text:p>3.86</text:p>
          </table:table-cell>
          <table:table-cell office:value-type="float" office:value="10.2712">
            <text:p>10.27</text:p>
          </table:table-cell>
          <table:table-cell office:value-type="float" office:value="14.97376">
            <text:p>14.97</text:p>
          </table:table-cell>
          <table:table-cell office:value-type="float" office:value="14.57664">
            <text:p>14.58</text:p>
          </table:table-cell>
          <table:table-cell office:value-type="float" office:value="13.9776">
            <text:p>13.98</text:p>
          </table:table-cell>
        </table:table-row>
        <table:table-row table:style-name="ro1">
          <table:table-cell office:value-type="float" office:value="3.85648">
            <text:p>3.86</text:p>
          </table:table-cell>
          <table:table-cell office:value-type="float" office:value="10.46288">
            <text:p>10.46</text:p>
          </table:table-cell>
          <table:table-cell office:value-type="float" office:value="14.97376">
            <text:p>14.97</text:p>
          </table:table-cell>
          <table:table-cell office:value-type="float" office:value="14.67648">
            <text:p>14.68</text:p>
          </table:table-cell>
          <table:table-cell office:value-type="float" office:value="14.27712">
            <text:p>14.28</text:p>
          </table:table-cell>
        </table:table-row>
        <table:table-row table:style-name="ro1">
          <table:table-cell office:value-type="float" office:value="3.85456">
            <text:p>3.85</text:p>
          </table:table-cell>
          <table:table-cell office:value-type="float" office:value="10.45904">
            <text:p>10.46</text:p>
          </table:table-cell>
          <table:table-cell office:value-type="float" office:value="14.97376">
            <text:p>14.97</text:p>
          </table:table-cell>
          <table:table-cell office:value-type="float" office:value="14.67648">
            <text:p>14.68</text:p>
          </table:table-cell>
          <table:table-cell office:value-type="float" office:value="14.37696">
            <text:p>14.38</text:p>
          </table:table-cell>
        </table:table-row>
        <table:table-row table:style-name="ro1">
          <table:table-cell office:value-type="float" office:value="3.85168">
            <text:p>3.85</text:p>
          </table:table-cell>
          <table:table-cell office:value-type="float" office:value="10.652">
            <text:p>10.65</text:p>
          </table:table-cell>
          <table:table-cell office:value-type="float" office:value="15.27328">
            <text:p>15.27</text:p>
          </table:table-cell>
          <table:table-cell office:value-type="float" office:value="14.77632">
            <text:p>14.78</text:p>
          </table:table-cell>
          <table:table-cell office:value-type="float" office:value="14.37696">
            <text:p>14.38</text:p>
          </table:table-cell>
        </table:table-row>
        <table:table-row table:style-name="ro1">
          <table:table-cell office:value-type="float" office:value="3.84704">
            <text:p>3.85</text:p>
          </table:table-cell>
          <table:table-cell office:value-type="float" office:value="10.84672">
            <text:p>10.85</text:p>
          </table:table-cell>
          <table:table-cell office:value-type="float" office:value="15.47296">
            <text:p>15.47</text:p>
          </table:table-cell>
          <table:table-cell office:value-type="float" office:value="14.87616">
            <text:p>14.88</text:p>
          </table:table-cell>
          <table:table-cell office:value-type="float" office:value="14.4768">
            <text:p>14.48</text:p>
          </table:table-cell>
        </table:table-row>
        <table:table-row table:style-name="ro1">
          <table:table-cell office:value-type="float" office:value="3.84288">
            <text:p>3.84</text:p>
          </table:table-cell>
          <table:table-cell office:value-type="float" office:value="11.04176">
            <text:p>11.04</text:p>
          </table:table-cell>
          <table:table-cell office:value-type="float" office:value="15.6672">
            <text:p>15.67</text:p>
          </table:table-cell>
          <table:table-cell office:value-type="float" office:value="14.976">
            <text:p>14.98</text:p>
          </table:table-cell>
          <table:table-cell office:value-type="float" office:value="14.67648">
            <text:p>14.68</text:p>
          </table:table-cell>
        </table:table-row>
        <table:table-row table:style-name="ro1">
          <table:table-cell office:value-type="float" office:value="3.83792">
            <text:p>3.84</text:p>
          </table:table-cell>
          <table:table-cell office:value-type="float" office:value="11.1392">
            <text:p>11.14</text:p>
          </table:table-cell>
          <table:table-cell office:value-type="float" office:value="15.76704">
            <text:p>15.77</text:p>
          </table:table-cell>
          <table:table-cell office:value-type="float" office:value="15.17568">
            <text:p>15.18</text:p>
          </table:table-cell>
          <table:table-cell office:value-type="float" office:value="14.67648">
            <text:p>14.68</text:p>
          </table:table-cell>
        </table:table-row>
        <table:table-row table:style-name="ro1">
          <table:table-cell office:value-type="float" office:value="3.8328">
            <text:p>3.83</text:p>
          </table:table-cell>
          <table:table-cell office:value-type="float" office:value="11.53152">
            <text:p>11.53</text:p>
          </table:table-cell>
          <table:table-cell office:value-type="float" office:value="15.76704">
            <text:p>15.77</text:p>
          </table:table-cell>
          <table:table-cell office:value-type="float" office:value="15.17568">
            <text:p>15.18</text:p>
          </table:table-cell>
          <table:table-cell office:value-type="float" office:value="14.77632">
            <text:p>14.78</text:p>
          </table:table-cell>
        </table:table-row>
        <table:table-row table:style-name="ro1">
          <table:table-cell office:value-type="float" office:value="3.92416">
            <text:p>3.92</text:p>
          </table:table-cell>
          <table:table-cell office:value-type="float" office:value="11.72912">
            <text:p>11.73</text:p>
          </table:table-cell>
          <table:table-cell office:value-type="float" office:value="15.96672">
            <text:p>15.97</text:p>
          </table:table-cell>
          <table:table-cell office:value-type="float" office:value="15.27552">
            <text:p>15.28</text:p>
          </table:table-cell>
          <table:table-cell office:value-type="float" office:value="14.976">
            <text:p>14.98</text:p>
          </table:table-cell>
        </table:table-row>
        <table:table-row table:style-name="ro1">
          <table:table-cell office:value-type="float" office:value="3.92048">
            <text:p>3.92</text:p>
          </table:table-cell>
          <table:table-cell office:value-type="float" office:value="11.81312">
            <text:p>11.81</text:p>
          </table:table-cell>
          <table:table-cell office:value-type="float" office:value="15.96672">
            <text:p>15.97</text:p>
          </table:table-cell>
          <table:table-cell office:value-type="float" office:value="15.37536">
            <text:p>15.38</text:p>
          </table:table-cell>
          <table:table-cell office:value-type="float" office:value="14.976">
            <text:p>14.98</text:p>
          </table:table-cell>
        </table:table-row>
        <table:table-row table:style-name="ro1">
          <table:table-cell office:value-type="float" office:value="3.91888">
            <text:p>3.92</text:p>
          </table:table-cell>
          <table:table-cell office:value-type="float" office:value="11.90624">
            <text:p>11.91</text:p>
          </table:table-cell>
          <table:table-cell office:value-type="float" office:value="16.06656">
            <text:p>16.07</text:p>
          </table:table-cell>
          <table:table-cell office:value-type="float" office:value="15.57504">
            <text:p>15.58</text:p>
          </table:table-cell>
          <table:table-cell office:value-type="float" office:value="15.17568">
            <text:p>15.18</text:p>
          </table:table-cell>
        </table:table-row>
        <table:table-row table:style-name="ro1">
          <table:table-cell office:value-type="float" office:value="3.91296">
            <text:p>3.91</text:p>
          </table:table-cell>
          <table:table-cell office:value-type="float" office:value="12.09472">
            <text:p>12.09</text:p>
          </table:table-cell>
          <table:table-cell office:value-type="float" office:value="16.16624">
            <text:p>16.17</text:p>
          </table:table-cell>
          <table:table-cell office:value-type="float" office:value="15.67488">
            <text:p>15.67</text:p>
          </table:table-cell>
          <table:table-cell office:value-type="float" office:value="15.17568">
            <text:p>15.18</text:p>
          </table:table-cell>
        </table:table-row>
        <table:table-row table:style-name="ro1">
          <table:table-cell office:value-type="float" office:value="3.908">
            <text:p>3.91</text:p>
          </table:table-cell>
          <table:table-cell office:value-type="float" office:value="12.18544">
            <text:p>12.19</text:p>
          </table:table-cell>
          <table:table-cell office:value-type="float" office:value="16.26608">
            <text:p>16.27</text:p>
          </table:table-cell>
          <table:table-cell office:value-type="float" office:value="15.67488">
            <text:p>15.67</text:p>
          </table:table-cell>
          <table:table-cell office:value-type="float" office:value="15.17568">
            <text:p>15.18</text:p>
          </table:table-cell>
        </table:table-row>
        <table:table-row table:style-name="ro1">
          <table:table-cell office:value-type="float" office:value="3.90336">
            <text:p>3.9</text:p>
          </table:table-cell>
          <table:table-cell office:value-type="float" office:value="12.2824">
            <text:p>12.28</text:p>
          </table:table-cell>
          <table:table-cell office:value-type="float" office:value="16.46544">
            <text:p>16.47</text:p>
          </table:table-cell>
          <table:table-cell office:value-type="float" office:value="15.67488">
            <text:p>15.67</text:p>
          </table:table-cell>
          <table:table-cell office:value-type="float" office:value="15.37536">
            <text:p>15.38</text:p>
          </table:table-cell>
        </table:table-row>
        <table:table-row table:style-name="ro1">
          <table:table-cell office:value-type="float" office:value="3.89776">
            <text:p>3.9</text:p>
          </table:table-cell>
          <table:table-cell office:value-type="float" office:value="12.37904">
            <text:p>12.38</text:p>
          </table:table-cell>
          <table:table-cell office:value-type="float" office:value="16.56528">
            <text:p>16.57</text:p>
          </table:table-cell>
          <table:table-cell office:value-type="float" office:value="15.9744">
            <text:p>15.97</text:p>
          </table:table-cell>
          <table:table-cell office:value-type="float" office:value="15.37536">
            <text:p>15.38</text:p>
          </table:table-cell>
        </table:table-row>
        <table:table-row table:style-name="ro1">
          <table:table-cell office:value-type="float" office:value="3.89568">
            <text:p>3.9</text:p>
          </table:table-cell>
          <table:table-cell office:value-type="float" office:value="12.47504">
            <text:p>12.48</text:p>
          </table:table-cell>
          <table:table-cell office:value-type="float" office:value="16.56528">
            <text:p>16.57</text:p>
          </table:table-cell>
          <table:table-cell office:value-type="float" office:value="15.9744">
            <text:p>15.97</text:p>
          </table:table-cell>
          <table:table-cell office:value-type="float" office:value="15.4752">
            <text:p>15.48</text:p>
          </table:table-cell>
        </table:table-row>
        <table:table-row table:style-name="ro1">
          <table:table-cell office:value-type="float" office:value="3.98448">
            <text:p>3.98</text:p>
          </table:table-cell>
          <table:table-cell office:value-type="float" office:value="12.472">
            <text:p>12.47</text:p>
          </table:table-cell>
          <table:table-cell office:value-type="float" office:value="16.96432">
            <text:p>16.96</text:p>
          </table:table-cell>
          <table:table-cell office:value-type="float" office:value="16.27392">
            <text:p>16.27</text:p>
          </table:table-cell>
          <table:table-cell office:value-type="float" office:value="15.4752">
            <text:p>15.48</text:p>
          </table:table-cell>
        </table:table-row>
        <table:table-row table:style-name="ro1">
          <table:table-cell office:value-type="float" office:value="4.07312">
            <text:p>4.07</text:p>
          </table:table-cell>
          <table:table-cell office:value-type="float" office:value="12.6624">
            <text:p>12.66</text:p>
          </table:table-cell>
          <table:table-cell office:value-type="float" office:value="17.26384">
            <text:p>17.26</text:p>
          </table:table-cell>
          <table:table-cell office:value-type="float" office:value="16.37376">
            <text:p>16.37</text:p>
          </table:table-cell>
          <table:table-cell office:value-type="float" office:value="15.77472">
            <text:p>15.77</text:p>
          </table:table-cell>
        </table:table-row>
        <table:table-row table:style-name="ro1">
          <table:table-cell office:value-type="float" office:value="4.07312">
            <text:p>4.07</text:p>
          </table:table-cell>
          <table:table-cell office:value-type="float" office:value="12.7552">
            <text:p>12.76</text:p>
          </table:table-cell>
          <table:table-cell office:value-type="float" office:value="17.26384">
            <text:p>17.26</text:p>
          </table:table-cell>
          <table:table-cell office:value-type="float" office:value="16.37376">
            <text:p>16.37</text:p>
          </table:table-cell>
          <table:table-cell office:value-type="float" office:value="15.9744">
            <text:p>15.97</text:p>
          </table:table-cell>
        </table:table-row>
        <table:table-row table:style-name="ro1">
          <table:table-cell office:value-type="float" office:value="4.06832">
            <text:p>4.07</text:p>
          </table:table-cell>
          <table:table-cell office:value-type="float" office:value="12.75408">
            <text:p>12.75</text:p>
          </table:table-cell>
          <table:table-cell office:value-type="float" office:value="17.4608">
            <text:p>17.46</text:p>
          </table:table-cell>
          <table:table-cell office:value-type="float" office:value="16.37376">
            <text:p>16.37</text:p>
          </table:table-cell>
          <table:table-cell office:value-type="float" office:value="15.9744">
            <text:p>15.97</text:p>
          </table:table-cell>
        </table:table-row>
        <table:table-row table:style-name="ro1">
          <table:table-cell office:value-type="float" office:value="4.06336">
            <text:p>4.06</text:p>
          </table:table-cell>
          <table:table-cell office:value-type="float" office:value="12.8512">
            <text:p>12.85</text:p>
          </table:table-cell>
          <table:table-cell office:value-type="float" office:value="17.56048">
            <text:p>17.56</text:p>
          </table:table-cell>
          <table:table-cell office:value-type="float" office:value="16.37376">
            <text:p>16.37</text:p>
          </table:table-cell>
          <table:table-cell office:value-type="float" office:value="16.07424">
            <text:p>16.07</text:p>
          </table:table-cell>
        </table:table-row>
        <table:table-row table:style-name="ro1">
          <table:table-cell office:value-type="float" office:value="4.0608">
            <text:p>4.06</text:p>
          </table:table-cell>
          <table:table-cell office:value-type="float" office:value="12.84896">
            <text:p>12.85</text:p>
          </table:table-cell>
          <table:table-cell office:value-type="float" office:value="17.75984">
            <text:p>17.76</text:p>
          </table:table-cell>
          <table:table-cell office:value-type="float" office:value="16.57344">
            <text:p>16.57</text:p>
          </table:table-cell>
          <table:table-cell office:value-type="float" office:value="16.17408">
            <text:p>16.17</text:p>
          </table:table-cell>
        </table:table-row>
        <table:table-row table:style-name="ro1">
          <table:table-cell office:value-type="float" office:value="4.05584">
            <text:p>4.06</text:p>
          </table:table-cell>
          <table:table-cell office:value-type="float" office:value="13.04096">
            <text:p>13.04</text:p>
          </table:table-cell>
          <table:table-cell office:value-type="float" office:value="17.75696">
            <text:p>17.76</text:p>
          </table:table-cell>
          <table:table-cell office:value-type="float" office:value="16.67328">
            <text:p>16.67</text:p>
          </table:table-cell>
          <table:table-cell office:value-type="float" office:value="16.27392">
            <text:p>16.27</text:p>
          </table:table-cell>
        </table:table-row>
        <table:table-row table:style-name="ro1">
          <table:table-cell office:value-type="float" office:value="4.04832">
            <text:p>4.05</text:p>
          </table:table-cell>
          <table:table-cell office:value-type="float" office:value="13.32464">
            <text:p>13.32</text:p>
          </table:table-cell>
          <table:table-cell office:value-type="float" office:value="17.95648">
            <text:p>17.96</text:p>
          </table:table-cell>
          <table:table-cell office:value-type="float" office:value="16.77312">
            <text:p>16.77</text:p>
          </table:table-cell>
          <table:table-cell office:value-type="float" office:value="16.37376">
            <text:p>16.37</text:p>
          </table:table-cell>
        </table:table-row>
        <table:table-row table:style-name="ro1">
          <table:table-cell office:value-type="float" office:value="4.04304">
            <text:p>4.04</text:p>
          </table:table-cell>
          <table:table-cell office:value-type="float" office:value="13.41008">
            <text:p>13.41</text:p>
          </table:table-cell>
          <table:table-cell office:value-type="float" office:value="18.05632">
            <text:p>18.06</text:p>
          </table:table-cell>
          <table:table-cell office:value-type="float" office:value="16.87296">
            <text:p>16.87</text:p>
          </table:table-cell>
          <table:table-cell office:value-type="float" office:value="16.57344">
            <text:p>16.57</text:p>
          </table:table-cell>
        </table:table-row>
        <table:table-row table:style-name="ro1">
          <table:table-cell office:value-type="float" office:value="4.03936">
            <text:p>4.04</text:p>
          </table:table-cell>
          <table:table-cell office:value-type="float" office:value="13.50704">
            <text:p>13.51</text:p>
          </table:table-cell>
          <table:table-cell office:value-type="float" office:value="18.25552">
            <text:p>18.26</text:p>
          </table:table-cell>
          <table:table-cell office:value-type="float" office:value="17.07264">
            <text:p>17.07</text:p>
          </table:table-cell>
          <table:table-cell office:value-type="float" office:value="16.67328">
            <text:p>16.67</text:p>
          </table:table-cell>
        </table:table-row>
        <table:table-row table:style-name="ro1">
          <table:table-cell office:value-type="float" office:value="4.03648">
            <text:p>4.04</text:p>
          </table:table-cell>
          <table:table-cell office:value-type="float" office:value="13.69984">
            <text:p>13.7</text:p>
          </table:table-cell>
          <table:table-cell office:value-type="float" office:value="18.55472">
            <text:p>18.55</text:p>
          </table:table-cell>
          <table:table-cell office:value-type="float" office:value="17.17248">
            <text:p>17.17</text:p>
          </table:table-cell>
          <table:table-cell office:value-type="float" office:value="16.67328">
            <text:p>16.67</text:p>
          </table:table-cell>
        </table:table-row>
        <table:table-row table:style-name="ro1">
          <table:table-cell office:value-type="float" office:value="4.22128">
            <text:p>4.22</text:p>
          </table:table-cell>
          <table:table-cell office:value-type="float" office:value="13.7992">
            <text:p>13.8</text:p>
          </table:table-cell>
          <table:table-cell office:value-type="float" office:value="18.65456">
            <text:p>18.65</text:p>
          </table:table-cell>
          <table:table-cell office:value-type="float" office:value="17.27232">
            <text:p>17.27</text:p>
          </table:table-cell>
          <table:table-cell office:value-type="float" office:value="16.77312">
            <text:p>16.77</text:p>
          </table:table-cell>
        </table:table-row>
        <table:table-row table:style-name="ro1">
          <table:table-cell office:value-type="float" office:value="4.21776">
            <text:p>4.22</text:p>
          </table:table-cell>
          <table:table-cell office:value-type="float" office:value="13.98224">
            <text:p>13.98</text:p>
          </table:table-cell>
          <table:table-cell office:value-type="float" office:value="18.7544">
            <text:p>18.75</text:p>
          </table:table-cell>
          <table:table-cell office:value-type="float" office:value="17.27232">
            <text:p>17.27</text:p>
          </table:table-cell>
          <table:table-cell office:value-type="float" office:value="16.9728">
            <text:p>16.97</text:p>
          </table:table-cell>
        </table:table-row>
        <table:table-row table:style-name="ro1">
          <table:table-cell office:value-type="float" office:value="4.216">
            <text:p>4.22</text:p>
          </table:table-cell>
          <table:table-cell office:value-type="float" office:value="14.17552">
            <text:p>14.18</text:p>
          </table:table-cell>
          <table:table-cell office:value-type="float" office:value="19.0536">
            <text:p>19.05</text:p>
          </table:table-cell>
          <table:table-cell office:value-type="float" office:value="17.37216">
            <text:p>17.37</text:p>
          </table:table-cell>
          <table:table-cell office:value-type="float" office:value="17.17248">
            <text:p>17.17</text:p>
          </table:table-cell>
        </table:table-row>
        <table:table-row table:style-name="ro1">
          <table:table-cell office:value-type="float" office:value="4.2104">
            <text:p>4.21</text:p>
          </table:table-cell>
          <table:table-cell office:value-type="float" office:value="14.17328">
            <text:p>14.17</text:p>
          </table:table-cell>
          <table:table-cell office:value-type="float" office:value="19.3528">
            <text:p>19.35</text:p>
          </table:table-cell>
          <table:table-cell office:value-type="float" office:value="17.37216">
            <text:p>17.37</text:p>
          </table:table-cell>
          <table:table-cell office:value-type="float" office:value="17.27232">
            <text:p>17.27</text:p>
          </table:table-cell>
        </table:table-row>
        <table:table-row table:style-name="ro1">
          <table:table-cell office:value-type="float" office:value="4.20512">
            <text:p>4.21</text:p>
          </table:table-cell>
          <table:table-cell office:value-type="float" office:value="14.46176">
            <text:p>14.46</text:p>
          </table:table-cell>
          <table:table-cell office:value-type="float" office:value="19.3528">
            <text:p>19.35</text:p>
          </table:table-cell>
          <table:table-cell office:value-type="float" office:value="17.67168">
            <text:p>17.67</text:p>
          </table:table-cell>
          <table:table-cell office:value-type="float" office:value="17.27232">
            <text:p>17.27</text:p>
          </table:table-cell>
        </table:table-row>
        <table:table-row table:style-name="ro1">
          <table:table-cell office:value-type="float" office:value="4.19872">
            <text:p>4.2</text:p>
          </table:table-cell>
          <table:table-cell office:value-type="float" office:value="14.55824">
            <text:p>14.56</text:p>
          </table:table-cell>
          <table:table-cell office:value-type="float" office:value="19.45248">
            <text:p>19.45</text:p>
          </table:table-cell>
          <table:table-cell office:value-type="float" office:value="17.77152">
            <text:p>17.77</text:p>
          </table:table-cell>
          <table:table-cell office:value-type="float" office:value="17.67168">
            <text:p>17.67</text:p>
          </table:table-cell>
        </table:table-row>
        <table:table-row table:style-name="ro1">
          <table:table-cell office:value-type="float" office:value="4.192">
            <text:p>4.19</text:p>
          </table:table-cell>
          <table:table-cell office:value-type="float" office:value="14.55232">
            <text:p>14.55</text:p>
          </table:table-cell>
          <table:table-cell office:value-type="float" office:value="19.75184">
            <text:p>19.75</text:p>
          </table:table-cell>
          <table:table-cell office:value-type="float" office:value="17.9712">
            <text:p>17.97</text:p>
          </table:table-cell>
          <table:table-cell office:value-type="float" office:value="17.67168">
            <text:p>17.67</text:p>
          </table:table-cell>
        </table:table-row>
        <table:table-row table:style-name="ro1">
          <table:table-cell office:value-type="float" office:value="4.28048">
            <text:p>4.28</text:p>
          </table:table-cell>
          <table:table-cell office:value-type="float" office:value="14.65104">
            <text:p>14.65</text:p>
          </table:table-cell>
          <table:table-cell office:value-type="float" office:value="19.75184">
            <text:p>19.75</text:p>
          </table:table-cell>
          <table:table-cell office:value-type="float" office:value="17.9712">
            <text:p>17.97</text:p>
          </table:table-cell>
          <table:table-cell office:value-type="float" office:value="17.87136">
            <text:p>17.87</text:p>
          </table:table-cell>
        </table:table-row>
        <table:table-row table:style-name="ro1">
          <table:table-cell office:value-type="float" office:value="4.27664">
            <text:p>4.28</text:p>
          </table:table-cell>
          <table:table-cell office:value-type="float" office:value="14.74416">
            <text:p>14.74</text:p>
          </table:table-cell>
          <table:table-cell office:value-type="float" office:value="19.84896">
            <text:p>19.85</text:p>
          </table:table-cell>
          <table:table-cell office:value-type="float" office:value="18.27072">
            <text:p>18.27</text:p>
          </table:table-cell>
          <table:table-cell office:value-type="float" office:value="17.9712">
            <text:p>17.97</text:p>
          </table:table-cell>
        </table:table-row>
        <table:table-row table:style-name="ro1">
          <table:table-cell office:value-type="float" office:value="4.36544">
            <text:p>4.37</text:p>
          </table:table-cell>
          <table:table-cell office:value-type="float" office:value="14.74416">
            <text:p>14.74</text:p>
          </table:table-cell>
          <table:table-cell office:value-type="float" office:value="20.04304">
            <text:p>20.04</text:p>
          </table:table-cell>
          <table:table-cell office:value-type="float" office:value="18.37056">
            <text:p>18.37</text:p>
          </table:table-cell>
          <table:table-cell office:value-type="float" office:value="18.17088">
            <text:p>18.17</text:p>
          </table:table-cell>
        </table:table-row>
        <table:table-row table:style-name="ro1">
          <table:table-cell office:value-type="float" office:value="4.35888">
            <text:p>4.36</text:p>
          </table:table-cell>
          <table:table-cell office:value-type="float" office:value="14.73904">
            <text:p>14.74</text:p>
          </table:table-cell>
          <table:table-cell office:value-type="float" office:value="20.34208">
            <text:p>20.34</text:p>
          </table:table-cell>
          <table:table-cell office:value-type="float" office:value="18.57024">
            <text:p>18.57</text:p>
          </table:table-cell>
          <table:table-cell office:value-type="float" office:value="18.4704">
            <text:p>18.47</text:p>
          </table:table-cell>
        </table:table-row>
        <table:table-row table:style-name="ro1">
          <table:table-cell office:value-type="float" office:value="4.35088">
            <text:p>4.35</text:p>
          </table:table-cell>
          <table:table-cell office:value-type="float" office:value="14.83632">
            <text:p>14.84</text:p>
          </table:table-cell>
          <table:table-cell office:value-type="float" office:value="20.44192">
            <text:p>20.44</text:p>
          </table:table-cell>
          <table:table-cell office:value-type="float" office:value="18.67008">
            <text:p>18.67</text:p>
          </table:table-cell>
          <table:table-cell office:value-type="float" office:value="18.4704">
            <text:p>18.47</text:p>
          </table:table-cell>
        </table:table-row>
        <table:table-row table:style-name="ro1">
          <table:table-cell office:value-type="float" office:value="4.34592">
            <text:p>4.35</text:p>
          </table:table-cell>
          <table:table-cell office:value-type="float" office:value="14.83056">
            <text:p>14.83</text:p>
          </table:table-cell>
          <table:table-cell office:value-type="float" office:value="20.53824">
            <text:p>20.54</text:p>
          </table:table-cell>
          <table:table-cell office:value-type="float" office:value="18.76992">
            <text:p>18.77</text:p>
          </table:table-cell>
          <table:table-cell office:value-type="float" office:value="18.4704">
            <text:p>18.47</text:p>
          </table:table-cell>
        </table:table-row>
        <table:table-row table:style-name="ro1">
          <table:table-cell office:value-type="float" office:value="4.33904">
            <text:p>4.34</text:p>
          </table:table-cell>
          <table:table-cell office:value-type="float" office:value="14.82816">
            <text:p>14.83</text:p>
          </table:table-cell>
          <table:table-cell office:value-type="float" office:value="20.73792">
            <text:p>20.74</text:p>
          </table:table-cell>
          <table:table-cell office:value-type="float" office:value="18.76992">
            <text:p>18.77</text:p>
          </table:table-cell>
          <table:table-cell office:value-type="float" office:value="18.4704">
            <text:p>18.47</text:p>
          </table:table-cell>
        </table:table-row>
        <table:table-row table:style-name="ro1">
          <table:table-cell office:value-type="float" office:value="4.33088">
            <text:p>4.33</text:p>
          </table:table-cell>
          <table:table-cell office:value-type="float" office:value="15.02016">
            <text:p>15.02</text:p>
          </table:table-cell>
          <table:table-cell office:value-type="float" office:value="20.93376">
            <text:p>20.93</text:p>
          </table:table-cell>
          <table:table-cell office:value-type="float" office:value="18.9696">
            <text:p>18.97</text:p>
          </table:table-cell>
          <table:table-cell office:value-type="float" office:value="18.57024">
            <text:p>18.57</text:p>
          </table:table-cell>
        </table:table-row>
        <table:table-row table:style-name="ro1">
          <table:table-cell office:value-type="float" office:value="4.3256">
            <text:p>4.33</text:p>
          </table:table-cell>
          <table:table-cell office:value-type="float" office:value="15.01344">
            <text:p>15.01</text:p>
          </table:table-cell>
          <table:table-cell office:value-type="float" office:value="21.0336">
            <text:p>21.03</text:p>
          </table:table-cell>
          <table:table-cell office:value-type="float" office:value="19.06944">
            <text:p>19.07</text:p>
          </table:table-cell>
          <table:table-cell office:value-type="float" office:value="18.67008">
            <text:p>18.67</text:p>
          </table:table-cell>
        </table:table-row>
        <table:table-row table:style-name="ro1">
          <table:table-cell office:value-type="float" office:value="4.32352">
            <text:p>4.32</text:p>
          </table:table-cell>
          <table:table-cell office:value-type="float" office:value="15.10976">
            <text:p>15.11</text:p>
          </table:table-cell>
          <table:table-cell office:value-type="float" office:value="21.23312">
            <text:p>21.23</text:p>
          </table:table-cell>
          <table:table-cell office:value-type="float" office:value="19.16928">
            <text:p>19.17</text:p>
          </table:table-cell>
          <table:table-cell office:value-type="float" office:value="18.76992">
            <text:p>18.77</text:p>
          </table:table-cell>
        </table:table-row>
        <table:table-row table:style-name="ro1">
          <table:table-cell office:value-type="float" office:value="4.31968">
            <text:p>4.32</text:p>
          </table:table-cell>
          <table:table-cell office:value-type="float" office:value="15.20224">
            <text:p>15.2</text:p>
          </table:table-cell>
          <table:table-cell office:value-type="float" office:value="21.33296">
            <text:p>21.33</text:p>
          </table:table-cell>
          <table:table-cell office:value-type="float" office:value="19.16928">
            <text:p>19.17</text:p>
          </table:table-cell>
          <table:table-cell office:value-type="float" office:value="18.9696">
            <text:p>18.97</text:p>
          </table:table-cell>
        </table:table-row>
        <table:table-row table:style-name="ro1">
          <table:table-cell office:value-type="float" office:value="4.31424">
            <text:p>4.31</text:p>
          </table:table-cell>
          <table:table-cell office:value-type="float" office:value="15.1984">
            <text:p>15.2</text:p>
          </table:table-cell>
          <table:table-cell office:value-type="float" office:value="21.5288">
            <text:p>21.53</text:p>
          </table:table-cell>
          <table:table-cell office:value-type="float" office:value="19.26912">
            <text:p>19.27</text:p>
          </table:table-cell>
          <table:table-cell office:value-type="float" office:value="19.06944">
            <text:p>19.07</text:p>
          </table:table-cell>
        </table:table-row>
        <table:table-row table:style-name="ro1">
          <table:table-cell office:value-type="float" office:value="4.30912">
            <text:p>4.31</text:p>
          </table:table-cell>
          <table:table-cell office:value-type="float" office:value="15.1984">
            <text:p>15.2</text:p>
          </table:table-cell>
          <table:table-cell office:value-type="float" office:value="21.62448">
            <text:p>21.62</text:p>
          </table:table-cell>
          <table:table-cell office:value-type="float" office:value="19.36896">
            <text:p>19.37</text:p>
          </table:table-cell>
          <table:table-cell office:value-type="float" office:value="19.16928">
            <text:p>19.17</text:p>
          </table:table-cell>
        </table:table-row>
        <table:table-row table:style-name="ro1">
          <table:table-cell office:value-type="float" office:value="4.2984">
            <text:p>4.3</text:p>
          </table:table-cell>
          <table:table-cell office:value-type="float" office:value="15.29504">
            <text:p>15.3</text:p>
          </table:table-cell>
          <table:table-cell office:value-type="float" office:value="21.62448">
            <text:p>21.62</text:p>
          </table:table-cell>
          <table:table-cell office:value-type="float" office:value="19.56864">
            <text:p>19.57</text:p>
          </table:table-cell>
          <table:table-cell office:value-type="float" office:value="19.26912">
            <text:p>19.27</text:p>
          </table:table-cell>
        </table:table-row>
        <table:table-row table:style-name="ro1">
          <table:table-cell office:value-type="float" office:value="4.2936">
            <text:p>4.29</text:p>
          </table:table-cell>
          <table:table-cell office:value-type="float" office:value="15.39024">
            <text:p>15.39</text:p>
          </table:table-cell>
          <table:table-cell office:value-type="float" office:value="21.92336">
            <text:p>21.92</text:p>
          </table:table-cell>
          <table:table-cell office:value-type="float" office:value="19.56864">
            <text:p>19.57</text:p>
          </table:table-cell>
          <table:table-cell office:value-type="float" office:value="19.26912">
            <text:p>19.27</text:p>
          </table:table-cell>
        </table:table-row>
        <table:table-row table:style-name="ro1">
          <table:table-cell office:value-type="float" office:value="4.28864">
            <text:p>4.29</text:p>
          </table:table-cell>
          <table:table-cell office:value-type="float" office:value="15.5816">
            <text:p>15.58</text:p>
          </table:table-cell>
          <table:table-cell office:value-type="float" office:value="21.92336">
            <text:p>21.92</text:p>
          </table:table-cell>
          <table:table-cell office:value-type="float" office:value="19.86816">
            <text:p>19.87</text:p>
          </table:table-cell>
          <table:table-cell office:value-type="float" office:value="19.4688">
            <text:p>19.47</text:p>
          </table:table-cell>
        </table:table-row>
        <table:table-row table:style-name="ro1">
          <table:table-cell office:value-type="float" office:value="4.37392">
            <text:p>4.37</text:p>
          </table:table-cell>
          <table:table-cell office:value-type="float" office:value="15.57584">
            <text:p>15.58</text:p>
          </table:table-cell>
          <table:table-cell office:value-type="float" office:value="22.12256">
            <text:p>22.12</text:p>
          </table:table-cell>
          <table:table-cell office:value-type="float" office:value="19.86816">
            <text:p>19.87</text:p>
          </table:table-cell>
          <table:table-cell office:value-type="float" office:value="19.56864">
            <text:p>19.57</text:p>
          </table:table-cell>
        </table:table-row>
        <table:table-row table:style-name="ro1">
          <table:table-cell office:value-type="float" office:value="4.36688">
            <text:p>4.37</text:p>
          </table:table-cell>
          <table:table-cell office:value-type="float" office:value="15.57344">
            <text:p>15.57</text:p>
          </table:table-cell>
          <table:table-cell office:value-type="float" office:value="22.12256">
            <text:p>22.12</text:p>
          </table:table-cell>
          <table:table-cell office:value-type="float" office:value="19.968">
            <text:p>19.97</text:p>
          </table:table-cell>
          <table:table-cell office:value-type="float" office:value="19.76832">
            <text:p>19.77</text:p>
          </table:table-cell>
        </table:table-row>
        <table:table-row table:style-name="ro1">
          <table:table-cell office:value-type="float" office:value="4.35936">
            <text:p>4.36</text:p>
          </table:table-cell>
          <table:table-cell office:value-type="float" office:value="15.76304">
            <text:p>15.76</text:p>
          </table:table-cell>
          <table:table-cell office:value-type="float" office:value="22.12256">
            <text:p>22.12</text:p>
          </table:table-cell>
          <table:table-cell office:value-type="float" office:value="19.968">
            <text:p>19.97</text:p>
          </table:table-cell>
          <table:table-cell office:value-type="float" office:value="19.76832">
            <text:p>19.77</text:p>
          </table:table-cell>
        </table:table-row>
        <table:table-row table:style-name="ro1">
          <table:table-cell office:value-type="float" office:value="4.3504">
            <text:p>4.35</text:p>
          </table:table-cell>
          <table:table-cell office:value-type="float" office:value="15.85776">
            <text:p>15.86</text:p>
          </table:table-cell>
          <table:table-cell office:value-type="float" office:value="22.21936">
            <text:p>22.22</text:p>
          </table:table-cell>
          <table:table-cell office:value-type="float" office:value="20.36736">
            <text:p>20.37</text:p>
          </table:table-cell>
          <table:table-cell office:value-type="float" office:value="19.86816">
            <text:p>19.87</text:p>
          </table:table-cell>
        </table:table-row>
        <table:table-row table:style-name="ro1">
          <table:table-cell office:value-type="float" office:value="4.3456">
            <text:p>4.35</text:p>
          </table:table-cell>
          <table:table-cell office:value-type="float" office:value="15.94896">
            <text:p>15.95</text:p>
          </table:table-cell>
          <table:table-cell office:value-type="float" office:value="22.4184">
            <text:p>22.42</text:p>
          </table:table-cell>
          <table:table-cell office:value-type="float" office:value="20.4672">
            <text:p>20.47</text:p>
          </table:table-cell>
          <table:table-cell office:value-type="float" office:value="19.968">
            <text:p>19.97</text:p>
          </table:table-cell>
        </table:table-row>
        <table:table-row table:style-name="ro1">
          <table:table-cell office:value-type="float" office:value="4.43232">
            <text:p>4.43</text:p>
          </table:table-cell>
          <table:table-cell office:value-type="float" office:value="16.0456">
            <text:p>16.05</text:p>
          </table:table-cell>
          <table:table-cell office:value-type="float" office:value="22.51488">
            <text:p>22.51</text:p>
          </table:table-cell>
          <table:table-cell office:value-type="float" office:value="20.56704">
            <text:p>20.57</text:p>
          </table:table-cell>
          <table:table-cell office:value-type="float" office:value="20.06784">
            <text:p>20.07</text:p>
          </table:table-cell>
        </table:table-row>
        <table:table-row table:style-name="ro1">
          <table:table-cell office:value-type="float" office:value="4.5128">
            <text:p>4.51</text:p>
          </table:table-cell>
          <table:table-cell office:value-type="float" office:value="16.23584">
            <text:p>16.24</text:p>
          </table:table-cell>
          <table:table-cell office:value-type="float" office:value="22.71424">
            <text:p>22.71</text:p>
          </table:table-cell>
          <table:table-cell office:value-type="float" office:value="20.66688">
            <text:p>20.67</text:p>
          </table:table-cell>
          <table:table-cell office:value-type="float" office:value="20.16768">
            <text:p>20.17</text:p>
          </table:table-cell>
        </table:table-row>
        <table:table-row table:style-name="ro1">
          <table:table-cell office:value-type="float" office:value="4.50608">
            <text:p>4.51</text:p>
          </table:table-cell>
          <table:table-cell office:value-type="float" office:value="16.2328">
            <text:p>16.23</text:p>
          </table:table-cell>
          <table:table-cell office:value-type="float" office:value="22.80992">
            <text:p>22.81</text:p>
          </table:table-cell>
          <table:table-cell office:value-type="float" office:value="20.76672">
            <text:p>20.77</text:p>
          </table:table-cell>
          <table:table-cell office:value-type="float" office:value="20.36736">
            <text:p>20.37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6.32592">
            <text:p>16.33</text:p>
          </table:table-cell>
          <table:table-cell office:value-type="float" office:value="23.00944">
            <text:p>23.01</text:p>
          </table:table-cell>
          <table:table-cell office:value-type="float" office:value="20.76672">
            <text:p>20.77</text:p>
          </table:table-cell>
          <table:table-cell office:value-type="float" office:value="20.4672">
            <text:p>20.47</text:p>
          </table:table-cell>
        </table:table-row>
        <table:table-row table:style-name="ro1">
          <table:table-cell office:value-type="float" office:value="4.49584">
            <text:p>4.5</text:p>
          </table:table-cell>
          <table:table-cell office:value-type="float" office:value="16.5152">
            <text:p>16.52</text:p>
          </table:table-cell>
          <table:table-cell office:value-type="float" office:value="23.10912">
            <text:p>23.11</text:p>
          </table:table-cell>
          <table:table-cell office:value-type="float" office:value="20.76672">
            <text:p>20.77</text:p>
          </table:table-cell>
          <table:table-cell office:value-type="float" office:value="20.56704">
            <text:p>20.57</text:p>
          </table:table-cell>
        </table:table-row>
        <table:table-row table:style-name="ro1">
          <table:table-cell office:value-type="float" office:value="4.48688">
            <text:p>4.49</text:p>
          </table:table-cell>
          <table:table-cell office:value-type="float" office:value="16.60912">
            <text:p>16.61</text:p>
          </table:table-cell>
          <table:table-cell office:value-type="float" office:value="23.40752">
            <text:p>23.41</text:p>
          </table:table-cell>
          <table:table-cell office:value-type="float" office:value="20.9664">
            <text:p>20.97</text:p>
          </table:table-cell>
          <table:table-cell office:value-type="float" office:value="20.56704">
            <text:p>20.57</text:p>
          </table:table-cell>
        </table:table-row>
        <table:table-row table:style-name="ro1">
          <table:table-cell office:value-type="float" office:value="4.48272">
            <text:p>4.48</text:p>
          </table:table-cell>
          <table:table-cell office:value-type="float" office:value="16.80192">
            <text:p>16.8</text:p>
          </table:table-cell>
          <table:table-cell office:value-type="float" office:value="23.50368">
            <text:p>23.5</text:p>
          </table:table-cell>
          <table:table-cell office:value-type="float" office:value="21.16608">
            <text:p>21.17</text:p>
          </table:table-cell>
          <table:table-cell office:value-type="float" office:value="20.76672">
            <text:p>20.77</text:p>
          </table:table-cell>
        </table:table-row>
        <table:table-row table:style-name="ro1">
          <table:table-cell office:value-type="float" office:value="4.5672">
            <text:p>4.57</text:p>
          </table:table-cell>
          <table:table-cell office:value-type="float" office:value="16.89376">
            <text:p>16.89</text:p>
          </table:table-cell>
          <table:table-cell office:value-type="float" office:value="23.70304">
            <text:p>23.7</text:p>
          </table:table-cell>
          <table:table-cell office:value-type="float" office:value="21.36576">
            <text:p>21.37</text:p>
          </table:table-cell>
          <table:table-cell office:value-type="float" office:value="20.86656">
            <text:p>20.87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16.88976">
            <text:p>16.89</text:p>
          </table:table-cell>
          <table:table-cell office:value-type="float" office:value="23.80288">
            <text:p>23.8</text:p>
          </table:table-cell>
          <table:table-cell office:value-type="float" office:value="21.36576">
            <text:p>21.37</text:p>
          </table:table-cell>
          <table:table-cell office:value-type="float" office:value="20.9664">
            <text:p>20.97</text:p>
          </table:table-cell>
        </table:table-row>
        <table:table-row table:style-name="ro1">
          <table:table-cell office:value-type="float" office:value="4.55376">
            <text:p>4.55</text:p>
          </table:table-cell>
          <table:table-cell office:value-type="float" office:value="17.08016">
            <text:p>17.08</text:p>
          </table:table-cell>
          <table:table-cell office:value-type="float" office:value="23.90256">
            <text:p>23.9</text:p>
          </table:table-cell>
          <table:table-cell office:value-type="float" office:value="21.56544">
            <text:p>21.57</text:p>
          </table:table-cell>
          <table:table-cell office:value-type="float" office:value="21.06624">
            <text:p>21.07</text:p>
          </table:table-cell>
        </table:table-row>
        <table:table-row table:style-name="ro1">
          <table:table-cell office:value-type="float" office:value="4.548">
            <text:p>4.55</text:p>
          </table:table-cell>
          <table:table-cell office:value-type="float" office:value="17.07296">
            <text:p>17.07</text:p>
          </table:table-cell>
          <table:table-cell office:value-type="float" office:value="23.90256">
            <text:p>23.9</text:p>
          </table:table-cell>
          <table:table-cell office:value-type="float" office:value="21.66528">
            <text:p>21.67</text:p>
          </table:table-cell>
          <table:table-cell office:value-type="float" office:value="21.26592">
            <text:p>21.27</text:p>
          </table:table-cell>
        </table:table-row>
        <table:table-row table:style-name="ro1">
          <table:table-cell office:value-type="float" office:value="4.54112">
            <text:p>4.54</text:p>
          </table:table-cell>
          <table:table-cell office:value-type="float" office:value="17.07296">
            <text:p>17.07</text:p>
          </table:table-cell>
          <table:table-cell office:value-type="float" office:value="24.1016">
            <text:p>24.1</text:p>
          </table:table-cell>
          <table:table-cell office:value-type="float" office:value="21.86496">
            <text:p>21.86</text:p>
          </table:table-cell>
          <table:table-cell office:value-type="float" office:value="21.36576">
            <text:p>21.37</text:p>
          </table:table-cell>
        </table:table-row>
        <table:table-row table:style-name="ro1">
          <table:table-cell office:value-type="float" office:value="4.53456">
            <text:p>4.53</text:p>
          </table:table-cell>
          <table:table-cell office:value-type="float" office:value="17.36048">
            <text:p>17.36</text:p>
          </table:table-cell>
          <table:table-cell office:value-type="float" office:value="24.30112">
            <text:p>24.3</text:p>
          </table:table-cell>
          <table:table-cell office:value-type="float" office:value="21.86496">
            <text:p>21.86</text:p>
          </table:table-cell>
          <table:table-cell office:value-type="float" office:value="21.56544">
            <text:p>21.57</text:p>
          </table:table-cell>
        </table:table-row>
        <table:table-row table:style-name="ro1">
          <table:table-cell office:value-type="float" office:value="4.53152">
            <text:p>4.53</text:p>
          </table:table-cell>
          <table:table-cell office:value-type="float" office:value="17.45472">
            <text:p>17.45</text:p>
          </table:table-cell>
          <table:table-cell office:value-type="float" office:value="24.4">
            <text:p>24.4</text:p>
          </table:table-cell>
          <table:table-cell office:value-type="float" office:value="21.86496">
            <text:p>21.86</text:p>
          </table:table-cell>
          <table:table-cell office:value-type="float" office:value="21.66528">
            <text:p>21.67</text:p>
          </table:table-cell>
        </table:table-row>
        <table:table-row table:style-name="ro1">
          <table:table-cell office:value-type="float" office:value="4.6088">
            <text:p>4.61</text:p>
          </table:table-cell>
          <table:table-cell office:value-type="float" office:value="17.44944">
            <text:p>17.45</text:p>
          </table:table-cell>
          <table:table-cell office:value-type="float" office:value="24.49968">
            <text:p>24.5</text:p>
          </table:table-cell>
          <table:table-cell office:value-type="float" office:value="21.9648">
            <text:p>21.96</text:p>
          </table:table-cell>
          <table:table-cell office:value-type="float" office:value="21.76512">
            <text:p>21.77</text:p>
          </table:table-cell>
        </table:table-row>
        <table:table-row table:style-name="ro1">
          <table:table-cell office:value-type="float" office:value="4.60432">
            <text:p>4.6</text:p>
          </table:table-cell>
          <table:table-cell office:value-type="float" office:value="17.64192">
            <text:p>17.64</text:p>
          </table:table-cell>
          <table:table-cell office:value-type="float" office:value="24.49968">
            <text:p>24.5</text:p>
          </table:table-cell>
          <table:table-cell office:value-type="float" office:value="22.16448">
            <text:p>22.16</text:p>
          </table:table-cell>
          <table:table-cell office:value-type="float" office:value="21.9648">
            <text:p>21.96</text:p>
          </table:table-cell>
        </table:table-row>
        <table:table-row table:style-name="ro1">
          <table:table-cell office:value-type="float" office:value="4.59312">
            <text:p>4.59</text:p>
          </table:table-cell>
          <table:table-cell office:value-type="float" office:value="17.73696">
            <text:p>17.74</text:p>
          </table:table-cell>
          <table:table-cell office:value-type="float" office:value="24.59936">
            <text:p>24.6</text:p>
          </table:table-cell>
          <table:table-cell table:number-columns-repeated="2" office:value-type="float" office:value="22.26432">
            <text:p>22.26</text:p>
          </table:table-cell>
        </table:table-row>
        <table:table-row table:style-name="ro1">
          <table:table-cell office:value-type="float" office:value="4.588">
            <text:p>4.59</text:p>
          </table:table-cell>
          <table:table-cell office:value-type="float" office:value="17.7344">
            <text:p>17.73</text:p>
          </table:table-cell>
          <table:table-cell office:value-type="float" office:value="24.69904">
            <text:p>24.7</text:p>
          </table:table-cell>
          <table:table-cell table:number-columns-repeated="2" office:value-type="float" office:value="22.36416">
            <text:p>22.36</text:p>
          </table:table-cell>
        </table:table-row>
        <table:table-row table:style-name="ro1">
          <table:table-cell office:value-type="float" office:value="4.76176">
            <text:p>4.76</text:p>
          </table:table-cell>
          <table:table-cell office:value-type="float" office:value="17.82112">
            <text:p>17.82</text:p>
          </table:table-cell>
          <table:table-cell office:value-type="float" office:value="24.69136">
            <text:p>24.69</text:p>
          </table:table-cell>
          <table:table-cell office:value-type="float" office:value="22.464">
            <text:p>22.46</text:p>
          </table:table-cell>
          <table:table-cell office:value-type="float" office:value="22.36416">
            <text:p>22.36</text:p>
          </table:table-cell>
        </table:table-row>
        <table:table-row table:style-name="ro1">
          <table:table-cell office:value-type="float" office:value="4.75584">
            <text:p>4.76</text:p>
          </table:table-cell>
          <table:table-cell office:value-type="float" office:value="18.01376">
            <text:p>18.01</text:p>
          </table:table-cell>
          <table:table-cell office:value-type="float" office:value="24.69136">
            <text:p>24.69</text:p>
          </table:table-cell>
          <table:table-cell office:value-type="float" office:value="22.464">
            <text:p>22.46</text:p>
          </table:table-cell>
          <table:table-cell office:value-type="float" office:value="22.56384">
            <text:p>22.56</text:p>
          </table:table-cell>
        </table:table-row>
        <table:table-row table:style-name="ro1">
          <table:table-cell office:value-type="float" office:value="4.7488">
            <text:p>4.75</text:p>
          </table:table-cell>
          <table:table-cell office:value-type="float" office:value="18.00832">
            <text:p>18.01</text:p>
          </table:table-cell>
          <table:table-cell office:value-type="float" office:value="25.08864">
            <text:p>25.09</text:p>
          </table:table-cell>
          <table:table-cell table:number-columns-repeated="2" office:value-type="float" office:value="22.56384">
            <text:p>22.56</text:p>
          </table:table-cell>
        </table:table-row>
        <table:table-row table:style-name="ro1">
          <table:table-cell office:value-type="float" office:value="4.74176">
            <text:p>4.74</text:p>
          </table:table-cell>
          <table:table-cell office:value-type="float" office:value="18.10192">
            <text:p>18.1</text:p>
          </table:table-cell>
          <table:table-cell office:value-type="float" office:value="25.288">
            <text:p>25.29</text:p>
          </table:table-cell>
          <table:table-cell office:value-type="float" office:value="22.66368">
            <text:p>22.66</text:p>
          </table:table-cell>
          <table:table-cell office:value-type="float" office:value="22.76352">
            <text:p>22.76</text:p>
          </table:table-cell>
        </table:table-row>
        <table:table-row table:style-name="ro1">
          <table:table-cell office:value-type="float" office:value="4.82352">
            <text:p>4.82</text:p>
          </table:table-cell>
          <table:table-cell office:value-type="float" office:value="18.19568">
            <text:p>18.2</text:p>
          </table:table-cell>
          <table:table-cell office:value-type="float" office:value="25.288">
            <text:p>25.29</text:p>
          </table:table-cell>
          <table:table-cell office:value-type="float" office:value="22.76352">
            <text:p>22.76</text:p>
          </table:table-cell>
          <table:table-cell office:value-type="float" office:value="22.86336">
            <text:p>22.86</text:p>
          </table:table-cell>
        </table:table-row>
        <table:table-row table:style-name="ro1">
          <table:table-cell office:value-type="float" office:value="4.81456">
            <text:p>4.81</text:p>
          </table:table-cell>
          <table:table-cell office:value-type="float" office:value="18.27824">
            <text:p>18.28</text:p>
          </table:table-cell>
          <table:table-cell office:value-type="float" office:value="25.48752">
            <text:p>25.49</text:p>
          </table:table-cell>
          <table:table-cell table:number-columns-repeated="2" office:value-type="float" office:value="22.86336">
            <text:p>22.86</text:p>
          </table:table-cell>
        </table:table-row>
        <table:table-row table:style-name="ro1">
          <table:table-cell office:value-type="float" office:value="4.81152">
            <text:p>4.81</text:p>
          </table:table-cell>
          <table:table-cell office:value-type="float" office:value="18.26784">
            <text:p>18.27</text:p>
          </table:table-cell>
          <table:table-cell office:value-type="float" office:value="25.57936">
            <text:p>25.58</text:p>
          </table:table-cell>
          <table:table-cell office:value-type="float" office:value="22.86336">
            <text:p>22.86</text:p>
          </table:table-cell>
          <table:table-cell office:value-type="float" office:value="22.9632">
            <text:p>22.96</text:p>
          </table:table-cell>
        </table:table-row>
        <table:table-row table:style-name="ro1">
          <table:table-cell office:value-type="float" office:value="4.80448">
            <text:p>4.8</text:p>
          </table:table-cell>
          <table:table-cell office:value-type="float" office:value="18.36128">
            <text:p>18.36</text:p>
          </table:table-cell>
          <table:table-cell office:value-type="float" office:value="25.9768">
            <text:p>25.98</text:p>
          </table:table-cell>
          <table:table-cell office:value-type="float" office:value="23.16288">
            <text:p>23.16</text:p>
          </table:table-cell>
          <table:table-cell office:value-type="float" office:value="23.26272">
            <text:p>23.26</text:p>
          </table:table-cell>
        </table:table-row>
        <table:table-row table:style-name="ro1">
          <table:table-cell office:value-type="float" office:value="4.79872">
            <text:p>4.8</text:p>
          </table:table-cell>
          <table:table-cell office:value-type="float" office:value="18.44832">
            <text:p>18.45</text:p>
          </table:table-cell>
          <table:table-cell office:value-type="float" office:value="25.97232">
            <text:p>25.97</text:p>
          </table:table-cell>
          <table:table-cell office:value-type="float" office:value="23.16288">
            <text:p>23.16</text:p>
          </table:table-cell>
          <table:table-cell office:value-type="float" office:value="23.4624">
            <text:p>23.46</text:p>
          </table:table-cell>
        </table:table-row>
        <table:table-row table:style-name="ro1">
          <table:table-cell office:value-type="float" office:value="4.79088">
            <text:p>4.79</text:p>
          </table:table-cell>
          <table:table-cell office:value-type="float" office:value="18.43888">
            <text:p>18.44</text:p>
          </table:table-cell>
          <table:table-cell office:value-type="float" office:value="26.0712">
            <text:p>26.07</text:p>
          </table:table-cell>
          <table:table-cell office:value-type="float" office:value="23.26272">
            <text:p>23.26</text:p>
          </table:table-cell>
          <table:table-cell office:value-type="float" office:value="23.56224">
            <text:p>23.56</text:p>
          </table:table-cell>
        </table:table-row>
        <table:table-row table:style-name="ro1">
          <table:table-cell office:value-type="float" office:value="4.77968">
            <text:p>4.78</text:p>
          </table:table-cell>
          <table:table-cell office:value-type="float" office:value="18.624">
            <text:p>18.62</text:p>
          </table:table-cell>
          <table:table-cell office:value-type="float" office:value="26.0712">
            <text:p>26.07</text:p>
          </table:table-cell>
          <table:table-cell office:value-type="float" office:value="23.36256">
            <text:p>23.36</text:p>
          </table:table-cell>
          <table:table-cell office:value-type="float" office:value="23.66208">
            <text:p>23.66</text:p>
          </table:table-cell>
        </table:table-row>
        <table:table-row table:style-name="ro1">
          <table:table-cell office:value-type="float" office:value="4.77312">
            <text:p>4.77</text:p>
          </table:table-cell>
          <table:table-cell office:value-type="float" office:value="18.70992">
            <text:p>18.71</text:p>
          </table:table-cell>
          <table:table-cell office:value-type="float" office:value="26.27056">
            <text:p>26.27</text:p>
          </table:table-cell>
          <table:table-cell office:value-type="float" office:value="23.56224">
            <text:p>23.56</text:p>
          </table:table-cell>
          <table:table-cell office:value-type="float" office:value="23.76192">
            <text:p>23.76</text:p>
          </table:table-cell>
        </table:table-row>
        <table:table-row table:style-name="ro1">
          <table:table-cell office:value-type="float" office:value="4.764">
            <text:p>4.76</text:p>
          </table:table-cell>
          <table:table-cell office:value-type="float" office:value="18.70608">
            <text:p>18.71</text:p>
          </table:table-cell>
          <table:table-cell office:value-type="float" office:value="26.4688">
            <text:p>26.47</text:p>
          </table:table-cell>
          <table:table-cell office:value-type="float" office:value="23.56224">
            <text:p>23.56</text:p>
          </table:table-cell>
          <table:table-cell office:value-type="float" office:value="23.86176">
            <text:p>23.86</text:p>
          </table:table-cell>
        </table:table-row>
        <table:table-row table:style-name="ro1">
          <table:table-cell office:value-type="float" office:value="4.84112">
            <text:p>4.84</text:p>
          </table:table-cell>
          <table:table-cell office:value-type="float" office:value="18.70176">
            <text:p>18.7</text:p>
          </table:table-cell>
          <table:table-cell office:value-type="float" office:value="26.56864">
            <text:p>26.57</text:p>
          </table:table-cell>
          <table:table-cell office:value-type="float" office:value="23.56224">
            <text:p>23.56</text:p>
          </table:table-cell>
          <table:table-cell office:value-type="float" office:value="23.9616">
            <text:p>23.96</text:p>
          </table:table-cell>
        </table:table-row>
        <table:table-row table:style-name="ro1">
          <table:table-cell office:value-type="float" office:value="4.92016">
            <text:p>4.92</text:p>
          </table:table-cell>
          <table:table-cell office:value-type="float" office:value="18.69184">
            <text:p>18.69</text:p>
          </table:table-cell>
          <table:table-cell office:value-type="float" office:value="26.76816">
            <text:p>26.77</text:p>
          </table:table-cell>
          <table:table-cell office:value-type="float" office:value="23.76192">
            <text:p>23.76</text:p>
          </table:table-cell>
          <table:table-cell office:value-type="float" office:value="24.16128">
            <text:p>24.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8.87472">
            <text:p>18.87</text:p>
          </table:table-cell>
          <table:table-cell office:value-type="float" office:value="26.76816">
            <text:p>26.77</text:p>
          </table:table-cell>
          <table:table-cell office:value-type="float" office:value="23.86176">
            <text:p>23.86</text:p>
          </table:table-cell>
          <table:table-cell office:value-type="float" office:value="24.26112">
            <text:p>24.26</text:p>
          </table:table-cell>
        </table:table-row>
        <table:table-row table:style-name="ro1">
          <table:table-cell office:value-type="float" office:value="4.99504">
            <text:p>5</text:p>
          </table:table-cell>
          <table:table-cell office:value-type="float" office:value="18.86864">
            <text:p>18.87</text:p>
          </table:table-cell>
          <table:table-cell office:value-type="float" office:value="26.86784">
            <text:p>26.87</text:p>
          </table:table-cell>
          <table:table-cell office:value-type="float" office:value="23.9616">
            <text:p>23.96</text:p>
          </table:table-cell>
          <table:table-cell office:value-type="float" office:value="24.36096">
            <text:p>24.36</text:p>
          </table:table-cell>
        </table:table-row>
        <table:table-row table:style-name="ro1">
          <table:table-cell office:value-type="float" office:value="4.99216">
            <text:p>4.99</text:p>
          </table:table-cell>
          <table:table-cell office:value-type="float" office:value="18.8648">
            <text:p>18.86</text:p>
          </table:table-cell>
          <table:table-cell office:value-type="float" office:value="26.9664">
            <text:p>26.97</text:p>
          </table:table-cell>
          <table:table-cell table:number-columns-repeated="2" office:value-type="float" office:value="24.36096">
            <text:p>24.36</text:p>
          </table:table-cell>
        </table:table-row>
        <table:table-row table:style-name="ro1">
          <table:table-cell office:value-type="float" office:value="4.98432">
            <text:p>4.98</text:p>
          </table:table-cell>
          <table:table-cell office:value-type="float" office:value="18.96304">
            <text:p>18.96</text:p>
          </table:table-cell>
          <table:table-cell office:value-type="float" office:value="27.26528">
            <text:p>27.27</text:p>
          </table:table-cell>
          <table:table-cell table:number-columns-repeated="2" office:value-type="float" office:value="24.4608">
            <text:p>24.46</text:p>
          </table:table-cell>
        </table:table-row>
        <table:table-row table:style-name="ro1">
          <table:table-cell office:value-type="float" office:value="4.97344">
            <text:p>4.97</text:p>
          </table:table-cell>
          <table:table-cell office:value-type="float" office:value="19.05296">
            <text:p>19.05</text:p>
          </table:table-cell>
          <table:table-cell office:value-type="float" office:value="27.56432">
            <text:p>27.56</text:p>
          </table:table-cell>
          <table:table-cell office:value-type="float" office:value="24.4608">
            <text:p>24.46</text:p>
          </table:table-cell>
          <table:table-cell office:value-type="float" office:value="24.66048">
            <text:p>24.66</text:p>
          </table:table-cell>
        </table:table-row>
        <table:table-row table:style-name="ro1">
          <table:table-cell office:value-type="float" office:value="4.96416">
            <text:p>4.96</text:p>
          </table:table-cell>
          <table:table-cell office:value-type="float" office:value="19.0464">
            <text:p>19.05</text:p>
          </table:table-cell>
          <table:table-cell office:value-type="float" office:value="27.56432">
            <text:p>27.56</text:p>
          </table:table-cell>
          <table:table-cell office:value-type="float" office:value="24.4608">
            <text:p>24.46</text:p>
          </table:table-cell>
          <table:table-cell office:value-type="float" office:value="24.66048">
            <text:p>24.66</text:p>
          </table:table-cell>
        </table:table-row>
        <table:table-row table:style-name="ro1">
          <table:table-cell office:value-type="float" office:value="4.95792">
            <text:p>4.96</text:p>
          </table:table-cell>
          <table:table-cell office:value-type="float" office:value="19.2392">
            <text:p>19.24</text:p>
          </table:table-cell>
          <table:table-cell office:value-type="float" office:value="27.56432">
            <text:p>27.56</text:p>
          </table:table-cell>
          <table:table-cell office:value-type="float" office:value="24.56064">
            <text:p>24.56</text:p>
          </table:table-cell>
          <table:table-cell office:value-type="float" office:value="24.86016">
            <text:p>24.86</text:p>
          </table:table-cell>
        </table:table-row>
        <table:table-row table:style-name="ro1">
          <table:table-cell office:value-type="float" office:value="4.95456">
            <text:p>4.95</text:p>
          </table:table-cell>
          <table:table-cell office:value-type="float" office:value="19.32544">
            <text:p>19.33</text:p>
          </table:table-cell>
          <table:table-cell office:value-type="float" office:value="27.76368">
            <text:p>27.76</text:p>
          </table:table-cell>
          <table:table-cell office:value-type="float" office:value="24.76032">
            <text:p>24.76</text:p>
          </table:table-cell>
          <table:table-cell office:value-type="float" office:value="24.96">
            <text:p>24.96</text:p>
          </table:table-cell>
        </table:table-row>
        <table:table-row table:style-name="ro1">
          <table:table-cell office:value-type="float" office:value="4.94752">
            <text:p>4.95</text:p>
          </table:table-cell>
          <table:table-cell office:value-type="float" office:value="19.3224">
            <text:p>19.32</text:p>
          </table:table-cell>
          <table:table-cell office:value-type="float" office:value="27.76368">
            <text:p>27.76</text:p>
          </table:table-cell>
          <table:table-cell office:value-type="float" office:value="24.76032">
            <text:p>24.76</text:p>
          </table:table-cell>
          <table:table-cell office:value-type="float" office:value="25.05984">
            <text:p>25.06</text:p>
          </table:table-cell>
        </table:table-row>
        <table:table-row table:style-name="ro1">
          <table:table-cell office:value-type="float" office:value="4.94288">
            <text:p>4.94</text:p>
          </table:table-cell>
          <table:table-cell office:value-type="float" office:value="19.31584">
            <text:p>19.32</text:p>
          </table:table-cell>
          <table:table-cell office:value-type="float" office:value="27.76368">
            <text:p>27.76</text:p>
          </table:table-cell>
          <table:table-cell office:value-type="float" office:value="24.76032">
            <text:p>24.76</text:p>
          </table:table-cell>
          <table:table-cell office:value-type="float" office:value="25.15968">
            <text:p>25.16</text:p>
          </table:table-cell>
        </table:table-row>
        <table:table-row table:style-name="ro1">
          <table:table-cell office:value-type="float" office:value="5.01952">
            <text:p>5.02</text:p>
          </table:table-cell>
          <table:table-cell office:value-type="float" office:value="19.49792">
            <text:p>19.5</text:p>
          </table:table-cell>
          <table:table-cell office:value-type="float" office:value="27.76368">
            <text:p>27.76</text:p>
          </table:table-cell>
          <table:table-cell table:number-columns-repeated="2" office:value-type="float" office:value="25.15968">
            <text:p>25.16</text:p>
          </table:table-cell>
        </table:table-row>
        <table:table-row table:style-name="ro1">
          <table:table-cell office:value-type="float" office:value="5.01744">
            <text:p>5.02</text:p>
          </table:table-cell>
          <table:table-cell office:value-type="float" office:value="19.48912">
            <text:p>19.49</text:p>
          </table:table-cell>
          <table:table-cell office:value-type="float" office:value="28.16064">
            <text:p>28.16</text:p>
          </table:table-cell>
          <table:table-cell table:number-columns-repeated="2" office:value-type="float" office:value="25.25952">
            <text:p>25.26</text:p>
          </table:table-cell>
        </table:table-row>
        <table:table-row table:style-name="ro1">
          <table:table-cell office:value-type="float" office:value="5.00928">
            <text:p>5.01</text:p>
          </table:table-cell>
          <table:table-cell office:value-type="float" office:value="19.57824">
            <text:p>19.58</text:p>
          </table:table-cell>
          <table:table-cell office:value-type="float" office:value="28.55936">
            <text:p>28.56</text:p>
          </table:table-cell>
          <table:table-cell office:value-type="float" office:value="25.4592">
            <text:p>25.46</text:p>
          </table:table-cell>
          <table:table-cell office:value-type="float" office:value="25.35936">
            <text:p>25.36</text:p>
          </table:table-cell>
        </table:table-row>
        <table:table-row table:style-name="ro1">
          <table:table-cell office:value-type="float" office:value="5.00128">
            <text:p>5</text:p>
          </table:table-cell>
          <table:table-cell office:value-type="float" office:value="19.56816">
            <text:p>19.57</text:p>
          </table:table-cell>
          <table:table-cell office:value-type="float" office:value="28.55936">
            <text:p>28.56</text:p>
          </table:table-cell>
          <table:table-cell table:number-columns-repeated="2" office:value-type="float" office:value="25.55904">
            <text:p>25.56</text:p>
          </table:table-cell>
        </table:table-row>
        <table:table-row table:style-name="ro1">
          <table:table-cell office:value-type="float" office:value="4.99504">
            <text:p>5</text:p>
          </table:table-cell>
          <table:table-cell office:value-type="float" office:value="19.5536">
            <text:p>19.55</text:p>
          </table:table-cell>
          <table:table-cell office:value-type="float" office:value="28.55488">
            <text:p>28.55</text:p>
          </table:table-cell>
          <table:table-cell office:value-type="float" office:value="25.65888">
            <text:p>25.66</text:p>
          </table:table-cell>
          <table:table-cell office:value-type="float" office:value="25.55904">
            <text:p>25.56</text:p>
          </table:table-cell>
        </table:table-row>
        <table:table-row table:style-name="ro1">
          <table:table-cell office:value-type="float" office:value="4.98384">
            <text:p>4.98</text:p>
          </table:table-cell>
          <table:table-cell office:value-type="float" office:value="19.636">
            <text:p>19.64</text:p>
          </table:table-cell>
          <table:table-cell office:value-type="float" office:value="28.65456">
            <text:p>28.65</text:p>
          </table:table-cell>
          <table:table-cell office:value-type="float" office:value="25.65888">
            <text:p>25.66</text:p>
          </table:table-cell>
          <table:table-cell office:value-type="float" office:value="25.75872">
            <text:p>25.76</text:p>
          </table:table-cell>
        </table:table-row>
        <table:table-row table:style-name="ro1">
          <table:table-cell office:value-type="float" office:value="4.97696">
            <text:p>4.98</text:p>
          </table:table-cell>
          <table:table-cell office:value-type="float" office:value="19.72864">
            <text:p>19.73</text:p>
          </table:table-cell>
          <table:table-cell office:value-type="float" office:value="28.75424">
            <text:p>28.75</text:p>
          </table:table-cell>
          <table:table-cell office:value-type="float" office:value="25.9584">
            <text:p>25.96</text:p>
          </table:table-cell>
          <table:table-cell office:value-type="float" office:value="26.05824">
            <text:p>26.06</text:p>
          </table:table-cell>
        </table:table-row>
        <table:table-row table:style-name="ro1">
          <table:table-cell office:value-type="float" office:value="5.05584">
            <text:p>5.06</text:p>
          </table:table-cell>
          <table:table-cell office:value-type="float" office:value="19.7192">
            <text:p>19.72</text:p>
          </table:table-cell>
          <table:table-cell office:value-type="float" office:value="28.75424">
            <text:p>28.75</text:p>
          </table:table-cell>
          <table:table-cell office:value-type="float" office:value="25.9584">
            <text:p>25.96</text:p>
          </table:table-cell>
          <table:table-cell office:value-type="float" office:value="26.05824">
            <text:p>26.06</text:p>
          </table:table-cell>
        </table:table-row>
        <table:table-row table:style-name="ro1">
          <table:table-cell office:value-type="float" office:value="5.04432">
            <text:p>5.04</text:p>
          </table:table-cell>
          <table:table-cell office:value-type="float" office:value="19.70624">
            <text:p>19.71</text:p>
          </table:table-cell>
          <table:table-cell office:value-type="float" office:value="28.75424">
            <text:p>28.75</text:p>
          </table:table-cell>
          <table:table-cell office:value-type="float" office:value="25.9584">
            <text:p>25.96</text:p>
          </table:table-cell>
          <table:table-cell office:value-type="float" office:value="26.15808">
            <text:p>26.16</text:p>
          </table:table-cell>
        </table:table-row>
        <table:table-row table:style-name="ro1">
          <table:table-cell office:value-type="float" office:value="5.0408">
            <text:p>5.04</text:p>
          </table:table-cell>
          <table:table-cell office:value-type="float" office:value="19.79568">
            <text:p>19.8</text:p>
          </table:table-cell>
          <table:table-cell office:value-type="float" office:value="29.05328">
            <text:p>29.05</text:p>
          </table:table-cell>
          <table:table-cell office:value-type="float" office:value="26.05824">
            <text:p>26.06</text:p>
          </table:table-cell>
          <table:table-cell office:value-type="float" office:value="26.25792">
            <text:p>26.26</text:p>
          </table:table-cell>
        </table:table-row>
        <table:table-row table:style-name="ro1">
          <table:table-cell office:value-type="float" office:value="5.03552">
            <text:p>5.04</text:p>
          </table:table-cell>
          <table:table-cell office:value-type="float" office:value="19.872">
            <text:p>19.87</text:p>
          </table:table-cell>
          <table:table-cell office:value-type="float" office:value="29.05328">
            <text:p>29.05</text:p>
          </table:table-cell>
          <table:table-cell office:value-type="float" office:value="26.4576">
            <text:p>26.46</text:p>
          </table:table-cell>
          <table:table-cell office:value-type="float" office:value="26.35776">
            <text:p>26.36</text:p>
          </table:table-cell>
        </table:table-row>
        <table:table-row table:style-name="ro1">
          <table:table-cell office:value-type="float" office:value="5.02816">
            <text:p>5.03</text:p>
          </table:table-cell>
          <table:table-cell office:value-type="float" office:value="19.96848">
            <text:p>19.97</text:p>
          </table:table-cell>
          <table:table-cell office:value-type="float" office:value="29.45024">
            <text:p>29.45</text:p>
          </table:table-cell>
          <table:table-cell office:value-type="float" office:value="26.65312">
            <text:p>26.65</text:p>
          </table:table-cell>
          <table:table-cell office:value-type="float" office:value="26.35776">
            <text:p>26.36</text:p>
          </table:table-cell>
        </table:table-row>
        <table:table-row table:style-name="ro1">
          <table:table-cell office:value-type="float" office:value="5.01856">
            <text:p>5.02</text:p>
          </table:table-cell>
          <table:table-cell office:value-type="float" office:value="19.95824">
            <text:p>19.96</text:p>
          </table:table-cell>
          <table:table-cell office:value-type="float" office:value="29.45024">
            <text:p>29.45</text:p>
          </table:table-cell>
          <table:table-cell office:value-type="float" office:value="26.65312">
            <text:p>26.65</text:p>
          </table:table-cell>
          <table:table-cell office:value-type="float" office:value="26.4576">
            <text:p>26.46</text:p>
          </table:table-cell>
        </table:table-row>
        <table:table-row table:style-name="ro1">
          <table:table-cell office:value-type="float" office:value="5.01472">
            <text:p>5.01</text:p>
          </table:table-cell>
          <table:table-cell office:value-type="float" office:value="20.13904">
            <text:p>20.14</text:p>
          </table:table-cell>
          <table:table-cell office:value-type="float" office:value="29.45024">
            <text:p>29.45</text:p>
          </table:table-cell>
          <table:table-cell office:value-type="float" office:value="26.65312">
            <text:p>26.65</text:p>
          </table:table-cell>
          <table:table-cell office:value-type="float" office:value="26.4576">
            <text:p>26.46</text:p>
          </table:table-cell>
        </table:table-row>
        <table:table-row table:style-name="ro1">
          <table:table-cell office:value-type="float" office:value="5.00864">
            <text:p>5.01</text:p>
          </table:table-cell>
          <table:table-cell office:value-type="float" office:value="20.22224">
            <text:p>20.22</text:p>
          </table:table-cell>
          <table:table-cell office:value-type="float" office:value="29.6496">
            <text:p>29.65</text:p>
          </table:table-cell>
          <table:table-cell office:value-type="float" office:value="26.75296">
            <text:p>26.75</text:p>
          </table:table-cell>
          <table:table-cell office:value-type="float" office:value="26.55744">
            <text:p>26.56</text:p>
          </table:table-cell>
        </table:table-row>
        <table:table-row table:style-name="ro1">
          <table:table-cell office:value-type="float" office:value="4.98864">
            <text:p>4.99</text:p>
          </table:table-cell>
          <table:table-cell office:value-type="float" office:value="20.40192">
            <text:p>20.4</text:p>
          </table:table-cell>
          <table:table-cell office:value-type="float" office:value="29.84816">
            <text:p>29.85</text:p>
          </table:table-cell>
          <table:table-cell office:value-type="float" office:value="26.8528">
            <text:p>26.85</text:p>
          </table:table-cell>
          <table:table-cell office:value-type="float" office:value="26.75712">
            <text:p>26.76</text:p>
          </table:table-cell>
        </table:table-row>
        <table:table-row table:style-name="ro1">
          <table:table-cell office:value-type="float" office:value="4.97216">
            <text:p>4.97</text:p>
          </table:table-cell>
          <table:table-cell office:value-type="float" office:value="20.58704">
            <text:p>20.59</text:p>
          </table:table-cell>
          <table:table-cell office:value-type="float" office:value="29.94784">
            <text:p>29.95</text:p>
          </table:table-cell>
          <table:table-cell office:value-type="float" office:value="27.05248">
            <text:p>27.05</text:p>
          </table:table-cell>
          <table:table-cell office:value-type="float" office:value="26.85696">
            <text:p>26.86</text:p>
          </table:table-cell>
        </table:table-row>
        <table:table-row table:style-name="ro1">
          <table:table-cell office:value-type="float" office:value="4.9664">
            <text:p>4.97</text:p>
          </table:table-cell>
          <table:table-cell office:value-type="float" office:value="20.57264">
            <text:p>20.57</text:p>
          </table:table-cell>
          <table:table-cell office:value-type="float" office:value="30.04752">
            <text:p>30.05</text:p>
          </table:table-cell>
          <table:table-cell office:value-type="float" office:value="27.05248">
            <text:p>27.05</text:p>
          </table:table-cell>
          <table:table-cell office:value-type="float" office:value="26.9568">
            <text:p>26.96</text:p>
          </table:table-cell>
        </table:table-row>
        <table:table-row table:style-name="ro1">
          <table:table-cell office:value-type="float" office:value="5.03776">
            <text:p>5.04</text:p>
          </table:table-cell>
          <table:table-cell office:value-type="float" office:value="20.56304">
            <text:p>20.56</text:p>
          </table:table-cell>
          <table:table-cell office:value-type="float" office:value="30.04752">
            <text:p>30.05</text:p>
          </table:table-cell>
          <table:table-cell office:value-type="float" office:value="27.15232">
            <text:p>27.15</text:p>
          </table:table-cell>
          <table:table-cell office:value-type="float" office:value="27.05664">
            <text:p>27.06</text:p>
          </table:table-cell>
        </table:table-row>
        <table:table-row table:style-name="ro1">
          <table:table-cell office:value-type="float" office:value="5.03008">
            <text:p>5.03</text:p>
          </table:table-cell>
          <table:table-cell office:value-type="float" office:value="20.6496">
            <text:p>20.65</text:p>
          </table:table-cell>
          <table:table-cell office:value-type="float" office:value="30.1472">
            <text:p>30.15</text:p>
          </table:table-cell>
          <table:table-cell office:value-type="float" office:value="27.35184">
            <text:p>27.35</text:p>
          </table:table-cell>
          <table:table-cell office:value-type="float" office:value="27.25632">
            <text:p>27.26</text:p>
          </table:table-cell>
        </table:table-row>
        <table:table-row table:style-name="ro1">
          <table:table-cell office:value-type="float" office:value="5.02016">
            <text:p>5.02</text:p>
          </table:table-cell>
          <table:table-cell office:value-type="float" office:value="20.6496">
            <text:p>20.65</text:p>
          </table:table-cell>
          <table:table-cell office:value-type="float" office:value="30.34544">
            <text:p>30.35</text:p>
          </table:table-cell>
          <table:table-cell office:value-type="float" office:value="27.45168">
            <text:p>27.45</text:p>
          </table:table-cell>
          <table:table-cell office:value-type="float" office:value="27.55584">
            <text:p>27.56</text:p>
          </table:table-cell>
        </table:table-row>
        <table:table-row table:style-name="ro1">
          <table:table-cell office:value-type="float" office:value="5.01616">
            <text:p>5.02</text:p>
          </table:table-cell>
          <table:table-cell office:value-type="float" office:value="20.93232">
            <text:p>20.93</text:p>
          </table:table-cell>
          <table:table-cell office:value-type="float" office:value="30.34544">
            <text:p>30.35</text:p>
          </table:table-cell>
          <table:table-cell office:value-type="float" office:value="27.55152">
            <text:p>27.55</text:p>
          </table:table-cell>
          <table:table-cell office:value-type="float" office:value="27.65568">
            <text:p>27.66</text:p>
          </table:table-cell>
        </table:table-row>
        <table:table-row table:style-name="ro1">
          <table:table-cell office:value-type="float" office:value="5.00736">
            <text:p>5.01</text:p>
          </table:table-cell>
          <table:table-cell office:value-type="float" office:value="20.92976">
            <text:p>20.93</text:p>
          </table:table-cell>
          <table:table-cell office:value-type="float" office:value="30.54416">
            <text:p>30.54</text:p>
          </table:table-cell>
          <table:table-cell office:value-type="float" office:value="27.75104">
            <text:p>27.75</text:p>
          </table:table-cell>
          <table:table-cell office:value-type="float" office:value="27.75552">
            <text:p>27.76</text:p>
          </table:table-cell>
        </table:table-row>
        <table:table-row table:style-name="ro1">
          <table:table-cell office:value-type="float" office:value="4.99888">
            <text:p>5</text:p>
          </table:table-cell>
          <table:table-cell office:value-type="float" office:value="21.10848">
            <text:p>21.11</text:p>
          </table:table-cell>
          <table:table-cell office:value-type="float" office:value="30.54416">
            <text:p>30.54</text:p>
          </table:table-cell>
          <table:table-cell office:value-type="float" office:value="28.1504">
            <text:p>28.15</text:p>
          </table:table-cell>
          <table:table-cell office:value-type="float" office:value="27.75552">
            <text:p>27.76</text:p>
          </table:table-cell>
        </table:table-row>
        <table:table-row table:style-name="ro1">
          <table:table-cell office:value-type="float" office:value="5.06928">
            <text:p>5.07</text:p>
          </table:table-cell>
          <table:table-cell office:value-type="float" office:value="21.2872">
            <text:p>21.29</text:p>
          </table:table-cell>
          <table:table-cell office:value-type="float" office:value="30.8432">
            <text:p>30.84</text:p>
          </table:table-cell>
          <table:table-cell office:value-type="float" office:value="28.25024">
            <text:p>28.25</text:p>
          </table:table-cell>
          <table:table-cell office:value-type="float" office:value="27.75552">
            <text:p>27.76</text:p>
          </table:table-cell>
        </table:table-row>
        <table:table-row table:style-name="ro1">
          <table:table-cell office:value-type="float" office:value="5.06128">
            <text:p>5.06</text:p>
          </table:table-cell>
          <table:table-cell office:value-type="float" office:value="21.47056">
            <text:p>21.47</text:p>
          </table:table-cell>
          <table:table-cell office:value-type="float" office:value="30.94288">
            <text:p>30.94</text:p>
          </table:table-cell>
          <table:table-cell office:value-type="float" office:value="28.25024">
            <text:p>28.25</text:p>
          </table:table-cell>
          <table:table-cell office:value-type="float" office:value="27.85536">
            <text:p>27.86</text:p>
          </table:table-cell>
        </table:table-row>
        <table:table-row table:style-name="ro1">
          <table:table-cell office:value-type="float" office:value="5.05152">
            <text:p>5.05</text:p>
          </table:table-cell>
          <table:table-cell office:value-type="float" office:value="21.46784">
            <text:p>21.47</text:p>
          </table:table-cell>
          <table:table-cell office:value-type="float" office:value="31.04256">
            <text:p>31.04</text:p>
          </table:table-cell>
          <table:table-cell office:value-type="float" office:value="28.25024">
            <text:p>28.25</text:p>
          </table:table-cell>
          <table:table-cell office:value-type="float" office:value="27.9552">
            <text:p>27.96</text:p>
          </table:table-cell>
        </table:table-row>
        <table:table-row table:style-name="ro1">
          <table:table-cell office:value-type="float" office:value="5.04656">
            <text:p>5.05</text:p>
          </table:table-cell>
          <table:table-cell office:value-type="float" office:value="21.45856">
            <text:p>21.46</text:p>
          </table:table-cell>
          <table:table-cell office:value-type="float" office:value="31.04256">
            <text:p>31.04</text:p>
          </table:table-cell>
          <table:table-cell office:value-type="float" office:value="28.44992">
            <text:p>28.45</text:p>
          </table:table-cell>
          <table:table-cell office:value-type="float" office:value="28.15488">
            <text:p>28.15</text:p>
          </table:table-cell>
        </table:table-row>
        <table:table-row table:style-name="ro1">
          <table:table-cell office:value-type="float" office:value="5.03728">
            <text:p>5.04</text:p>
          </table:table-cell>
          <table:table-cell office:value-type="float" office:value="21.73136">
            <text:p>21.73</text:p>
          </table:table-cell>
          <table:table-cell office:value-type="float" office:value="31.04256">
            <text:p>31.04</text:p>
          </table:table-cell>
          <table:table-cell office:value-type="float" office:value="28.6496">
            <text:p>28.65</text:p>
          </table:table-cell>
          <table:table-cell office:value-type="float" office:value="28.25472">
            <text:p>28.25</text:p>
          </table:table-cell>
        </table:table-row>
        <table:table-row table:style-name="ro1">
          <table:table-cell office:value-type="float" office:value="5.02352">
            <text:p>5.02</text:p>
          </table:table-cell>
          <table:table-cell office:value-type="float" office:value="21.71792">
            <text:p>21.72</text:p>
          </table:table-cell>
          <table:table-cell office:value-type="float" office:value="31.24192">
            <text:p>31.24</text:p>
          </table:table-cell>
          <table:table-cell office:value-type="float" office:value="28.74944">
            <text:p>28.75</text:p>
          </table:table-cell>
          <table:table-cell office:value-type="float" office:value="28.55424">
            <text:p>28.55</text:p>
          </table:table-cell>
        </table:table-row>
        <table:table-row table:style-name="ro1">
          <table:table-cell office:value-type="float" office:value="5.01648">
            <text:p>5.02</text:p>
          </table:table-cell>
          <table:table-cell office:value-type="float" office:value="21.7136">
            <text:p>21.71</text:p>
          </table:table-cell>
          <table:table-cell office:value-type="float" office:value="31.34048">
            <text:p>31.34</text:p>
          </table:table-cell>
          <table:table-cell office:value-type="float" office:value="28.84912">
            <text:p>28.85</text:p>
          </table:table-cell>
          <table:table-cell office:value-type="float" office:value="28.65408">
            <text:p>28.65</text:p>
          </table:table-cell>
        </table:table-row>
        <table:table-row table:style-name="ro1">
          <table:table-cell office:value-type="float" office:value="5.00784">
            <text:p>5.01</text:p>
          </table:table-cell>
          <table:table-cell office:value-type="float" office:value="21.90016">
            <text:p>21.9</text:p>
          </table:table-cell>
          <table:table-cell office:value-type="float" office:value="31.53904">
            <text:p>31.54</text:p>
          </table:table-cell>
          <table:table-cell office:value-type="float" office:value="28.84912">
            <text:p>28.85</text:p>
          </table:table-cell>
          <table:table-cell office:value-type="float" office:value="28.75392">
            <text:p>28.75</text:p>
          </table:table-cell>
        </table:table-row>
        <table:table-row table:style-name="ro1">
          <table:table-cell office:value-type="float" office:value="4.99984">
            <text:p>5</text:p>
          </table:table-cell>
          <table:table-cell office:value-type="float" office:value="21.98176">
            <text:p>21.98</text:p>
          </table:table-cell>
          <table:table-cell office:value-type="float" office:value="31.63888">
            <text:p>31.64</text:p>
          </table:table-cell>
          <table:table-cell office:value-type="float" office:value="28.84912">
            <text:p>28.85</text:p>
          </table:table-cell>
          <table:table-cell office:value-type="float" office:value="28.85376">
            <text:p>28.85</text:p>
          </table:table-cell>
        </table:table-row>
        <table:table-row table:style-name="ro1">
          <table:table-cell office:value-type="float" office:value="4.99152">
            <text:p>4.99</text:p>
          </table:table-cell>
          <table:table-cell office:value-type="float" office:value="21.9744">
            <text:p>21.97</text:p>
          </table:table-cell>
          <table:table-cell office:value-type="float" office:value="31.73856">
            <text:p>31.74</text:p>
          </table:table-cell>
          <table:table-cell office:value-type="float" office:value="29.0488">
            <text:p>29.05</text:p>
          </table:table-cell>
          <table:table-cell office:value-type="float" office:value="28.85376">
            <text:p>28.85</text:p>
          </table:table-cell>
        </table:table-row>
        <table:table-row table:style-name="ro1">
          <table:table-cell office:value-type="float" office:value="5.06224">
            <text:p>5.06</text:p>
          </table:table-cell>
          <table:table-cell office:value-type="float" office:value="22.06432">
            <text:p>22.06</text:p>
          </table:table-cell>
          <table:table-cell office:value-type="float" office:value="31.83824">
            <text:p>31.84</text:p>
          </table:table-cell>
          <table:table-cell office:value-type="float" office:value="29.24848">
            <text:p>29.25</text:p>
          </table:table-cell>
          <table:table-cell office:value-type="float" office:value="28.9536">
            <text:p>28.95</text:p>
          </table:table-cell>
        </table:table-row>
        <table:table-row table:style-name="ro1">
          <table:table-cell office:value-type="float" office:value="5.05584">
            <text:p>5.06</text:p>
          </table:table-cell>
          <table:table-cell office:value-type="float" office:value="22.2368">
            <text:p>22.24</text:p>
          </table:table-cell>
          <table:table-cell office:value-type="float" office:value="31.93712">
            <text:p>31.94</text:p>
          </table:table-cell>
          <table:table-cell office:value-type="float" office:value="29.34832">
            <text:p>29.35</text:p>
          </table:table-cell>
          <table:table-cell office:value-type="float" office:value="29.35296">
            <text:p>29.35</text:p>
          </table:table-cell>
        </table:table-row>
        <table:table-row table:style-name="ro1">
          <table:table-cell office:value-type="float" office:value="5.12928">
            <text:p>5.13</text:p>
          </table:table-cell>
          <table:table-cell office:value-type="float" office:value="22.31568">
            <text:p>22.32</text:p>
          </table:table-cell>
          <table:table-cell office:value-type="float" office:value="32.0368">
            <text:p>32.04</text:p>
          </table:table-cell>
          <table:table-cell office:value-type="float" office:value="29.448">
            <text:p>29.45</text:p>
          </table:table-cell>
          <table:table-cell office:value-type="float" office:value="29.35296">
            <text:p>29.35</text:p>
          </table:table-cell>
        </table:table-row>
        <table:table-row table:style-name="ro1">
          <table:table-cell office:value-type="float" office:value="5.12288">
            <text:p>5.12</text:p>
          </table:table-cell>
          <table:table-cell office:value-type="float" office:value="22.58384">
            <text:p>22.58</text:p>
          </table:table-cell>
          <table:table-cell office:value-type="float" office:value="32.0368">
            <text:p>32.04</text:p>
          </table:table-cell>
          <table:table-cell office:value-type="float" office:value="29.64768">
            <text:p>29.65</text:p>
          </table:table-cell>
          <table:table-cell office:value-type="float" office:value="29.4528">
            <text:p>29.45</text:p>
          </table:table-cell>
        </table:table-row>
        <table:table-row table:style-name="ro1">
          <table:table-cell office:value-type="float" office:value="5.11584">
            <text:p>5.12</text:p>
          </table:table-cell>
          <table:table-cell office:value-type="float" office:value="22.65792">
            <text:p>22.66</text:p>
          </table:table-cell>
          <table:table-cell office:value-type="float" office:value="32.2352">
            <text:p>32.24</text:p>
          </table:table-cell>
          <table:table-cell office:value-type="float" office:value="29.64768">
            <text:p>29.65</text:p>
          </table:table-cell>
          <table:table-cell office:value-type="float" office:value="29.55264">
            <text:p>29.55</text:p>
          </table:table-cell>
        </table:table-row>
        <table:table-row table:style-name="ro1">
          <table:table-cell office:value-type="float" office:value="5.18528">
            <text:p>5.19</text:p>
          </table:table-cell>
          <table:table-cell office:value-type="float" office:value="22.74288">
            <text:p>22.74</text:p>
          </table:table-cell>
          <table:table-cell office:value-type="float" office:value="32.33488">
            <text:p>32.33</text:p>
          </table:table-cell>
          <table:table-cell office:value-type="float" office:value="29.84736">
            <text:p>29.85</text:p>
          </table:table-cell>
          <table:table-cell office:value-type="float" office:value="29.55264">
            <text:p>29.55</text:p>
          </table:table-cell>
        </table:table-row>
        <table:table-row table:style-name="ro1">
          <table:table-cell office:value-type="float" office:value="5.17584">
            <text:p>5.18</text:p>
          </table:table-cell>
          <table:table-cell office:value-type="float" office:value="22.92016">
            <text:p>22.92</text:p>
          </table:table-cell>
          <table:table-cell office:value-type="float" office:value="32.33488">
            <text:p>32.33</text:p>
          </table:table-cell>
          <table:table-cell office:value-type="float" office:value="30.04704">
            <text:p>30.05</text:p>
          </table:table-cell>
          <table:table-cell office:value-type="float" office:value="29.75232">
            <text:p>29.75</text:p>
          </table:table-cell>
        </table:table-row>
        <table:table-row table:style-name="ro1">
          <table:table-cell office:value-type="float" office:value="5.1656">
            <text:p>5.17</text:p>
          </table:table-cell>
          <table:table-cell office:value-type="float" office:value="23.0056">
            <text:p>23.01</text:p>
          </table:table-cell>
          <table:table-cell office:value-type="float" office:value="32.33488">
            <text:p>32.33</text:p>
          </table:table-cell>
          <table:table-cell office:value-type="float" office:value="30.14688">
            <text:p>30.15</text:p>
          </table:table-cell>
          <table:table-cell office:value-type="float" office:value="29.85216">
            <text:p>29.85</text:p>
          </table:table-cell>
        </table:table-row>
        <table:table-row table:style-name="ro1">
          <table:table-cell office:value-type="float" office:value="5.16128">
            <text:p>5.16</text:p>
          </table:table-cell>
          <table:table-cell office:value-type="float" office:value="23.18352">
            <text:p>23.18</text:p>
          </table:table-cell>
          <table:table-cell office:value-type="float" office:value="32.42976">
            <text:p>32.43</text:p>
          </table:table-cell>
          <table:table-cell office:value-type="float" office:value="30.14688">
            <text:p>30.15</text:p>
          </table:table-cell>
          <table:table-cell office:value-type="float" office:value="30.25152">
            <text:p>30.25</text:p>
          </table:table-cell>
        </table:table-row>
        <table:table-row table:style-name="ro1">
          <table:table-cell office:value-type="float" office:value="5.2248">
            <text:p>5.22</text:p>
          </table:table-cell>
          <table:table-cell office:value-type="float" office:value="23.35952">
            <text:p>23.36</text:p>
          </table:table-cell>
          <table:table-cell office:value-type="float" office:value="32.72864">
            <text:p>32.73</text:p>
          </table:table-cell>
          <table:table-cell office:value-type="float" office:value="30.24672">
            <text:p>30.25</text:p>
          </table:table-cell>
          <table:table-cell office:value-type="float" office:value="30.25152">
            <text:p>30.25</text:p>
          </table:table-cell>
        </table:table-row>
        <table:table-row table:style-name="ro1">
          <table:table-cell office:value-type="float" office:value="5.29712">
            <text:p>5.3</text:p>
          </table:table-cell>
          <table:table-cell office:value-type="float" office:value="23.53264">
            <text:p>23.53</text:p>
          </table:table-cell>
          <table:table-cell office:value-type="float" office:value="32.82752">
            <text:p>32.83</text:p>
          </table:table-cell>
          <table:table-cell office:value-type="float" office:value="30.54608">
            <text:p>30.55</text:p>
          </table:table-cell>
          <table:table-cell office:value-type="float" office:value="30.35136">
            <text:p>30.35</text:p>
          </table:table-cell>
        </table:table-row>
        <table:table-row table:style-name="ro1">
          <table:table-cell office:value-type="float" office:value="5.29184">
            <text:p>5.29</text:p>
          </table:table-cell>
          <table:table-cell office:value-type="float" office:value="23.6072">
            <text:p>23.61</text:p>
          </table:table-cell>
          <table:table-cell office:value-type="float" office:value="32.82752">
            <text:p>32.83</text:p>
          </table:table-cell>
          <table:table-cell office:value-type="float" office:value="30.54608">
            <text:p>30.55</text:p>
          </table:table-cell>
          <table:table-cell office:value-type="float" office:value="30.35136">
            <text:p>30.35</text:p>
          </table:table-cell>
        </table:table-row>
        <table:table-row table:style-name="ro1">
          <table:table-cell office:value-type="float" office:value="5.28416">
            <text:p>5.28</text:p>
          </table:table-cell>
          <table:table-cell office:value-type="float" office:value="23.69392">
            <text:p>23.69</text:p>
          </table:table-cell>
          <table:table-cell office:value-type="float" office:value="32.82752">
            <text:p>32.83</text:p>
          </table:table-cell>
          <table:table-cell office:value-type="float" office:value="30.54608">
            <text:p>30.55</text:p>
          </table:table-cell>
          <table:table-cell office:value-type="float" office:value="30.55104">
            <text:p>30.55</text:p>
          </table:table-cell>
        </table:table-row>
        <table:table-row table:style-name="ro1">
          <table:table-cell office:value-type="float" office:value="5.34784">
            <text:p>5.35</text:p>
          </table:table-cell>
          <table:table-cell office:value-type="float" office:value="23.87856">
            <text:p>23.88</text:p>
          </table:table-cell>
          <table:table-cell office:value-type="float" office:value="32.82752">
            <text:p>32.83</text:p>
          </table:table-cell>
          <table:table-cell office:value-type="float" office:value="30.54608">
            <text:p>30.55</text:p>
          </table:table-cell>
          <table:table-cell office:value-type="float" office:value="30.65088">
            <text:p>30.65</text:p>
          </table:table-cell>
        </table:table-row>
        <table:table-row table:style-name="ro1">
          <table:table-cell office:value-type="float" office:value="5.34496">
            <text:p>5.34</text:p>
          </table:table-cell>
          <table:table-cell office:value-type="float" office:value="23.972">
            <text:p>23.97</text:p>
          </table:table-cell>
          <table:table-cell office:value-type="float" office:value="33.02688">
            <text:p>33.03</text:p>
          </table:table-cell>
          <table:table-cell office:value-type="float" office:value="30.54608">
            <text:p>30.55</text:p>
          </table:table-cell>
          <table:table-cell office:value-type="float" office:value="30.85056">
            <text:p>30.85</text:p>
          </table:table-cell>
        </table:table-row>
        <table:table-row table:style-name="ro1">
          <table:table-cell office:value-type="float" office:value="5.33728">
            <text:p>5.34</text:p>
          </table:table-cell>
          <table:table-cell office:value-type="float" office:value="24.05888">
            <text:p>24.06</text:p>
          </table:table-cell>
          <table:table-cell office:value-type="float" office:value="33.12544">
            <text:p>33.13</text:p>
          </table:table-cell>
          <table:table-cell office:value-type="float" office:value="30.84032">
            <text:p>30.84</text:p>
          </table:table-cell>
          <table:table-cell office:value-type="float" office:value="30.85056">
            <text:p>30.85</text:p>
          </table:table-cell>
        </table:table-row>
        <table:table-row table:style-name="ro1">
          <table:table-cell office:value-type="float" office:value="5.33024">
            <text:p>5.33</text:p>
          </table:table-cell>
          <table:table-cell office:value-type="float" office:value="24.14784">
            <text:p>24.15</text:p>
          </table:table-cell>
          <table:table-cell office:value-type="float" office:value="33.22512">
            <text:p>33.23</text:p>
          </table:table-cell>
          <table:table-cell office:value-type="float" office:value="30.94016">
            <text:p>30.94</text:p>
          </table:table-cell>
          <table:table-cell office:value-type="float" office:value="30.85056">
            <text:p>30.85</text:p>
          </table:table-cell>
        </table:table-row>
        <table:table-row table:style-name="ro1">
          <table:table-cell office:value-type="float" office:value="5.31696">
            <text:p>5.32</text:p>
          </table:table-cell>
          <table:table-cell office:value-type="float" office:value="24.23856">
            <text:p>24.24</text:p>
          </table:table-cell>
          <table:table-cell office:value-type="float" office:value="33.22512">
            <text:p>33.23</text:p>
          </table:table-cell>
          <table:table-cell office:value-type="float" office:value="31.04">
            <text:p>31.04</text:p>
          </table:table-cell>
          <table:table-cell office:value-type="float" office:value="31.15008">
            <text:p>31.15</text:p>
          </table:table-cell>
        </table:table-row>
        <table:table-row table:style-name="ro1">
          <table:table-cell office:value-type="float" office:value="5.31152">
            <text:p>5.31</text:p>
          </table:table-cell>
          <table:table-cell office:value-type="float" office:value="24.60064">
            <text:p>24.6</text:p>
          </table:table-cell>
          <table:table-cell office:value-type="float" office:value="33.3248">
            <text:p>33.32</text:p>
          </table:table-cell>
          <table:table-cell office:value-type="float" office:value="31.13984">
            <text:p>31.14</text:p>
          </table:table-cell>
          <table:table-cell office:value-type="float" office:value="31.34976">
            <text:p>31.35</text:p>
          </table:table-cell>
        </table:table-row>
        <table:table-row table:style-name="ro1">
          <table:table-cell office:value-type="float" office:value="5.3816">
            <text:p>5.38</text:p>
          </table:table-cell>
          <table:table-cell office:value-type="float" office:value="24.68976">
            <text:p>24.69</text:p>
          </table:table-cell>
          <table:table-cell office:value-type="float" office:value="33.52416">
            <text:p>33.52</text:p>
          </table:table-cell>
          <table:table-cell office:value-type="float" office:value="31.13984">
            <text:p>31.14</text:p>
          </table:table-cell>
          <table:table-cell office:value-type="float" office:value="31.54944">
            <text:p>31.55</text:p>
          </table:table-cell>
        </table:table-row>
        <table:table-row table:style-name="ro1">
          <table:table-cell office:value-type="float" office:value="5.3728">
            <text:p>5.37</text:p>
          </table:table-cell>
          <table:table-cell office:value-type="float" office:value="24.76976">
            <text:p>24.77</text:p>
          </table:table-cell>
          <table:table-cell office:value-type="float" office:value="33.52416">
            <text:p>33.52</text:p>
          </table:table-cell>
          <table:table-cell office:value-type="float" office:value="31.33952">
            <text:p>31.34</text:p>
          </table:table-cell>
          <table:table-cell office:value-type="float" office:value="31.74912">
            <text:p>31.75</text:p>
          </table:table-cell>
        </table:table-row>
        <table:table-row table:style-name="ro1">
          <table:table-cell office:value-type="float" office:value="5.36448">
            <text:p>5.36</text:p>
          </table:table-cell>
          <table:table-cell office:value-type="float" office:value="24.85792">
            <text:p>24.86</text:p>
          </table:table-cell>
          <table:table-cell office:value-type="float" office:value="33.6176">
            <text:p>33.62</text:p>
          </table:table-cell>
          <table:table-cell office:value-type="float" office:value="31.4392">
            <text:p>31.44</text:p>
          </table:table-cell>
          <table:table-cell office:value-type="float" office:value="31.84896">
            <text:p>31.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11:2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7S</meta:editing-duration>
    <meta:editing-cycles>3</meta:editing-cycles>
    <meta:generator>OpenOffice/4.1.1$Win32 OpenOffice.org_project/411m6$Build-9775</meta:generator>
    <dc:date>2015-12-18T11:29:38.78</dc:date>
    <dc:creator>Anton Valkenberg</dc:creator>
    <meta:document-statistic meta:table-count="2" meta:cell-count="150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style-name="ch1">
        <chart:title svg:x="4.187cm" svg:y="0.316cm" chart:style-name="ch2">
          <text:p>Experiment 3: Firefighter view distance</text:p>
        </chart:title>
        <chart:legend chart:legend-position="end" svg:x="14.473cm" svg:y="3.143cm" style:legend-expansion="high" chart:style-name="ch3"/>
        <chart:plot-area chart:style-name="ch4" table:cell-range-address="Data.A1:Data.E301" chart:data-source-has-labels="row" svg:x="1.501cm" svg:y="1.635cm" svg:width="12.332cm" svg:height="6.041cm">
          <chartooo:coordinate-region svg:x="2.122cm" svg:y="1.847cm" svg:width="11.711cm" svg:height="5.156cm"/>
          <chart:axis chart:dimension="x" chart:name="primary-x" chart:style-name="ch5">
            <chart:title svg:x="7.207cm" svg:y="7.856cm" chart:style-name="ch6">
              <text:p>Tick</text:p>
            </chart:title>
          </chart:axis>
          <chart:axis chart:dimension="y" chart:name="primary-y" chart:style-name="ch7">
            <chart:title svg:x="0.451cm" svg:y="6.292cm" chart:style-name="ch8">
              <text:p>Evaluation Score</text:p>
            </chart:title>
            <chart:grid chart:style-name="ch9" chart:class="major"/>
          </chart:axis>
          <chart:series chart:style-name="ch10" chart:values-cell-range-address="Data.A2:Data.A301" chart:label-cell-address="Data.A1:Data.A1" chart:class="chart:line">
            <chart:data-point chart:repeated="300"/>
          </chart:series>
          <chart:series chart:style-name="ch11" chart:values-cell-range-address="Data.B2:Data.B301" chart:label-cell-address="Data.B1:Data.B1" chart:class="chart:line">
            <chart:data-point chart:repeated="300"/>
          </chart:series>
          <chart:series chart:style-name="ch12" chart:values-cell-range-address="Data.C2:Data.C301" chart:label-cell-address="Data.C1:Data.C1" chart:class="chart:line">
            <chart:data-point chart:repeated="300"/>
          </chart:series>
          <chart:series chart:style-name="ch13" chart:values-cell-range-address="Data.D2:Data.D301" chart:label-cell-address="Data.D1:Data.D1" chart:class="chart:line">
            <chart:data-point chart:repeated="300"/>
          </chart:series>
          <chart:series chart:style-name="ch14" chart:values-cell-range-address="Data.E2:Data.E301" chart:label-cell-address="Data.E1:Data.E1" chart:class="chart:line">
            <chart:data-point chart:repeated="3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Data.A1:Data.A1</svg:desc>
                </draw:g>
              </table:table-cell>
              <table:table-cell office:value-type="string">
                <text:p>3</text:p>
                <draw:g>
                  <svg:desc>Data.B1:Data.B1</svg:desc>
                </draw:g>
              </table:table-cell>
              <table:table-cell office:value-type="string">
                <text:p>5</text:p>
                <draw:g>
                  <svg:desc>Data.C1:Data.C1</svg:desc>
                </draw:g>
              </table:table-cell>
              <table:table-cell office:value-type="string">
                <text:p>7</text:p>
                <draw:g>
                  <svg:desc>Data.D1:Data.D1</svg:desc>
                </draw:g>
              </table:table-cell>
              <table:table-cell office:value-type="string">
                <text:p>9</text:p>
                <draw:g>
                  <svg:desc>Data.E1: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301</svg:desc>
                </draw:g>
              </table:table-cell>
              <table:table-cell office:value-type="float" office:value="0">
                <text:p>0</text:p>
                <draw:g>
                  <svg:desc>Data.B2:Data.B301</svg:desc>
                </draw:g>
              </table:table-cell>
              <table:table-cell office:value-type="float" office:value="0">
                <text:p>0</text:p>
                <draw:g>
                  <svg:desc>Data.C2:Data.C301</svg:desc>
                </draw:g>
              </table:table-cell>
              <table:table-cell office:value-type="float" office:value="0">
                <text:p>0</text:p>
                <draw:g>
                  <svg:desc>Data.D2:Data.D301</svg:desc>
                </draw:g>
              </table:table-cell>
              <table:table-cell office:value-type="float" office:value="0">
                <text:p>0</text:p>
                <draw:g>
                  <svg:desc>Data.E2:Data.E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1.6">
                <text:p>1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">
                <text:p>0.6</text:p>
              </table:table-cell>
              <table:table-cell office:value-type="float" office:value="1.2">
                <text:p>1.2</text:p>
              </table:table-cell>
              <table:table-cell office:value-type="float" office:value="2">
                <text:p>2</text:p>
              </table:table-cell>
              <table:table-cell office:value-type="float" office:value="1.7">
                <text:p>1.7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1.3">
                <text:p>1.3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">
                <text:p>0.7</text:p>
              </table:table-cell>
              <table:table-cell office:value-type="float" office:value="1.4">
                <text:p>1.4</text:p>
              </table:table-cell>
              <table:table-cell office:value-type="float" office:value="2.4">
                <text:p>2.4</text:p>
              </table:table-cell>
              <table:table-cell office:value-type="float" office:value="2">
                <text:p>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">
                <text:p>0.7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2.1">
                <text:p>2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2.6">
                <text:p>2.6</text:p>
              </table:table-cell>
              <table:table-cell office:value-type="float" office:value="2.2">
                <text:p>2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2.8">
                <text:p>2.8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2.9">
                <text:p>2.9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3.1">
                <text:p>3.1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1.6">
                <text:p>1.6</text:p>
              </table:table-cell>
              <table:table-cell office:value-type="float" office:value="3.2">
                <text:p>3.2</text:p>
              </table:table-cell>
              <table:table-cell office:value-type="float" office:value="2.4">
                <text:p>2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1.8">
                <text:p>1.8</text:p>
              </table:table-cell>
              <table:table-cell office:value-type="float" office:value="3.3">
                <text:p>3.3</text:p>
              </table:table-cell>
              <table:table-cell office:value-type="float" office:value="2.5">
                <text:p>2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3.3">
                <text:p>3.3</text:p>
              </table:table-cell>
              <table:table-cell office:value-type="float" office:value="2.6">
                <text:p>2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3.3">
                <text:p>3.3</text:p>
              </table:table-cell>
              <table:table-cell office:value-type="float" office:value="2.8">
                <text:p>2.8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">
                <text:p>1.1</text:p>
              </table:table-cell>
              <table:table-cell office:value-type="float" office:value="1.9">
                <text:p>1.9</text:p>
              </table:table-cell>
              <table:table-cell office:value-type="float" office:value="3.4">
                <text:p>3.4</text:p>
              </table:table-cell>
              <table:table-cell office:value-type="float" office:value="2.9">
                <text:p>2.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">
                <text:p>1.1</text:p>
              </table:table-cell>
              <table:table-cell office:value-type="float" office:value="1.9">
                <text:p>1.9</text:p>
              </table:table-cell>
              <table:table-cell office:value-type="float" office:value="3.5">
                <text:p>3.5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">
                <text:p>1.2</text:p>
              </table:table-cell>
              <table:table-cell office:value-type="float" office:value="2.1">
                <text:p>2.1</text:p>
              </table:table-cell>
              <table:table-cell office:value-type="float" office:value="3.5">
                <text:p>3.5</text:p>
              </table:table-cell>
              <table:table-cell office:value-type="float" office:value="3.2">
                <text:p>3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">
                <text:p>1.2</text:p>
              </table:table-cell>
              <table:table-cell office:value-type="float" office:value="2.3">
                <text:p>2.3</text:p>
              </table:table-cell>
              <table:table-cell office:value-type="float" office:value="3.9">
                <text:p>3.9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3.9">
                <text:p>3.9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">
                <text:p>1.3</text:p>
              </table:table-cell>
              <table:table-cell office:value-type="float" office:value="2.3">
                <text:p>2.3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  <table:table-cell office:value-type="float" office:value="4.1">
                <text:p>4.1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">
                <text:p>1.4</text:p>
              </table:table-cell>
              <table:table-cell office:value-type="float" office:value="2.3">
                <text:p>2.3</text:p>
              </table:table-cell>
              <table:table-cell office:value-type="float" office:value="4.2">
                <text:p>4.2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">
                <text:p>1.5</text:p>
              </table:table-cell>
              <table:table-cell office:value-type="float" office:value="2.3">
                <text:p>2.3</text:p>
              </table:table-cell>
              <table:table-cell office:value-type="float" office:value="4.2">
                <text:p>4.2</text:p>
              </table:table-cell>
              <table:table-cell office:value-type="float" office:value="3.7">
                <text:p>3.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">
                <text:p>1.6</text:p>
              </table:table-cell>
              <table:table-cell office:value-type="float" office:value="2.3">
                <text:p>2.3</text:p>
              </table:table-cell>
              <table:table-cell office:value-type="float" office:value="4.4">
                <text:p>4.4</text:p>
              </table:table-cell>
              <table:table-cell office:value-type="float" office:value="3.9">
                <text:p>3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">
                <text:p>1.7</text:p>
              </table:table-cell>
              <table:table-cell office:value-type="float" office:value="2.4">
                <text:p>2.4</text:p>
              </table:table-cell>
              <table:table-cell office:value-type="float" office:value="4.5">
                <text:p>4.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">
                <text:p>1.8</text:p>
              </table:table-cell>
              <table:table-cell office:value-type="float" office:value="2.4">
                <text:p>2.4</text:p>
              </table:table-cell>
              <table:table-cell office:value-type="float" office:value="4.6">
                <text:p>4.6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4.6">
                <text:p>4.6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4.7">
                <text:p>4.7</text:p>
              </table:table-cell>
              <table:table-cell office:value-type="float" office:value="4.3">
                <text:p>4.3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4.4">
                <text:p>4.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5.2">
                <text:p>5.2</text:p>
              </table:table-cell>
              <table:table-cell office:value-type="float" office:value="4.4">
                <text:p>4.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5.2">
                <text:p>5.2</text:p>
              </table:table-cell>
              <table:table-cell office:value-type="float" office:value="4.7">
                <text:p>4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5.2">
                <text:p>5.2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2.6">
                <text:p>2.6</text:p>
              </table:table-cell>
              <table:table-cell office:value-type="float" office:value="5.4">
                <text:p>5.4</text:p>
              </table:table-cell>
              <table:table-cell office:value-type="float" office:value="4.8">
                <text:p>4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">
                <text:p>2.1</text:p>
              </table:table-cell>
              <table:table-cell office:value-type="float" office:value="2.7">
                <text:p>2.7</text:p>
              </table:table-cell>
              <table:table-cell office:value-type="float" office:value="5.5">
                <text:p>5.5</text:p>
              </table:table-cell>
              <table:table-cell office:value-type="float" office:value="5.1">
                <text:p>5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">
                <text:p>2.1</text:p>
              </table:table-cell>
              <table:table-cell office:value-type="float" office:value="2.9">
                <text:p>2.9</text:p>
              </table:table-cell>
              <table:table-cell office:value-type="float" office:value="5.5">
                <text:p>5.5</text:p>
              </table:table-cell>
              <table:table-cell office:value-type="float" office:value="5.2">
                <text:p>5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5.5">
                <text:p>5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">
                <text:p>2.2</text:p>
              </table:table-cell>
              <table:table-cell office:value-type="float" office:value="3">
                <text:p>3</text:p>
              </table:table-cell>
              <table:table-cell office:value-type="float" office:value="5.7">
                <text:p>5.7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">
                <text:p>2.2</text:p>
              </table:table-cell>
              <table:table-cell office:value-type="float" office:value="3.1">
                <text:p>3.1</text:p>
              </table:table-cell>
              <table:table-cell office:value-type="float" office:value="6.1">
                <text:p>6.1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">
                <text:p>2.4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  <table:table-cell office:value-type="float" office:value="5.8">
                <text:p>5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">
                <text:p>2.4</text:p>
              </table:table-cell>
              <table:table-cell office:value-type="float" office:value="3.4">
                <text:p>3.4</text:p>
              </table:table-cell>
              <table:table-cell office:value-type="float" office:value="6.4">
                <text:p>6.4</text:p>
              </table:table-cell>
              <table:table-cell office:value-type="float" office:value="5.9">
                <text:p>5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">
                <text:p>2.5</text:p>
              </table:table-cell>
              <table:table-cell office:value-type="float" office:value="3.4">
                <text:p>3.4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6.8">
                <text:p>6.8</text:p>
              </table:table-cell>
              <table:table-cell office:value-type="float" office:value="5.9">
                <text:p>5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">
                <text:p>2.6</text:p>
              </table:table-cell>
              <table:table-cell office:value-type="float" office:value="3.5">
                <text:p>3.5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">
                <text:p>2.6</text:p>
              </table:table-cell>
              <table:table-cell office:value-type="float" office:value="3.6">
                <text:p>3.6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">
                <text:p>2.6</text:p>
              </table:table-cell>
              <table:table-cell office:value-type="float" office:value="3.7">
                <text:p>3.7</text:p>
              </table:table-cell>
              <table:table-cell office:value-type="float" office:value="7.1">
                <text:p>7.1</text:p>
              </table:table-cell>
              <table:table-cell office:value-type="float" office:value="6.5">
                <text:p>6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7.2">
                <text:p>7.2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7.2">
                <text:p>7.2</text:p>
              </table:table-cell>
              <table:table-cell office:value-type="float" office:value="6.7">
                <text:p>6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7.3">
                <text:p>7.3</text:p>
              </table:table-cell>
              <table:table-cell office:value-type="float" office:value="6.7">
                <text:p>6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">
                <text:p>2.7</text:p>
              </table:table-cell>
              <table:table-cell office:value-type="float" office:value="3.7">
                <text:p>3.7</text:p>
              </table:table-cell>
              <table:table-cell office:value-type="float" office:value="7.8">
                <text:p>7.8</text:p>
              </table:table-cell>
              <table:table-cell office:value-type="float" office:value="6.7">
                <text:p>6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">
                <text:p>2.7</text:p>
              </table:table-cell>
              <table:table-cell office:value-type="float" office:value="3.9">
                <text:p>3.9</text:p>
              </table:table-cell>
              <table:table-cell office:value-type="float" office:value="8">
                <text:p>8</text:p>
              </table:table-cell>
              <table:table-cell office:value-type="float" office:value="6.7">
                <text:p>6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7">
                <text:p>2.7</text:p>
              </table:table-cell>
              <table:table-cell office:value-type="float" office:value="3.9">
                <text:p>3.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">
                <text:p>2.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">
                <text:p>2.7</text:p>
              </table:table-cell>
              <table:table-cell office:value-type="float" office:value="4.1">
                <text:p>4.1</text:p>
              </table:table-cell>
              <table:table-cell office:value-type="float" office:value="8.2">
                <text:p>8.2</text:p>
              </table:table-cell>
              <table:table-cell office:value-type="float" office:value="7.1">
                <text:p>7.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7">
                <text:p>2.7</text:p>
              </table:table-cell>
              <table:table-cell office:value-type="float" office:value="4.2">
                <text:p>4.2</text:p>
              </table:table-cell>
              <table:table-cell office:value-type="float" office:value="8.5">
                <text:p>8.5</text:p>
              </table:table-cell>
              <table:table-cell office:value-type="float" office:value="7.4">
                <text:p>7.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">
                <text:p>2.8</text:p>
              </table:table-cell>
              <table:table-cell office:value-type="float" office:value="4.4">
                <text:p>4.4</text:p>
              </table:table-cell>
              <table:table-cell office:value-type="float" office:value="8.5">
                <text:p>8.5</text:p>
              </table:table-cell>
              <table:table-cell office:value-type="float" office:value="7.4">
                <text:p>7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8">
                <text:p>2.8</text:p>
              </table:table-cell>
              <table:table-cell office:value-type="float" office:value="4.4">
                <text:p>4.4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8.7">
                <text:p>8.7</text:p>
              </table:table-cell>
              <table:table-cell office:value-type="float" office:value="7.7">
                <text:p>7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9">
                <text:p>2.9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9.3">
                <text:p>9.3</text:p>
              </table:table-cell>
              <table:table-cell office:value-type="float" office:value="7.8">
                <text:p>7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4.4">
                <text:p>4.4</text:p>
              </table:table-cell>
              <table:table-cell office:value-type="float" office:value="9.4">
                <text:p>9.4</text:p>
              </table:table-cell>
              <table:table-cell office:value-type="float" office:value="7.9">
                <text:p>7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4.6">
                <text:p>4.6</text:p>
              </table:table-cell>
              <table:table-cell office:value-type="float" office:value="9.4">
                <text:p>9.4</text:p>
              </table:table-cell>
              <table:table-cell office:value-type="float" office:value="8">
                <text:p>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1">
                <text:p>3.1</text:p>
              </table:table-cell>
              <table:table-cell office:value-type="float" office:value="4.7">
                <text:p>4.7</text:p>
              </table:table-cell>
              <table:table-cell office:value-type="float" office:value="9.5">
                <text:p>9.5</text:p>
              </table:table-cell>
              <table:table-cell office:value-type="float" office:value="8.1">
                <text:p>8.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1">
                <text:p>3.1</text:p>
              </table:table-cell>
              <table:table-cell office:value-type="float" office:value="4.7">
                <text:p>4.7</text:p>
              </table:table-cell>
              <table:table-cell office:value-type="float" office:value="9.5">
                <text:p>9.5</text:p>
              </table:table-cell>
              <table:table-cell office:value-type="float" office:value="8.3">
                <text:p>8.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">
                <text:p>3.1</text:p>
              </table:table-cell>
              <table:table-cell office:value-type="float" office:value="4.8">
                <text:p>4.8</text:p>
              </table:table-cell>
              <table:table-cell office:value-type="float" office:value="9.5">
                <text:p>9.5</text:p>
              </table:table-cell>
              <table:table-cell office:value-type="float" office:value="8.6">
                <text:p>8.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1">
                <text:p>3.1</text:p>
              </table:table-cell>
              <table:table-cell office:value-type="float" office:value="4.9">
                <text:p>4.9</text:p>
              </table:table-cell>
              <table:table-cell office:value-type="float" office:value="9.8">
                <text:p>9.8</text:p>
              </table:table-cell>
              <table:table-cell office:value-type="float" office:value="8.7">
                <text:p>8.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19776">
                <text:p>3.19776</text:p>
              </table:table-cell>
              <table:table-cell office:value-type="float" office:value="4.99808">
                <text:p>4.99808</text:p>
              </table:table-cell>
              <table:table-cell office:value-type="float" office:value="10.09616">
                <text:p>10.09616</text:p>
              </table:table-cell>
              <table:table-cell office:value-type="float" office:value="8.8">
                <text:p>8.8</text:p>
              </table:table-cell>
              <table:table-cell office:value-type="float" office:value="8.79856">
                <text:p>8.798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19664">
                <text:p>3.19664</text:p>
              </table:table-cell>
              <table:table-cell office:value-type="float" office:value="5.0968">
                <text:p>5.0968</text:p>
              </table:table-cell>
              <table:table-cell office:value-type="float" office:value="10.0944">
                <text:p>10.0944</text:p>
              </table:table-cell>
              <table:table-cell office:value-type="float" office:value="8.9984">
                <text:p>8.9984</text:p>
              </table:table-cell>
              <table:table-cell office:value-type="float" office:value="8.89728">
                <text:p>8.897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19248">
                <text:p>3.19248</text:p>
              </table:table-cell>
              <table:table-cell office:value-type="float" office:value="5.19536">
                <text:p>5.19536</text:p>
              </table:table-cell>
              <table:table-cell office:value-type="float" office:value="10.09264">
                <text:p>10.09264</text:p>
              </table:table-cell>
              <table:table-cell office:value-type="float" office:value="9.0984">
                <text:p>9.0984</text:p>
              </table:table-cell>
              <table:table-cell office:value-type="float" office:value="9.09552">
                <text:p>9.09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18944">
                <text:p>3.18944</text:p>
              </table:table-cell>
              <table:table-cell office:value-type="float" office:value="5.29408">
                <text:p>5.29408</text:p>
              </table:table-cell>
              <table:table-cell office:value-type="float" office:value="10.1912">
                <text:p>10.1912</text:p>
              </table:table-cell>
              <table:table-cell office:value-type="float" office:value="9.19696">
                <text:p>9.19696</text:p>
              </table:table-cell>
              <table:table-cell office:value-type="float" office:value="9.09392">
                <text:p>9.093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1864">
                <text:p>3.1864</text:p>
              </table:table-cell>
              <table:table-cell office:value-type="float" office:value="5.29232">
                <text:p>5.29232</text:p>
              </table:table-cell>
              <table:table-cell office:value-type="float" office:value="10.49088">
                <text:p>10.49088</text:p>
              </table:table-cell>
              <table:table-cell office:value-type="float" office:value="9.39696">
                <text:p>9.39696</text:p>
              </table:table-cell>
              <table:table-cell office:value-type="float" office:value="9.29264">
                <text:p>9.292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18432">
                <text:p>3.18432</text:p>
              </table:table-cell>
              <table:table-cell office:value-type="float" office:value="5.29232">
                <text:p>5.29232</text:p>
              </table:table-cell>
              <table:table-cell office:value-type="float" office:value="10.69072">
                <text:p>10.69072</text:p>
              </table:table-cell>
              <table:table-cell office:value-type="float" office:value="9.69504">
                <text:p>9.69504</text:p>
              </table:table-cell>
              <table:table-cell office:value-type="float" office:value="9.49248">
                <text:p>9.492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8192">
                <text:p>3.18192</text:p>
              </table:table-cell>
              <table:table-cell office:value-type="float" office:value="5.59104">
                <text:p>5.59104</text:p>
              </table:table-cell>
              <table:table-cell office:value-type="float" office:value="10.6888">
                <text:p>10.6888</text:p>
              </table:table-cell>
              <table:table-cell office:value-type="float" office:value="9.69184">
                <text:p>9.69184</text:p>
              </table:table-cell>
              <table:table-cell office:value-type="float" office:value="9.59072">
                <text:p>9.59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7888">
                <text:p>3.17888</text:p>
              </table:table-cell>
              <table:table-cell office:value-type="float" office:value="5.58896">
                <text:p>5.58896</text:p>
              </table:table-cell>
              <table:table-cell office:value-type="float" office:value="10.7888">
                <text:p>10.7888</text:p>
              </table:table-cell>
              <table:table-cell office:value-type="float" office:value="9.69184">
                <text:p>9.69184</text:p>
              </table:table-cell>
              <table:table-cell office:value-type="float" office:value="9.68768">
                <text:p>9.68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17824">
                <text:p>3.17824</text:p>
              </table:table-cell>
              <table:table-cell office:value-type="float" office:value="5.68608">
                <text:p>5.68608</text:p>
              </table:table-cell>
              <table:table-cell office:value-type="float" office:value="10.8888">
                <text:p>10.8888</text:p>
              </table:table-cell>
              <table:table-cell office:value-type="float" office:value="9.7888">
                <text:p>9.7888</text:p>
              </table:table-cell>
              <table:table-cell office:value-type="float" office:value="9.78592">
                <text:p>9.785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7456">
                <text:p>3.17456</text:p>
              </table:table-cell>
              <table:table-cell office:value-type="float" office:value="5.8848">
                <text:p>5.8848</text:p>
              </table:table-cell>
              <table:table-cell office:value-type="float" office:value="10.98864">
                <text:p>10.98864</text:p>
              </table:table-cell>
              <table:table-cell office:value-type="float" office:value="9.98672">
                <text:p>9.98672</text:p>
              </table:table-cell>
              <table:table-cell office:value-type="float" office:value="9.9856">
                <text:p>9.98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7408">
                <text:p>3.17408</text:p>
              </table:table-cell>
              <table:table-cell office:value-type="float" office:value="6.08368">
                <text:p>6.08368</text:p>
              </table:table-cell>
              <table:table-cell office:value-type="float" office:value="11.08864">
                <text:p>11.08864</text:p>
              </table:table-cell>
              <table:table-cell office:value-type="float" office:value="10.18656">
                <text:p>10.18656</text:p>
              </table:table-cell>
              <table:table-cell office:value-type="float" office:value="9.9856">
                <text:p>9.98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17168">
                <text:p>3.17168</text:p>
              </table:table-cell>
              <table:table-cell office:value-type="float" office:value="6.18112">
                <text:p>6.18112</text:p>
              </table:table-cell>
              <table:table-cell office:value-type="float" office:value="11.08864">
                <text:p>11.08864</text:p>
              </table:table-cell>
              <table:table-cell office:value-type="float" office:value="10.48624">
                <text:p>10.48624</text:p>
              </table:table-cell>
              <table:table-cell office:value-type="float" office:value="10.08544">
                <text:p>10.085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1696">
                <text:p>3.1696</text:p>
              </table:table-cell>
              <table:table-cell office:value-type="float" office:value="6.18016">
                <text:p>6.18016</text:p>
              </table:table-cell>
              <table:table-cell office:value-type="float" office:value="11.18848">
                <text:p>11.18848</text:p>
              </table:table-cell>
              <table:table-cell office:value-type="float" office:value="10.48464">
                <text:p>10.48464</text:p>
              </table:table-cell>
              <table:table-cell office:value-type="float" office:value="10.08544">
                <text:p>10.085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16752">
                <text:p>3.16752</text:p>
              </table:table-cell>
              <table:table-cell office:value-type="float" office:value="6.37952">
                <text:p>6.37952</text:p>
              </table:table-cell>
              <table:table-cell office:value-type="float" office:value="11.28832">
                <text:p>11.28832</text:p>
              </table:table-cell>
              <table:table-cell office:value-type="float" office:value="10.48464">
                <text:p>10.48464</text:p>
              </table:table-cell>
              <table:table-cell office:value-type="float" office:value="10.28512">
                <text:p>10.285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16576">
                <text:p>3.16576</text:p>
              </table:table-cell>
              <table:table-cell office:value-type="float" office:value="6.47808">
                <text:p>6.47808</text:p>
              </table:table-cell>
              <table:table-cell office:value-type="float" office:value="11.48832">
                <text:p>11.48832</text:p>
              </table:table-cell>
              <table:table-cell office:value-type="float" office:value="10.68432">
                <text:p>10.68432</text:p>
              </table:table-cell>
              <table:table-cell office:value-type="float" office:value="10.28512">
                <text:p>10.28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6352">
                <text:p>3.16352</text:p>
              </table:table-cell>
              <table:table-cell office:value-type="float" office:value="6.4752">
                <text:p>6.4752</text:p>
              </table:table-cell>
              <table:table-cell office:value-type="float" office:value="11.588">
                <text:p>11.588</text:p>
              </table:table-cell>
              <table:table-cell office:value-type="float" office:value="10.884">
                <text:p>10.884</text:p>
              </table:table-cell>
              <table:table-cell office:value-type="float" office:value="10.58464">
                <text:p>10.584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6176">
                <text:p>3.16176</text:p>
              </table:table-cell>
              <table:table-cell office:value-type="float" office:value="6.67392">
                <text:p>6.67392</text:p>
              </table:table-cell>
              <table:table-cell office:value-type="float" office:value="11.68448">
                <text:p>11.68448</text:p>
              </table:table-cell>
              <table:table-cell office:value-type="float" office:value="10.98384">
                <text:p>10.98384</text:p>
              </table:table-cell>
              <table:table-cell office:value-type="float" office:value="10.78448">
                <text:p>10.784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16">
                <text:p>3.16</text:p>
              </table:table-cell>
              <table:table-cell office:value-type="float" office:value="6.96976">
                <text:p>6.96976</text:p>
              </table:table-cell>
              <table:table-cell office:value-type="float" office:value="11.98432">
                <text:p>11.98432</text:p>
              </table:table-cell>
              <table:table-cell office:value-type="float" office:value="11.08384">
                <text:p>11.08384</text:p>
              </table:table-cell>
              <table:table-cell office:value-type="float" office:value="10.88432">
                <text:p>10.884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584">
                <text:p>3.1584</text:p>
              </table:table-cell>
              <table:table-cell office:value-type="float" office:value="6.9688">
                <text:p>6.9688</text:p>
              </table:table-cell>
              <table:table-cell office:value-type="float" office:value="12.184">
                <text:p>12.184</text:p>
              </table:table-cell>
              <table:table-cell office:value-type="float" office:value="11.08384">
                <text:p>11.08384</text:p>
              </table:table-cell>
              <table:table-cell office:value-type="float" office:value="10.88432">
                <text:p>10.88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15616">
                <text:p>3.15616</text:p>
              </table:table-cell>
              <table:table-cell office:value-type="float" office:value="7.064">
                <text:p>7.064</text:p>
              </table:table-cell>
              <table:table-cell office:value-type="float" office:value="12.18224">
                <text:p>12.18224</text:p>
              </table:table-cell>
              <table:table-cell office:value-type="float" office:value="11.28352">
                <text:p>11.28352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15456">
                <text:p>3.15456</text:p>
              </table:table-cell>
              <table:table-cell office:value-type="float" office:value="7.064">
                <text:p>7.064</text:p>
              </table:table-cell>
              <table:table-cell office:value-type="float" office:value="12.38208">
                <text:p>12.38208</text:p>
              </table:table-cell>
              <table:table-cell office:value-type="float" office:value="11.28352">
                <text:p>11.28352</text:p>
              </table:table-cell>
              <table:table-cell office:value-type="float" office:value="11.18384">
                <text:p>11.183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25168">
                <text:p>3.25168</text:p>
              </table:table-cell>
              <table:table-cell office:value-type="float" office:value="7.26288">
                <text:p>7.26288</text:p>
              </table:table-cell>
              <table:table-cell office:value-type="float" office:value="12.68144">
                <text:p>12.68144</text:p>
              </table:table-cell>
              <table:table-cell office:value-type="float" office:value="11.4832">
                <text:p>11.4832</text:p>
              </table:table-cell>
              <table:table-cell office:value-type="float" office:value="11.18384">
                <text:p>11.183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25008">
                <text:p>3.25008</text:p>
              </table:table-cell>
              <table:table-cell office:value-type="float" office:value="7.3608">
                <text:p>7.3608</text:p>
              </table:table-cell>
              <table:table-cell office:value-type="float" office:value="12.68144">
                <text:p>12.68144</text:p>
              </table:table-cell>
              <table:table-cell office:value-type="float" office:value="11.68288">
                <text:p>11.68288</text:p>
              </table:table-cell>
              <table:table-cell office:value-type="float" office:value="11.48336">
                <text:p>11.483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48">
                <text:p>3.248</text:p>
              </table:table-cell>
              <table:table-cell office:value-type="float" office:value="7.35712">
                <text:p>7.35712</text:p>
              </table:table-cell>
              <table:table-cell office:value-type="float" office:value="12.87936">
                <text:p>12.87936</text:p>
              </table:table-cell>
              <table:table-cell office:value-type="float" office:value="11.98256">
                <text:p>11.98256</text:p>
              </table:table-cell>
              <table:table-cell office:value-type="float" office:value="11.5832">
                <text:p>11.5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24432">
                <text:p>3.24432</text:p>
              </table:table-cell>
              <table:table-cell office:value-type="float" office:value="7.452">
                <text:p>7.452</text:p>
              </table:table-cell>
              <table:table-cell office:value-type="float" office:value="12.87936">
                <text:p>12.87936</text:p>
              </table:table-cell>
              <table:table-cell office:value-type="float" office:value="12.0824">
                <text:p>12.0824</text:p>
              </table:table-cell>
              <table:table-cell office:value-type="float" office:value="11.5832">
                <text:p>11.5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24048">
                <text:p>3.24048</text:p>
              </table:table-cell>
              <table:table-cell office:value-type="float" office:value="7.54848">
                <text:p>7.54848</text:p>
              </table:table-cell>
              <table:table-cell office:value-type="float" office:value="12.9792">
                <text:p>12.9792</text:p>
              </table:table-cell>
              <table:table-cell office:value-type="float" office:value="12.0824">
                <text:p>12.0824</text:p>
              </table:table-cell>
              <table:table-cell office:value-type="float" office:value="11.5832">
                <text:p>11.5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33568">
                <text:p>3.33568</text:p>
              </table:table-cell>
              <table:table-cell office:value-type="float" office:value="7.64768">
                <text:p>7.64768</text:p>
              </table:table-cell>
              <table:table-cell office:value-type="float" office:value="13.27872">
                <text:p>13.27872</text:p>
              </table:table-cell>
              <table:table-cell office:value-type="float" office:value="12.0824">
                <text:p>12.0824</text:p>
              </table:table-cell>
              <table:table-cell office:value-type="float" office:value="11.68304">
                <text:p>11.683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43232">
                <text:p>3.43232</text:p>
              </table:table-cell>
              <table:table-cell office:value-type="float" office:value="7.64704">
                <text:p>7.64704</text:p>
              </table:table-cell>
              <table:table-cell office:value-type="float" office:value="13.27872">
                <text:p>13.27872</text:p>
              </table:table-cell>
              <table:table-cell office:value-type="float" office:value="12.28224">
                <text:p>12.28224</text:p>
              </table:table-cell>
              <table:table-cell office:value-type="float" office:value="11.78112">
                <text:p>11.781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43152">
                <text:p>3.43152</text:p>
              </table:table-cell>
              <table:table-cell office:value-type="float" office:value="7.84384">
                <text:p>7.84384</text:p>
              </table:table-cell>
              <table:table-cell office:value-type="float" office:value="13.27872">
                <text:p>13.27872</text:p>
              </table:table-cell>
              <table:table-cell office:value-type="float" office:value="12.38208">
                <text:p>12.38208</text:p>
              </table:table-cell>
              <table:table-cell office:value-type="float" office:value="11.88096">
                <text:p>11.880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304">
                <text:p>3.4304</text:p>
              </table:table-cell>
              <table:table-cell office:value-type="float" office:value="8.04048">
                <text:p>8.04048</text:p>
              </table:table-cell>
              <table:table-cell office:value-type="float" office:value="13.3784">
                <text:p>13.3784</text:p>
              </table:table-cell>
              <table:table-cell office:value-type="float" office:value="12.58176">
                <text:p>12.58176</text:p>
              </table:table-cell>
              <table:table-cell office:value-type="float" office:value="11.9808">
                <text:p>11.98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2672">
                <text:p>3.42672</text:p>
              </table:table-cell>
              <table:table-cell office:value-type="float" office:value="8.13904">
                <text:p>8.13904</text:p>
              </table:table-cell>
              <table:table-cell office:value-type="float" office:value="13.47824">
                <text:p>13.47824</text:p>
              </table:table-cell>
              <table:table-cell office:value-type="float" office:value="12.58176">
                <text:p>12.58176</text:p>
              </table:table-cell>
              <table:table-cell office:value-type="float" office:value="12.18048">
                <text:p>12.180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24">
                <text:p>3.424</text:p>
              </table:table-cell>
              <table:table-cell office:value-type="float" office:value="8.23616">
                <text:p>8.23616</text:p>
              </table:table-cell>
              <table:table-cell office:value-type="float" office:value="13.57824">
                <text:p>13.57824</text:p>
              </table:table-cell>
              <table:table-cell office:value-type="float" office:value="12.7816">
                <text:p>12.7816</text:p>
              </table:table-cell>
              <table:table-cell office:value-type="float" office:value="12.38016">
                <text:p>12.380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2032">
                <text:p>3.42032</text:p>
              </table:table-cell>
              <table:table-cell office:value-type="float" office:value="8.33152">
                <text:p>8.33152</text:p>
              </table:table-cell>
              <table:table-cell office:value-type="float" office:value="13.57824">
                <text:p>13.57824</text:p>
              </table:table-cell>
              <table:table-cell office:value-type="float" office:value="12.88144">
                <text:p>12.88144</text:p>
              </table:table-cell>
              <table:table-cell office:value-type="float" office:value="12.57984">
                <text:p>12.579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1776">
                <text:p>3.41776</text:p>
              </table:table-cell>
              <table:table-cell office:value-type="float" office:value="8.42848">
                <text:p>8.42848</text:p>
              </table:table-cell>
              <table:table-cell office:value-type="float" office:value="13.57824">
                <text:p>13.57824</text:p>
              </table:table-cell>
              <table:table-cell office:value-type="float" office:value="12.98128">
                <text:p>12.98128</text:p>
              </table:table-cell>
              <table:table-cell office:value-type="float" office:value="12.67968">
                <text:p>12.67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1376">
                <text:p>3.41376</text:p>
              </table:table-cell>
              <table:table-cell office:value-type="float" office:value="8.72432">
                <text:p>8.72432</text:p>
              </table:table-cell>
              <table:table-cell office:value-type="float" office:value="13.87792">
                <text:p>13.87792</text:p>
              </table:table-cell>
              <table:table-cell office:value-type="float" office:value="13.08112">
                <text:p>13.08112</text:p>
              </table:table-cell>
              <table:table-cell office:value-type="float" office:value="12.67968">
                <text:p>12.679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112">
                <text:p>3.4112</text:p>
              </table:table-cell>
              <table:table-cell office:value-type="float" office:value="8.92128">
                <text:p>8.92128</text:p>
              </table:table-cell>
              <table:table-cell office:value-type="float" office:value="14.07744">
                <text:p>14.07744</text:p>
              </table:table-cell>
              <table:table-cell office:value-type="float" office:value="13.2808">
                <text:p>13.2808</text:p>
              </table:table-cell>
              <table:table-cell office:value-type="float" office:value="12.77952">
                <text:p>12.779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40976">
                <text:p>3.40976</text:p>
              </table:table-cell>
              <table:table-cell office:value-type="float" office:value="9.0168">
                <text:p>9.0168</text:p>
              </table:table-cell>
              <table:table-cell office:value-type="float" office:value="14.07744">
                <text:p>14.07744</text:p>
              </table:table-cell>
              <table:table-cell office:value-type="float" office:value="13.38064">
                <text:p>13.38064</text:p>
              </table:table-cell>
              <table:table-cell office:value-type="float" office:value="12.87936">
                <text:p>12.879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0288">
                <text:p>3.60288</text:p>
              </table:table-cell>
              <table:table-cell office:value-type="float" office:value="9.2104">
                <text:p>9.2104</text:p>
              </table:table-cell>
              <table:table-cell office:value-type="float" office:value="14.07536">
                <text:p>14.07536</text:p>
              </table:table-cell>
              <table:table-cell office:value-type="float" office:value="13.48048">
                <text:p>13.48048</text:p>
              </table:table-cell>
              <table:table-cell office:value-type="float" office:value="12.9792">
                <text:p>12.97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">
                <text:p>3.7</text:p>
              </table:table-cell>
              <table:table-cell office:value-type="float" office:value="9.30416">
                <text:p>9.30416</text:p>
              </table:table-cell>
              <table:table-cell office:value-type="float" office:value="14.07536">
                <text:p>14.07536</text:p>
              </table:table-cell>
              <table:table-cell office:value-type="float" office:value="13.4784">
                <text:p>13.4784</text:p>
              </table:table-cell>
              <table:table-cell office:value-type="float" office:value="13.17888">
                <text:p>13.178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9424">
                <text:p>3.69424</text:p>
              </table:table-cell>
              <table:table-cell office:value-type="float" office:value="9.39984">
                <text:p>9.39984</text:p>
              </table:table-cell>
              <table:table-cell office:value-type="float" office:value="14.07536">
                <text:p>14.07536</text:p>
              </table:table-cell>
              <table:table-cell office:value-type="float" office:value="13.67808">
                <text:p>13.67808</text:p>
              </table:table-cell>
              <table:table-cell office:value-type="float" office:value="13.27872">
                <text:p>13.278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888">
                <text:p>3.6888</text:p>
              </table:table-cell>
              <table:table-cell office:value-type="float" office:value="9.39808">
                <text:p>9.39808</text:p>
              </table:table-cell>
              <table:table-cell office:value-type="float" office:value="14.27488">
                <text:p>14.27488</text:p>
              </table:table-cell>
              <table:table-cell office:value-type="float" office:value="13.77792">
                <text:p>13.77792</text:p>
              </table:table-cell>
              <table:table-cell office:value-type="float" office:value="13.37856">
                <text:p>13.378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8464">
                <text:p>3.68464</text:p>
              </table:table-cell>
              <table:table-cell office:value-type="float" office:value="9.49696">
                <text:p>9.49696</text:p>
              </table:table-cell>
              <table:table-cell office:value-type="float" office:value="14.37488">
                <text:p>14.37488</text:p>
              </table:table-cell>
              <table:table-cell office:value-type="float" office:value="14.07744">
                <text:p>14.07744</text:p>
              </table:table-cell>
              <table:table-cell office:value-type="float" office:value="13.4784">
                <text:p>13.47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87344">
                <text:p>3.87344</text:p>
              </table:table-cell>
              <table:table-cell office:value-type="float" office:value="9.59312">
                <text:p>9.59312</text:p>
              </table:table-cell>
              <table:table-cell office:value-type="float" office:value="14.37488">
                <text:p>14.37488</text:p>
              </table:table-cell>
              <table:table-cell office:value-type="float" office:value="14.07744">
                <text:p>14.07744</text:p>
              </table:table-cell>
              <table:table-cell office:value-type="float" office:value="13.67808">
                <text:p>13.678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696">
                <text:p>3.8696</text:p>
              </table:table-cell>
              <table:table-cell office:value-type="float" office:value="9.8896">
                <text:p>9.8896</text:p>
              </table:table-cell>
              <table:table-cell office:value-type="float" office:value="14.47472">
                <text:p>14.47472</text:p>
              </table:table-cell>
              <table:table-cell office:value-type="float" office:value="14.27712">
                <text:p>14.27712</text:p>
              </table:table-cell>
              <table:table-cell office:value-type="float" office:value="13.67808">
                <text:p>13.678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6608">
                <text:p>3.86608</text:p>
              </table:table-cell>
              <table:table-cell office:value-type="float" office:value="9.984">
                <text:p>9.984</text:p>
              </table:table-cell>
              <table:table-cell office:value-type="float" office:value="14.57456">
                <text:p>14.57456</text:p>
              </table:table-cell>
              <table:table-cell office:value-type="float" office:value="14.27712">
                <text:p>14.27712</text:p>
              </table:table-cell>
              <table:table-cell office:value-type="float" office:value="13.77792">
                <text:p>13.777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8632">
                <text:p>3.8632</text:p>
              </table:table-cell>
              <table:table-cell office:value-type="float" office:value="10.17344">
                <text:p>10.17344</text:p>
              </table:table-cell>
              <table:table-cell office:value-type="float" office:value="14.87408">
                <text:p>14.87408</text:p>
              </table:table-cell>
              <table:table-cell office:value-type="float" office:value="14.37696">
                <text:p>14.37696</text:p>
              </table:table-cell>
              <table:table-cell office:value-type="float" office:value="13.9776">
                <text:p>13.97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6064">
                <text:p>3.86064</text:p>
              </table:table-cell>
              <table:table-cell office:value-type="float" office:value="10.2712">
                <text:p>10.2712</text:p>
              </table:table-cell>
              <table:table-cell office:value-type="float" office:value="14.97376">
                <text:p>14.97376</text:p>
              </table:table-cell>
              <table:table-cell office:value-type="float" office:value="14.57664">
                <text:p>14.57664</text:p>
              </table:table-cell>
              <table:table-cell office:value-type="float" office:value="13.9776">
                <text:p>13.97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648">
                <text:p>3.85648</text:p>
              </table:table-cell>
              <table:table-cell office:value-type="float" office:value="10.46288">
                <text:p>10.46288</text:p>
              </table:table-cell>
              <table:table-cell office:value-type="float" office:value="14.97376">
                <text:p>14.97376</text:p>
              </table:table-cell>
              <table:table-cell office:value-type="float" office:value="14.67648">
                <text:p>14.67648</text:p>
              </table:table-cell>
              <table:table-cell office:value-type="float" office:value="14.27712">
                <text:p>14.277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5456">
                <text:p>3.85456</text:p>
              </table:table-cell>
              <table:table-cell office:value-type="float" office:value="10.45904">
                <text:p>10.45904</text:p>
              </table:table-cell>
              <table:table-cell office:value-type="float" office:value="14.97376">
                <text:p>14.97376</text:p>
              </table:table-cell>
              <table:table-cell office:value-type="float" office:value="14.67648">
                <text:p>14.67648</text:p>
              </table:table-cell>
              <table:table-cell office:value-type="float" office:value="14.37696">
                <text:p>14.376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5168">
                <text:p>3.85168</text:p>
              </table:table-cell>
              <table:table-cell office:value-type="float" office:value="10.652">
                <text:p>10.652</text:p>
              </table:table-cell>
              <table:table-cell office:value-type="float" office:value="15.27328">
                <text:p>15.27328</text:p>
              </table:table-cell>
              <table:table-cell office:value-type="float" office:value="14.77632">
                <text:p>14.77632</text:p>
              </table:table-cell>
              <table:table-cell office:value-type="float" office:value="14.37696">
                <text:p>14.37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84704">
                <text:p>3.84704</text:p>
              </table:table-cell>
              <table:table-cell office:value-type="float" office:value="10.84672">
                <text:p>10.84672</text:p>
              </table:table-cell>
              <table:table-cell office:value-type="float" office:value="15.47296">
                <text:p>15.47296</text:p>
              </table:table-cell>
              <table:table-cell office:value-type="float" office:value="14.87616">
                <text:p>14.87616</text:p>
              </table:table-cell>
              <table:table-cell office:value-type="float" office:value="14.4768">
                <text:p>14.47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84288">
                <text:p>3.84288</text:p>
              </table:table-cell>
              <table:table-cell office:value-type="float" office:value="11.04176">
                <text:p>11.04176</text:p>
              </table:table-cell>
              <table:table-cell office:value-type="float" office:value="15.6672">
                <text:p>15.6672</text:p>
              </table:table-cell>
              <table:table-cell office:value-type="float" office:value="14.976">
                <text:p>14.976</text:p>
              </table:table-cell>
              <table:table-cell office:value-type="float" office:value="14.67648">
                <text:p>14.676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83792">
                <text:p>3.83792</text:p>
              </table:table-cell>
              <table:table-cell office:value-type="float" office:value="11.1392">
                <text:p>11.1392</text:p>
              </table:table-cell>
              <table:table-cell office:value-type="float" office:value="15.76704">
                <text:p>15.76704</text:p>
              </table:table-cell>
              <table:table-cell office:value-type="float" office:value="15.17568">
                <text:p>15.17568</text:p>
              </table:table-cell>
              <table:table-cell office:value-type="float" office:value="14.67648">
                <text:p>14.67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328">
                <text:p>3.8328</text:p>
              </table:table-cell>
              <table:table-cell office:value-type="float" office:value="11.53152">
                <text:p>11.53152</text:p>
              </table:table-cell>
              <table:table-cell office:value-type="float" office:value="15.76704">
                <text:p>15.76704</text:p>
              </table:table-cell>
              <table:table-cell office:value-type="float" office:value="15.17568">
                <text:p>15.17568</text:p>
              </table:table-cell>
              <table:table-cell office:value-type="float" office:value="14.77632">
                <text:p>14.776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2416">
                <text:p>3.92416</text:p>
              </table:table-cell>
              <table:table-cell office:value-type="float" office:value="11.72912">
                <text:p>11.72912</text:p>
              </table:table-cell>
              <table:table-cell office:value-type="float" office:value="15.96672">
                <text:p>15.96672</text:p>
              </table:table-cell>
              <table:table-cell office:value-type="float" office:value="15.27552">
                <text:p>15.27552</text:p>
              </table:table-cell>
              <table:table-cell office:value-type="float" office:value="14.976">
                <text:p>14.9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92048">
                <text:p>3.92048</text:p>
              </table:table-cell>
              <table:table-cell office:value-type="float" office:value="11.81312">
                <text:p>11.81312</text:p>
              </table:table-cell>
              <table:table-cell office:value-type="float" office:value="15.96672">
                <text:p>15.96672</text:p>
              </table:table-cell>
              <table:table-cell office:value-type="float" office:value="15.37536">
                <text:p>15.37536</text:p>
              </table:table-cell>
              <table:table-cell office:value-type="float" office:value="14.976">
                <text:p>14.9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91888">
                <text:p>3.91888</text:p>
              </table:table-cell>
              <table:table-cell office:value-type="float" office:value="11.90624">
                <text:p>11.90624</text:p>
              </table:table-cell>
              <table:table-cell office:value-type="float" office:value="16.06656">
                <text:p>16.06656</text:p>
              </table:table-cell>
              <table:table-cell office:value-type="float" office:value="15.57504">
                <text:p>15.57504</text:p>
              </table:table-cell>
              <table:table-cell office:value-type="float" office:value="15.17568">
                <text:p>15.175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1296">
                <text:p>3.91296</text:p>
              </table:table-cell>
              <table:table-cell office:value-type="float" office:value="12.09472">
                <text:p>12.09472</text:p>
              </table:table-cell>
              <table:table-cell office:value-type="float" office:value="16.16624">
                <text:p>16.16624</text:p>
              </table:table-cell>
              <table:table-cell office:value-type="float" office:value="15.67488">
                <text:p>15.67488</text:p>
              </table:table-cell>
              <table:table-cell office:value-type="float" office:value="15.17568">
                <text:p>15.175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08">
                <text:p>3.908</text:p>
              </table:table-cell>
              <table:table-cell office:value-type="float" office:value="12.18544">
                <text:p>12.18544</text:p>
              </table:table-cell>
              <table:table-cell office:value-type="float" office:value="16.26608">
                <text:p>16.26608</text:p>
              </table:table-cell>
              <table:table-cell office:value-type="float" office:value="15.67488">
                <text:p>15.67488</text:p>
              </table:table-cell>
              <table:table-cell office:value-type="float" office:value="15.17568">
                <text:p>15.175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0336">
                <text:p>3.90336</text:p>
              </table:table-cell>
              <table:table-cell office:value-type="float" office:value="12.2824">
                <text:p>12.2824</text:p>
              </table:table-cell>
              <table:table-cell office:value-type="float" office:value="16.46544">
                <text:p>16.46544</text:p>
              </table:table-cell>
              <table:table-cell office:value-type="float" office:value="15.67488">
                <text:p>15.67488</text:p>
              </table:table-cell>
              <table:table-cell office:value-type="float" office:value="15.37536">
                <text:p>15.3753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89776">
                <text:p>3.89776</text:p>
              </table:table-cell>
              <table:table-cell office:value-type="float" office:value="12.37904">
                <text:p>12.37904</text:p>
              </table:table-cell>
              <table:table-cell office:value-type="float" office:value="16.56528">
                <text:p>16.56528</text:p>
              </table:table-cell>
              <table:table-cell office:value-type="float" office:value="15.9744">
                <text:p>15.9744</text:p>
              </table:table-cell>
              <table:table-cell office:value-type="float" office:value="15.37536">
                <text:p>15.375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89568">
                <text:p>3.89568</text:p>
              </table:table-cell>
              <table:table-cell office:value-type="float" office:value="12.47504">
                <text:p>12.47504</text:p>
              </table:table-cell>
              <table:table-cell office:value-type="float" office:value="16.56528">
                <text:p>16.56528</text:p>
              </table:table-cell>
              <table:table-cell office:value-type="float" office:value="15.9744">
                <text:p>15.9744</text:p>
              </table:table-cell>
              <table:table-cell office:value-type="float" office:value="15.4752">
                <text:p>15.47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8448">
                <text:p>3.98448</text:p>
              </table:table-cell>
              <table:table-cell office:value-type="float" office:value="12.472">
                <text:p>12.472</text:p>
              </table:table-cell>
              <table:table-cell office:value-type="float" office:value="16.96432">
                <text:p>16.96432</text:p>
              </table:table-cell>
              <table:table-cell office:value-type="float" office:value="16.27392">
                <text:p>16.27392</text:p>
              </table:table-cell>
              <table:table-cell office:value-type="float" office:value="15.4752">
                <text:p>15.4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7312">
                <text:p>4.07312</text:p>
              </table:table-cell>
              <table:table-cell office:value-type="float" office:value="12.6624">
                <text:p>12.6624</text:p>
              </table:table-cell>
              <table:table-cell office:value-type="float" office:value="17.26384">
                <text:p>17.26384</text:p>
              </table:table-cell>
              <table:table-cell office:value-type="float" office:value="16.37376">
                <text:p>16.37376</text:p>
              </table:table-cell>
              <table:table-cell office:value-type="float" office:value="15.77472">
                <text:p>15.774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7312">
                <text:p>4.07312</text:p>
              </table:table-cell>
              <table:table-cell office:value-type="float" office:value="12.7552">
                <text:p>12.7552</text:p>
              </table:table-cell>
              <table:table-cell office:value-type="float" office:value="17.26384">
                <text:p>17.26384</text:p>
              </table:table-cell>
              <table:table-cell office:value-type="float" office:value="16.37376">
                <text:p>16.37376</text:p>
              </table:table-cell>
              <table:table-cell office:value-type="float" office:value="15.9744">
                <text:p>15.97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6832">
                <text:p>4.06832</text:p>
              </table:table-cell>
              <table:table-cell office:value-type="float" office:value="12.75408">
                <text:p>12.75408</text:p>
              </table:table-cell>
              <table:table-cell office:value-type="float" office:value="17.4608">
                <text:p>17.4608</text:p>
              </table:table-cell>
              <table:table-cell office:value-type="float" office:value="16.37376">
                <text:p>16.37376</text:p>
              </table:table-cell>
              <table:table-cell office:value-type="float" office:value="15.9744">
                <text:p>15.97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6336">
                <text:p>4.06336</text:p>
              </table:table-cell>
              <table:table-cell office:value-type="float" office:value="12.8512">
                <text:p>12.8512</text:p>
              </table:table-cell>
              <table:table-cell office:value-type="float" office:value="17.56048">
                <text:p>17.56048</text:p>
              </table:table-cell>
              <table:table-cell office:value-type="float" office:value="16.37376">
                <text:p>16.37376</text:p>
              </table:table-cell>
              <table:table-cell office:value-type="float" office:value="16.07424">
                <text:p>16.074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0608">
                <text:p>4.0608</text:p>
              </table:table-cell>
              <table:table-cell office:value-type="float" office:value="12.84896">
                <text:p>12.84896</text:p>
              </table:table-cell>
              <table:table-cell office:value-type="float" office:value="17.75984">
                <text:p>17.75984</text:p>
              </table:table-cell>
              <table:table-cell office:value-type="float" office:value="16.57344">
                <text:p>16.57344</text:p>
              </table:table-cell>
              <table:table-cell office:value-type="float" office:value="16.17408">
                <text:p>16.174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05584">
                <text:p>4.05584</text:p>
              </table:table-cell>
              <table:table-cell office:value-type="float" office:value="13.04096">
                <text:p>13.04096</text:p>
              </table:table-cell>
              <table:table-cell office:value-type="float" office:value="17.75696">
                <text:p>17.75696</text:p>
              </table:table-cell>
              <table:table-cell office:value-type="float" office:value="16.67328">
                <text:p>16.67328</text:p>
              </table:table-cell>
              <table:table-cell office:value-type="float" office:value="16.27392">
                <text:p>16.273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4832">
                <text:p>4.04832</text:p>
              </table:table-cell>
              <table:table-cell office:value-type="float" office:value="13.32464">
                <text:p>13.32464</text:p>
              </table:table-cell>
              <table:table-cell office:value-type="float" office:value="17.95648">
                <text:p>17.95648</text:p>
              </table:table-cell>
              <table:table-cell office:value-type="float" office:value="16.77312">
                <text:p>16.77312</text:p>
              </table:table-cell>
              <table:table-cell office:value-type="float" office:value="16.37376">
                <text:p>16.3737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04304">
                <text:p>4.04304</text:p>
              </table:table-cell>
              <table:table-cell office:value-type="float" office:value="13.41008">
                <text:p>13.41008</text:p>
              </table:table-cell>
              <table:table-cell office:value-type="float" office:value="18.05632">
                <text:p>18.05632</text:p>
              </table:table-cell>
              <table:table-cell office:value-type="float" office:value="16.87296">
                <text:p>16.87296</text:p>
              </table:table-cell>
              <table:table-cell office:value-type="float" office:value="16.57344">
                <text:p>16.573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03936">
                <text:p>4.03936</text:p>
              </table:table-cell>
              <table:table-cell office:value-type="float" office:value="13.50704">
                <text:p>13.50704</text:p>
              </table:table-cell>
              <table:table-cell office:value-type="float" office:value="18.25552">
                <text:p>18.25552</text:p>
              </table:table-cell>
              <table:table-cell office:value-type="float" office:value="17.07264">
                <text:p>17.07264</text:p>
              </table:table-cell>
              <table:table-cell office:value-type="float" office:value="16.67328">
                <text:p>16.673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03648">
                <text:p>4.03648</text:p>
              </table:table-cell>
              <table:table-cell office:value-type="float" office:value="13.69984">
                <text:p>13.69984</text:p>
              </table:table-cell>
              <table:table-cell office:value-type="float" office:value="18.55472">
                <text:p>18.55472</text:p>
              </table:table-cell>
              <table:table-cell office:value-type="float" office:value="17.17248">
                <text:p>17.17248</text:p>
              </table:table-cell>
              <table:table-cell office:value-type="float" office:value="16.67328">
                <text:p>16.673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22128">
                <text:p>4.22128</text:p>
              </table:table-cell>
              <table:table-cell office:value-type="float" office:value="13.7992">
                <text:p>13.7992</text:p>
              </table:table-cell>
              <table:table-cell office:value-type="float" office:value="18.65456">
                <text:p>18.65456</text:p>
              </table:table-cell>
              <table:table-cell office:value-type="float" office:value="17.27232">
                <text:p>17.27232</text:p>
              </table:table-cell>
              <table:table-cell office:value-type="float" office:value="16.77312">
                <text:p>16.773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21776">
                <text:p>4.21776</text:p>
              </table:table-cell>
              <table:table-cell office:value-type="float" office:value="13.98224">
                <text:p>13.98224</text:p>
              </table:table-cell>
              <table:table-cell office:value-type="float" office:value="18.7544">
                <text:p>18.7544</text:p>
              </table:table-cell>
              <table:table-cell office:value-type="float" office:value="17.27232">
                <text:p>17.27232</text:p>
              </table:table-cell>
              <table:table-cell office:value-type="float" office:value="16.9728">
                <text:p>16.97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216">
                <text:p>4.216</text:p>
              </table:table-cell>
              <table:table-cell office:value-type="float" office:value="14.17552">
                <text:p>14.17552</text:p>
              </table:table-cell>
              <table:table-cell office:value-type="float" office:value="19.0536">
                <text:p>19.0536</text:p>
              </table:table-cell>
              <table:table-cell office:value-type="float" office:value="17.37216">
                <text:p>17.37216</text:p>
              </table:table-cell>
              <table:table-cell office:value-type="float" office:value="17.17248">
                <text:p>17.17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2104">
                <text:p>4.2104</text:p>
              </table:table-cell>
              <table:table-cell office:value-type="float" office:value="14.17328">
                <text:p>14.17328</text:p>
              </table:table-cell>
              <table:table-cell office:value-type="float" office:value="19.3528">
                <text:p>19.3528</text:p>
              </table:table-cell>
              <table:table-cell office:value-type="float" office:value="17.37216">
                <text:p>17.37216</text:p>
              </table:table-cell>
              <table:table-cell office:value-type="float" office:value="17.27232">
                <text:p>17.272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20512">
                <text:p>4.20512</text:p>
              </table:table-cell>
              <table:table-cell office:value-type="float" office:value="14.46176">
                <text:p>14.46176</text:p>
              </table:table-cell>
              <table:table-cell office:value-type="float" office:value="19.3528">
                <text:p>19.3528</text:p>
              </table:table-cell>
              <table:table-cell office:value-type="float" office:value="17.67168">
                <text:p>17.67168</text:p>
              </table:table-cell>
              <table:table-cell office:value-type="float" office:value="17.27232">
                <text:p>17.272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19872">
                <text:p>4.19872</text:p>
              </table:table-cell>
              <table:table-cell office:value-type="float" office:value="14.55824">
                <text:p>14.55824</text:p>
              </table:table-cell>
              <table:table-cell office:value-type="float" office:value="19.45248">
                <text:p>19.45248</text:p>
              </table:table-cell>
              <table:table-cell office:value-type="float" office:value="17.77152">
                <text:p>17.77152</text:p>
              </table:table-cell>
              <table:table-cell office:value-type="float" office:value="17.67168">
                <text:p>17.671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192">
                <text:p>4.192</text:p>
              </table:table-cell>
              <table:table-cell office:value-type="float" office:value="14.55232">
                <text:p>14.55232</text:p>
              </table:table-cell>
              <table:table-cell office:value-type="float" office:value="19.75184">
                <text:p>19.75184</text:p>
              </table:table-cell>
              <table:table-cell office:value-type="float" office:value="17.9712">
                <text:p>17.9712</text:p>
              </table:table-cell>
              <table:table-cell office:value-type="float" office:value="17.67168">
                <text:p>17.671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28048">
                <text:p>4.28048</text:p>
              </table:table-cell>
              <table:table-cell office:value-type="float" office:value="14.65104">
                <text:p>14.65104</text:p>
              </table:table-cell>
              <table:table-cell office:value-type="float" office:value="19.75184">
                <text:p>19.75184</text:p>
              </table:table-cell>
              <table:table-cell office:value-type="float" office:value="17.9712">
                <text:p>17.9712</text:p>
              </table:table-cell>
              <table:table-cell office:value-type="float" office:value="17.87136">
                <text:p>17.871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27664">
                <text:p>4.27664</text:p>
              </table:table-cell>
              <table:table-cell office:value-type="float" office:value="14.74416">
                <text:p>14.74416</text:p>
              </table:table-cell>
              <table:table-cell office:value-type="float" office:value="19.84896">
                <text:p>19.84896</text:p>
              </table:table-cell>
              <table:table-cell office:value-type="float" office:value="18.27072">
                <text:p>18.27072</text:p>
              </table:table-cell>
              <table:table-cell office:value-type="float" office:value="17.9712">
                <text:p>17.97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6544">
                <text:p>4.36544</text:p>
              </table:table-cell>
              <table:table-cell office:value-type="float" office:value="14.74416">
                <text:p>14.74416</text:p>
              </table:table-cell>
              <table:table-cell office:value-type="float" office:value="20.04304">
                <text:p>20.04304</text:p>
              </table:table-cell>
              <table:table-cell office:value-type="float" office:value="18.37056">
                <text:p>18.37056</text:p>
              </table:table-cell>
              <table:table-cell office:value-type="float" office:value="18.17088">
                <text:p>18.170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35888">
                <text:p>4.35888</text:p>
              </table:table-cell>
              <table:table-cell office:value-type="float" office:value="14.73904">
                <text:p>14.73904</text:p>
              </table:table-cell>
              <table:table-cell office:value-type="float" office:value="20.34208">
                <text:p>20.34208</text:p>
              </table:table-cell>
              <table:table-cell office:value-type="float" office:value="18.57024">
                <text:p>18.57024</text:p>
              </table:table-cell>
              <table:table-cell office:value-type="float" office:value="18.4704">
                <text:p>18.47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35088">
                <text:p>4.35088</text:p>
              </table:table-cell>
              <table:table-cell office:value-type="float" office:value="14.83632">
                <text:p>14.83632</text:p>
              </table:table-cell>
              <table:table-cell office:value-type="float" office:value="20.44192">
                <text:p>20.44192</text:p>
              </table:table-cell>
              <table:table-cell office:value-type="float" office:value="18.67008">
                <text:p>18.67008</text:p>
              </table:table-cell>
              <table:table-cell office:value-type="float" office:value="18.4704">
                <text:p>18.47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34592">
                <text:p>4.34592</text:p>
              </table:table-cell>
              <table:table-cell office:value-type="float" office:value="14.83056">
                <text:p>14.83056</text:p>
              </table:table-cell>
              <table:table-cell office:value-type="float" office:value="20.53824">
                <text:p>20.53824</text:p>
              </table:table-cell>
              <table:table-cell office:value-type="float" office:value="18.76992">
                <text:p>18.76992</text:p>
              </table:table-cell>
              <table:table-cell office:value-type="float" office:value="18.4704">
                <text:p>18.470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33904">
                <text:p>4.33904</text:p>
              </table:table-cell>
              <table:table-cell office:value-type="float" office:value="14.82816">
                <text:p>14.82816</text:p>
              </table:table-cell>
              <table:table-cell office:value-type="float" office:value="20.73792">
                <text:p>20.73792</text:p>
              </table:table-cell>
              <table:table-cell office:value-type="float" office:value="18.76992">
                <text:p>18.76992</text:p>
              </table:table-cell>
              <table:table-cell office:value-type="float" office:value="18.4704">
                <text:p>18.4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3088">
                <text:p>4.33088</text:p>
              </table:table-cell>
              <table:table-cell office:value-type="float" office:value="15.02016">
                <text:p>15.02016</text:p>
              </table:table-cell>
              <table:table-cell office:value-type="float" office:value="20.93376">
                <text:p>20.93376</text:p>
              </table:table-cell>
              <table:table-cell office:value-type="float" office:value="18.9696">
                <text:p>18.9696</text:p>
              </table:table-cell>
              <table:table-cell office:value-type="float" office:value="18.57024">
                <text:p>18.570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3256">
                <text:p>4.3256</text:p>
              </table:table-cell>
              <table:table-cell office:value-type="float" office:value="15.01344">
                <text:p>15.01344</text:p>
              </table:table-cell>
              <table:table-cell office:value-type="float" office:value="21.0336">
                <text:p>21.0336</text:p>
              </table:table-cell>
              <table:table-cell office:value-type="float" office:value="19.06944">
                <text:p>19.06944</text:p>
              </table:table-cell>
              <table:table-cell office:value-type="float" office:value="18.67008">
                <text:p>18.670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32352">
                <text:p>4.32352</text:p>
              </table:table-cell>
              <table:table-cell office:value-type="float" office:value="15.10976">
                <text:p>15.10976</text:p>
              </table:table-cell>
              <table:table-cell office:value-type="float" office:value="21.23312">
                <text:p>21.23312</text:p>
              </table:table-cell>
              <table:table-cell office:value-type="float" office:value="19.16928">
                <text:p>19.16928</text:p>
              </table:table-cell>
              <table:table-cell office:value-type="float" office:value="18.76992">
                <text:p>18.769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31968">
                <text:p>4.31968</text:p>
              </table:table-cell>
              <table:table-cell office:value-type="float" office:value="15.20224">
                <text:p>15.20224</text:p>
              </table:table-cell>
              <table:table-cell office:value-type="float" office:value="21.33296">
                <text:p>21.33296</text:p>
              </table:table-cell>
              <table:table-cell office:value-type="float" office:value="19.16928">
                <text:p>19.16928</text:p>
              </table:table-cell>
              <table:table-cell office:value-type="float" office:value="18.9696">
                <text:p>18.9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1424">
                <text:p>4.31424</text:p>
              </table:table-cell>
              <table:table-cell office:value-type="float" office:value="15.1984">
                <text:p>15.1984</text:p>
              </table:table-cell>
              <table:table-cell office:value-type="float" office:value="21.5288">
                <text:p>21.5288</text:p>
              </table:table-cell>
              <table:table-cell office:value-type="float" office:value="19.26912">
                <text:p>19.26912</text:p>
              </table:table-cell>
              <table:table-cell office:value-type="float" office:value="19.06944">
                <text:p>19.069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30912">
                <text:p>4.30912</text:p>
              </table:table-cell>
              <table:table-cell office:value-type="float" office:value="15.1984">
                <text:p>15.1984</text:p>
              </table:table-cell>
              <table:table-cell office:value-type="float" office:value="21.62448">
                <text:p>21.62448</text:p>
              </table:table-cell>
              <table:table-cell office:value-type="float" office:value="19.36896">
                <text:p>19.36896</text:p>
              </table:table-cell>
              <table:table-cell office:value-type="float" office:value="19.16928">
                <text:p>19.169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2984">
                <text:p>4.2984</text:p>
              </table:table-cell>
              <table:table-cell office:value-type="float" office:value="15.29504">
                <text:p>15.29504</text:p>
              </table:table-cell>
              <table:table-cell office:value-type="float" office:value="21.62448">
                <text:p>21.62448</text:p>
              </table:table-cell>
              <table:table-cell office:value-type="float" office:value="19.56864">
                <text:p>19.56864</text:p>
              </table:table-cell>
              <table:table-cell office:value-type="float" office:value="19.26912">
                <text:p>19.269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2936">
                <text:p>4.2936</text:p>
              </table:table-cell>
              <table:table-cell office:value-type="float" office:value="15.39024">
                <text:p>15.39024</text:p>
              </table:table-cell>
              <table:table-cell office:value-type="float" office:value="21.92336">
                <text:p>21.92336</text:p>
              </table:table-cell>
              <table:table-cell office:value-type="float" office:value="19.56864">
                <text:p>19.56864</text:p>
              </table:table-cell>
              <table:table-cell office:value-type="float" office:value="19.26912">
                <text:p>19.269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28864">
                <text:p>4.28864</text:p>
              </table:table-cell>
              <table:table-cell office:value-type="float" office:value="15.5816">
                <text:p>15.5816</text:p>
              </table:table-cell>
              <table:table-cell office:value-type="float" office:value="21.92336">
                <text:p>21.92336</text:p>
              </table:table-cell>
              <table:table-cell office:value-type="float" office:value="19.86816">
                <text:p>19.86816</text:p>
              </table:table-cell>
              <table:table-cell office:value-type="float" office:value="19.4688">
                <text:p>19.468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37392">
                <text:p>4.37392</text:p>
              </table:table-cell>
              <table:table-cell office:value-type="float" office:value="15.57584">
                <text:p>15.57584</text:p>
              </table:table-cell>
              <table:table-cell office:value-type="float" office:value="22.12256">
                <text:p>22.12256</text:p>
              </table:table-cell>
              <table:table-cell office:value-type="float" office:value="19.86816">
                <text:p>19.86816</text:p>
              </table:table-cell>
              <table:table-cell office:value-type="float" office:value="19.56864">
                <text:p>19.568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36688">
                <text:p>4.36688</text:p>
              </table:table-cell>
              <table:table-cell office:value-type="float" office:value="15.57344">
                <text:p>15.57344</text:p>
              </table:table-cell>
              <table:table-cell office:value-type="float" office:value="22.12256">
                <text:p>22.12256</text:p>
              </table:table-cell>
              <table:table-cell office:value-type="float" office:value="19.968">
                <text:p>19.968</text:p>
              </table:table-cell>
              <table:table-cell office:value-type="float" office:value="19.76832">
                <text:p>19.7683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35936">
                <text:p>4.35936</text:p>
              </table:table-cell>
              <table:table-cell office:value-type="float" office:value="15.76304">
                <text:p>15.76304</text:p>
              </table:table-cell>
              <table:table-cell office:value-type="float" office:value="22.12256">
                <text:p>22.12256</text:p>
              </table:table-cell>
              <table:table-cell office:value-type="float" office:value="19.968">
                <text:p>19.968</text:p>
              </table:table-cell>
              <table:table-cell office:value-type="float" office:value="19.76832">
                <text:p>19.7683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3504">
                <text:p>4.3504</text:p>
              </table:table-cell>
              <table:table-cell office:value-type="float" office:value="15.85776">
                <text:p>15.85776</text:p>
              </table:table-cell>
              <table:table-cell office:value-type="float" office:value="22.21936">
                <text:p>22.21936</text:p>
              </table:table-cell>
              <table:table-cell office:value-type="float" office:value="20.36736">
                <text:p>20.36736</text:p>
              </table:table-cell>
              <table:table-cell office:value-type="float" office:value="19.86816">
                <text:p>19.86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3456">
                <text:p>4.3456</text:p>
              </table:table-cell>
              <table:table-cell office:value-type="float" office:value="15.94896">
                <text:p>15.94896</text:p>
              </table:table-cell>
              <table:table-cell office:value-type="float" office:value="22.4184">
                <text:p>22.4184</text:p>
              </table:table-cell>
              <table:table-cell office:value-type="float" office:value="20.4672">
                <text:p>20.4672</text:p>
              </table:table-cell>
              <table:table-cell office:value-type="float" office:value="19.968">
                <text:p>19.9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43232">
                <text:p>4.43232</text:p>
              </table:table-cell>
              <table:table-cell office:value-type="float" office:value="16.0456">
                <text:p>16.0456</text:p>
              </table:table-cell>
              <table:table-cell office:value-type="float" office:value="22.51488">
                <text:p>22.51488</text:p>
              </table:table-cell>
              <table:table-cell office:value-type="float" office:value="20.56704">
                <text:p>20.56704</text:p>
              </table:table-cell>
              <table:table-cell office:value-type="float" office:value="20.06784">
                <text:p>20.067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5128">
                <text:p>4.5128</text:p>
              </table:table-cell>
              <table:table-cell office:value-type="float" office:value="16.23584">
                <text:p>16.23584</text:p>
              </table:table-cell>
              <table:table-cell office:value-type="float" office:value="22.71424">
                <text:p>22.71424</text:p>
              </table:table-cell>
              <table:table-cell office:value-type="float" office:value="20.66688">
                <text:p>20.66688</text:p>
              </table:table-cell>
              <table:table-cell office:value-type="float" office:value="20.16768">
                <text:p>20.16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50608">
                <text:p>4.50608</text:p>
              </table:table-cell>
              <table:table-cell office:value-type="float" office:value="16.2328">
                <text:p>16.2328</text:p>
              </table:table-cell>
              <table:table-cell office:value-type="float" office:value="22.80992">
                <text:p>22.80992</text:p>
              </table:table-cell>
              <table:table-cell office:value-type="float" office:value="20.76672">
                <text:p>20.76672</text:p>
              </table:table-cell>
              <table:table-cell office:value-type="float" office:value="20.36736">
                <text:p>20.367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">
                <text:p>4.5</text:p>
              </table:table-cell>
              <table:table-cell office:value-type="float" office:value="16.32592">
                <text:p>16.32592</text:p>
              </table:table-cell>
              <table:table-cell office:value-type="float" office:value="23.00944">
                <text:p>23.00944</text:p>
              </table:table-cell>
              <table:table-cell office:value-type="float" office:value="20.76672">
                <text:p>20.76672</text:p>
              </table:table-cell>
              <table:table-cell office:value-type="float" office:value="20.4672">
                <text:p>20.46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49584">
                <text:p>4.49584</text:p>
              </table:table-cell>
              <table:table-cell office:value-type="float" office:value="16.5152">
                <text:p>16.5152</text:p>
              </table:table-cell>
              <table:table-cell office:value-type="float" office:value="23.10912">
                <text:p>23.10912</text:p>
              </table:table-cell>
              <table:table-cell office:value-type="float" office:value="20.76672">
                <text:p>20.76672</text:p>
              </table:table-cell>
              <table:table-cell office:value-type="float" office:value="20.56704">
                <text:p>20.567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48688">
                <text:p>4.48688</text:p>
              </table:table-cell>
              <table:table-cell office:value-type="float" office:value="16.60912">
                <text:p>16.60912</text:p>
              </table:table-cell>
              <table:table-cell office:value-type="float" office:value="23.40752">
                <text:p>23.40752</text:p>
              </table:table-cell>
              <table:table-cell office:value-type="float" office:value="20.9664">
                <text:p>20.9664</text:p>
              </table:table-cell>
              <table:table-cell office:value-type="float" office:value="20.56704">
                <text:p>20.567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48272">
                <text:p>4.48272</text:p>
              </table:table-cell>
              <table:table-cell office:value-type="float" office:value="16.80192">
                <text:p>16.80192</text:p>
              </table:table-cell>
              <table:table-cell office:value-type="float" office:value="23.50368">
                <text:p>23.50368</text:p>
              </table:table-cell>
              <table:table-cell office:value-type="float" office:value="21.16608">
                <text:p>21.16608</text:p>
              </table:table-cell>
              <table:table-cell office:value-type="float" office:value="20.76672">
                <text:p>20.766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5672">
                <text:p>4.5672</text:p>
              </table:table-cell>
              <table:table-cell office:value-type="float" office:value="16.89376">
                <text:p>16.89376</text:p>
              </table:table-cell>
              <table:table-cell office:value-type="float" office:value="23.70304">
                <text:p>23.70304</text:p>
              </table:table-cell>
              <table:table-cell office:value-type="float" office:value="21.36576">
                <text:p>21.36576</text:p>
              </table:table-cell>
              <table:table-cell office:value-type="float" office:value="20.86656">
                <text:p>20.866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56">
                <text:p>4.56</text:p>
              </table:table-cell>
              <table:table-cell office:value-type="float" office:value="16.88976">
                <text:p>16.88976</text:p>
              </table:table-cell>
              <table:table-cell office:value-type="float" office:value="23.80288">
                <text:p>23.80288</text:p>
              </table:table-cell>
              <table:table-cell office:value-type="float" office:value="21.36576">
                <text:p>21.36576</text:p>
              </table:table-cell>
              <table:table-cell office:value-type="float" office:value="20.9664">
                <text:p>20.96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55376">
                <text:p>4.55376</text:p>
              </table:table-cell>
              <table:table-cell office:value-type="float" office:value="17.08016">
                <text:p>17.08016</text:p>
              </table:table-cell>
              <table:table-cell office:value-type="float" office:value="23.90256">
                <text:p>23.90256</text:p>
              </table:table-cell>
              <table:table-cell office:value-type="float" office:value="21.56544">
                <text:p>21.56544</text:p>
              </table:table-cell>
              <table:table-cell office:value-type="float" office:value="21.06624">
                <text:p>21.066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548">
                <text:p>4.548</text:p>
              </table:table-cell>
              <table:table-cell office:value-type="float" office:value="17.07296">
                <text:p>17.07296</text:p>
              </table:table-cell>
              <table:table-cell office:value-type="float" office:value="23.90256">
                <text:p>23.90256</text:p>
              </table:table-cell>
              <table:table-cell office:value-type="float" office:value="21.66528">
                <text:p>21.66528</text:p>
              </table:table-cell>
              <table:table-cell office:value-type="float" office:value="21.26592">
                <text:p>21.265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54112">
                <text:p>4.54112</text:p>
              </table:table-cell>
              <table:table-cell office:value-type="float" office:value="17.07296">
                <text:p>17.07296</text:p>
              </table:table-cell>
              <table:table-cell office:value-type="float" office:value="24.1016">
                <text:p>24.1016</text:p>
              </table:table-cell>
              <table:table-cell office:value-type="float" office:value="21.86496">
                <text:p>21.86496</text:p>
              </table:table-cell>
              <table:table-cell office:value-type="float" office:value="21.36576">
                <text:p>21.365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53456">
                <text:p>4.53456</text:p>
              </table:table-cell>
              <table:table-cell office:value-type="float" office:value="17.36048">
                <text:p>17.36048</text:p>
              </table:table-cell>
              <table:table-cell office:value-type="float" office:value="24.30112">
                <text:p>24.30112</text:p>
              </table:table-cell>
              <table:table-cell office:value-type="float" office:value="21.86496">
                <text:p>21.86496</text:p>
              </table:table-cell>
              <table:table-cell office:value-type="float" office:value="21.56544">
                <text:p>21.565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53152">
                <text:p>4.53152</text:p>
              </table:table-cell>
              <table:table-cell office:value-type="float" office:value="17.45472">
                <text:p>17.45472</text:p>
              </table:table-cell>
              <table:table-cell office:value-type="float" office:value="24.4">
                <text:p>24.4</text:p>
              </table:table-cell>
              <table:table-cell office:value-type="float" office:value="21.86496">
                <text:p>21.86496</text:p>
              </table:table-cell>
              <table:table-cell office:value-type="float" office:value="21.66528">
                <text:p>21.665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6088">
                <text:p>4.6088</text:p>
              </table:table-cell>
              <table:table-cell office:value-type="float" office:value="17.44944">
                <text:p>17.44944</text:p>
              </table:table-cell>
              <table:table-cell office:value-type="float" office:value="24.49968">
                <text:p>24.49968</text:p>
              </table:table-cell>
              <table:table-cell office:value-type="float" office:value="21.9648">
                <text:p>21.9648</text:p>
              </table:table-cell>
              <table:table-cell office:value-type="float" office:value="21.76512">
                <text:p>21.765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60432">
                <text:p>4.60432</text:p>
              </table:table-cell>
              <table:table-cell office:value-type="float" office:value="17.64192">
                <text:p>17.64192</text:p>
              </table:table-cell>
              <table:table-cell office:value-type="float" office:value="24.49968">
                <text:p>24.49968</text:p>
              </table:table-cell>
              <table:table-cell office:value-type="float" office:value="22.16448">
                <text:p>22.16448</text:p>
              </table:table-cell>
              <table:table-cell office:value-type="float" office:value="21.9648">
                <text:p>21.96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59312">
                <text:p>4.59312</text:p>
              </table:table-cell>
              <table:table-cell office:value-type="float" office:value="17.73696">
                <text:p>17.73696</text:p>
              </table:table-cell>
              <table:table-cell office:value-type="float" office:value="24.59936">
                <text:p>24.59936</text:p>
              </table:table-cell>
              <table:table-cell office:value-type="float" office:value="22.26432">
                <text:p>22.26432</text:p>
              </table:table-cell>
              <table:table-cell office:value-type="float" office:value="22.26432">
                <text:p>22.264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588">
                <text:p>4.588</text:p>
              </table:table-cell>
              <table:table-cell office:value-type="float" office:value="17.7344">
                <text:p>17.7344</text:p>
              </table:table-cell>
              <table:table-cell office:value-type="float" office:value="24.69904">
                <text:p>24.69904</text:p>
              </table:table-cell>
              <table:table-cell office:value-type="float" office:value="22.36416">
                <text:p>22.36416</text:p>
              </table:table-cell>
              <table:table-cell office:value-type="float" office:value="22.36416">
                <text:p>22.364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6176">
                <text:p>4.76176</text:p>
              </table:table-cell>
              <table:table-cell office:value-type="float" office:value="17.82112">
                <text:p>17.82112</text:p>
              </table:table-cell>
              <table:table-cell office:value-type="float" office:value="24.69136">
                <text:p>24.69136</text:p>
              </table:table-cell>
              <table:table-cell office:value-type="float" office:value="22.464">
                <text:p>22.464</text:p>
              </table:table-cell>
              <table:table-cell office:value-type="float" office:value="22.36416">
                <text:p>22.364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75584">
                <text:p>4.75584</text:p>
              </table:table-cell>
              <table:table-cell office:value-type="float" office:value="18.01376">
                <text:p>18.01376</text:p>
              </table:table-cell>
              <table:table-cell office:value-type="float" office:value="24.69136">
                <text:p>24.69136</text:p>
              </table:table-cell>
              <table:table-cell office:value-type="float" office:value="22.464">
                <text:p>22.464</text:p>
              </table:table-cell>
              <table:table-cell office:value-type="float" office:value="22.56384">
                <text:p>22.563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7488">
                <text:p>4.7488</text:p>
              </table:table-cell>
              <table:table-cell office:value-type="float" office:value="18.00832">
                <text:p>18.00832</text:p>
              </table:table-cell>
              <table:table-cell office:value-type="float" office:value="25.08864">
                <text:p>25.08864</text:p>
              </table:table-cell>
              <table:table-cell office:value-type="float" office:value="22.56384">
                <text:p>22.56384</text:p>
              </table:table-cell>
              <table:table-cell office:value-type="float" office:value="22.56384">
                <text:p>22.563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74176">
                <text:p>4.74176</text:p>
              </table:table-cell>
              <table:table-cell office:value-type="float" office:value="18.10192">
                <text:p>18.10192</text:p>
              </table:table-cell>
              <table:table-cell office:value-type="float" office:value="25.288">
                <text:p>25.288</text:p>
              </table:table-cell>
              <table:table-cell office:value-type="float" office:value="22.66368">
                <text:p>22.66368</text:p>
              </table:table-cell>
              <table:table-cell office:value-type="float" office:value="22.76352">
                <text:p>22.763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82352">
                <text:p>4.82352</text:p>
              </table:table-cell>
              <table:table-cell office:value-type="float" office:value="18.19568">
                <text:p>18.19568</text:p>
              </table:table-cell>
              <table:table-cell office:value-type="float" office:value="25.288">
                <text:p>25.288</text:p>
              </table:table-cell>
              <table:table-cell office:value-type="float" office:value="22.76352">
                <text:p>22.76352</text:p>
              </table:table-cell>
              <table:table-cell office:value-type="float" office:value="22.86336">
                <text:p>22.86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81456">
                <text:p>4.81456</text:p>
              </table:table-cell>
              <table:table-cell office:value-type="float" office:value="18.27824">
                <text:p>18.27824</text:p>
              </table:table-cell>
              <table:table-cell office:value-type="float" office:value="25.48752">
                <text:p>25.48752</text:p>
              </table:table-cell>
              <table:table-cell office:value-type="float" office:value="22.86336">
                <text:p>22.86336</text:p>
              </table:table-cell>
              <table:table-cell office:value-type="float" office:value="22.86336">
                <text:p>22.863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81152">
                <text:p>4.81152</text:p>
              </table:table-cell>
              <table:table-cell office:value-type="float" office:value="18.26784">
                <text:p>18.26784</text:p>
              </table:table-cell>
              <table:table-cell office:value-type="float" office:value="25.57936">
                <text:p>25.57936</text:p>
              </table:table-cell>
              <table:table-cell office:value-type="float" office:value="22.86336">
                <text:p>22.86336</text:p>
              </table:table-cell>
              <table:table-cell office:value-type="float" office:value="22.9632">
                <text:p>22.96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80448">
                <text:p>4.80448</text:p>
              </table:table-cell>
              <table:table-cell office:value-type="float" office:value="18.36128">
                <text:p>18.36128</text:p>
              </table:table-cell>
              <table:table-cell office:value-type="float" office:value="25.9768">
                <text:p>25.9768</text:p>
              </table:table-cell>
              <table:table-cell office:value-type="float" office:value="23.16288">
                <text:p>23.16288</text:p>
              </table:table-cell>
              <table:table-cell office:value-type="float" office:value="23.26272">
                <text:p>23.262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79872">
                <text:p>4.79872</text:p>
              </table:table-cell>
              <table:table-cell office:value-type="float" office:value="18.44832">
                <text:p>18.44832</text:p>
              </table:table-cell>
              <table:table-cell office:value-type="float" office:value="25.97232">
                <text:p>25.97232</text:p>
              </table:table-cell>
              <table:table-cell office:value-type="float" office:value="23.16288">
                <text:p>23.16288</text:p>
              </table:table-cell>
              <table:table-cell office:value-type="float" office:value="23.4624">
                <text:p>23.4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79088">
                <text:p>4.79088</text:p>
              </table:table-cell>
              <table:table-cell office:value-type="float" office:value="18.43888">
                <text:p>18.43888</text:p>
              </table:table-cell>
              <table:table-cell office:value-type="float" office:value="26.0712">
                <text:p>26.0712</text:p>
              </table:table-cell>
              <table:table-cell office:value-type="float" office:value="23.26272">
                <text:p>23.26272</text:p>
              </table:table-cell>
              <table:table-cell office:value-type="float" office:value="23.56224">
                <text:p>23.562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77968">
                <text:p>4.77968</text:p>
              </table:table-cell>
              <table:table-cell office:value-type="float" office:value="18.624">
                <text:p>18.624</text:p>
              </table:table-cell>
              <table:table-cell office:value-type="float" office:value="26.0712">
                <text:p>26.0712</text:p>
              </table:table-cell>
              <table:table-cell office:value-type="float" office:value="23.36256">
                <text:p>23.36256</text:p>
              </table:table-cell>
              <table:table-cell office:value-type="float" office:value="23.66208">
                <text:p>23.662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77312">
                <text:p>4.77312</text:p>
              </table:table-cell>
              <table:table-cell office:value-type="float" office:value="18.70992">
                <text:p>18.70992</text:p>
              </table:table-cell>
              <table:table-cell office:value-type="float" office:value="26.27056">
                <text:p>26.27056</text:p>
              </table:table-cell>
              <table:table-cell office:value-type="float" office:value="23.56224">
                <text:p>23.56224</text:p>
              </table:table-cell>
              <table:table-cell office:value-type="float" office:value="23.76192">
                <text:p>23.761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764">
                <text:p>4.764</text:p>
              </table:table-cell>
              <table:table-cell office:value-type="float" office:value="18.70608">
                <text:p>18.70608</text:p>
              </table:table-cell>
              <table:table-cell office:value-type="float" office:value="26.4688">
                <text:p>26.4688</text:p>
              </table:table-cell>
              <table:table-cell office:value-type="float" office:value="23.56224">
                <text:p>23.56224</text:p>
              </table:table-cell>
              <table:table-cell office:value-type="float" office:value="23.86176">
                <text:p>23.861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84112">
                <text:p>4.84112</text:p>
              </table:table-cell>
              <table:table-cell office:value-type="float" office:value="18.70176">
                <text:p>18.70176</text:p>
              </table:table-cell>
              <table:table-cell office:value-type="float" office:value="26.56864">
                <text:p>26.56864</text:p>
              </table:table-cell>
              <table:table-cell office:value-type="float" office:value="23.56224">
                <text:p>23.56224</text:p>
              </table:table-cell>
              <table:table-cell office:value-type="float" office:value="23.9616">
                <text:p>23.96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92016">
                <text:p>4.92016</text:p>
              </table:table-cell>
              <table:table-cell office:value-type="float" office:value="18.69184">
                <text:p>18.69184</text:p>
              </table:table-cell>
              <table:table-cell office:value-type="float" office:value="26.76816">
                <text:p>26.76816</text:p>
              </table:table-cell>
              <table:table-cell office:value-type="float" office:value="23.76192">
                <text:p>23.76192</text:p>
              </table:table-cell>
              <table:table-cell office:value-type="float" office:value="24.16128">
                <text:p>24.161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">
                <text:p>5</text:p>
              </table:table-cell>
              <table:table-cell office:value-type="float" office:value="18.87472">
                <text:p>18.87472</text:p>
              </table:table-cell>
              <table:table-cell office:value-type="float" office:value="26.76816">
                <text:p>26.76816</text:p>
              </table:table-cell>
              <table:table-cell office:value-type="float" office:value="23.86176">
                <text:p>23.86176</text:p>
              </table:table-cell>
              <table:table-cell office:value-type="float" office:value="24.26112">
                <text:p>24.261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99504">
                <text:p>4.99504</text:p>
              </table:table-cell>
              <table:table-cell office:value-type="float" office:value="18.86864">
                <text:p>18.86864</text:p>
              </table:table-cell>
              <table:table-cell office:value-type="float" office:value="26.86784">
                <text:p>26.86784</text:p>
              </table:table-cell>
              <table:table-cell office:value-type="float" office:value="23.9616">
                <text:p>23.9616</text:p>
              </table:table-cell>
              <table:table-cell office:value-type="float" office:value="24.36096">
                <text:p>24.360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99216">
                <text:p>4.99216</text:p>
              </table:table-cell>
              <table:table-cell office:value-type="float" office:value="18.8648">
                <text:p>18.8648</text:p>
              </table:table-cell>
              <table:table-cell office:value-type="float" office:value="26.9664">
                <text:p>26.9664</text:p>
              </table:table-cell>
              <table:table-cell office:value-type="float" office:value="24.36096">
                <text:p>24.36096</text:p>
              </table:table-cell>
              <table:table-cell office:value-type="float" office:value="24.36096">
                <text:p>24.360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98432">
                <text:p>4.98432</text:p>
              </table:table-cell>
              <table:table-cell office:value-type="float" office:value="18.96304">
                <text:p>18.96304</text:p>
              </table:table-cell>
              <table:table-cell office:value-type="float" office:value="27.26528">
                <text:p>27.26528</text:p>
              </table:table-cell>
              <table:table-cell office:value-type="float" office:value="24.4608">
                <text:p>24.4608</text:p>
              </table:table-cell>
              <table:table-cell office:value-type="float" office:value="24.4608">
                <text:p>24.4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97344">
                <text:p>4.97344</text:p>
              </table:table-cell>
              <table:table-cell office:value-type="float" office:value="19.05296">
                <text:p>19.05296</text:p>
              </table:table-cell>
              <table:table-cell office:value-type="float" office:value="27.56432">
                <text:p>27.56432</text:p>
              </table:table-cell>
              <table:table-cell office:value-type="float" office:value="24.4608">
                <text:p>24.4608</text:p>
              </table:table-cell>
              <table:table-cell office:value-type="float" office:value="24.66048">
                <text:p>24.660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96416">
                <text:p>4.96416</text:p>
              </table:table-cell>
              <table:table-cell office:value-type="float" office:value="19.0464">
                <text:p>19.0464</text:p>
              </table:table-cell>
              <table:table-cell office:value-type="float" office:value="27.56432">
                <text:p>27.56432</text:p>
              </table:table-cell>
              <table:table-cell office:value-type="float" office:value="24.4608">
                <text:p>24.4608</text:p>
              </table:table-cell>
              <table:table-cell office:value-type="float" office:value="24.66048">
                <text:p>24.660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95792">
                <text:p>4.95792</text:p>
              </table:table-cell>
              <table:table-cell office:value-type="float" office:value="19.2392">
                <text:p>19.2392</text:p>
              </table:table-cell>
              <table:table-cell office:value-type="float" office:value="27.56432">
                <text:p>27.56432</text:p>
              </table:table-cell>
              <table:table-cell office:value-type="float" office:value="24.56064">
                <text:p>24.56064</text:p>
              </table:table-cell>
              <table:table-cell office:value-type="float" office:value="24.86016">
                <text:p>24.8601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95456">
                <text:p>4.95456</text:p>
              </table:table-cell>
              <table:table-cell office:value-type="float" office:value="19.32544">
                <text:p>19.32544</text:p>
              </table:table-cell>
              <table:table-cell office:value-type="float" office:value="27.76368">
                <text:p>27.76368</text:p>
              </table:table-cell>
              <table:table-cell office:value-type="float" office:value="24.76032">
                <text:p>24.76032</text:p>
              </table:table-cell>
              <table:table-cell office:value-type="float" office:value="24.96">
                <text:p>24.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94752">
                <text:p>4.94752</text:p>
              </table:table-cell>
              <table:table-cell office:value-type="float" office:value="19.3224">
                <text:p>19.3224</text:p>
              </table:table-cell>
              <table:table-cell office:value-type="float" office:value="27.76368">
                <text:p>27.76368</text:p>
              </table:table-cell>
              <table:table-cell office:value-type="float" office:value="24.76032">
                <text:p>24.76032</text:p>
              </table:table-cell>
              <table:table-cell office:value-type="float" office:value="25.05984">
                <text:p>25.059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94288">
                <text:p>4.94288</text:p>
              </table:table-cell>
              <table:table-cell office:value-type="float" office:value="19.31584">
                <text:p>19.31584</text:p>
              </table:table-cell>
              <table:table-cell office:value-type="float" office:value="27.76368">
                <text:p>27.76368</text:p>
              </table:table-cell>
              <table:table-cell office:value-type="float" office:value="24.76032">
                <text:p>24.76032</text:p>
              </table:table-cell>
              <table:table-cell office:value-type="float" office:value="25.15968">
                <text:p>25.159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.01952">
                <text:p>5.01952</text:p>
              </table:table-cell>
              <table:table-cell office:value-type="float" office:value="19.49792">
                <text:p>19.49792</text:p>
              </table:table-cell>
              <table:table-cell office:value-type="float" office:value="27.76368">
                <text:p>27.76368</text:p>
              </table:table-cell>
              <table:table-cell office:value-type="float" office:value="25.15968">
                <text:p>25.15968</text:p>
              </table:table-cell>
              <table:table-cell office:value-type="float" office:value="25.15968">
                <text:p>25.159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.01744">
                <text:p>5.01744</text:p>
              </table:table-cell>
              <table:table-cell office:value-type="float" office:value="19.48912">
                <text:p>19.48912</text:p>
              </table:table-cell>
              <table:table-cell office:value-type="float" office:value="28.16064">
                <text:p>28.16064</text:p>
              </table:table-cell>
              <table:table-cell office:value-type="float" office:value="25.25952">
                <text:p>25.25952</text:p>
              </table:table-cell>
              <table:table-cell office:value-type="float" office:value="25.25952">
                <text:p>25.259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.00928">
                <text:p>5.00928</text:p>
              </table:table-cell>
              <table:table-cell office:value-type="float" office:value="19.57824">
                <text:p>19.57824</text:p>
              </table:table-cell>
              <table:table-cell office:value-type="float" office:value="28.55936">
                <text:p>28.55936</text:p>
              </table:table-cell>
              <table:table-cell office:value-type="float" office:value="25.4592">
                <text:p>25.4592</text:p>
              </table:table-cell>
              <table:table-cell office:value-type="float" office:value="25.35936">
                <text:p>25.359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00128">
                <text:p>5.00128</text:p>
              </table:table-cell>
              <table:table-cell office:value-type="float" office:value="19.56816">
                <text:p>19.56816</text:p>
              </table:table-cell>
              <table:table-cell office:value-type="float" office:value="28.55936">
                <text:p>28.55936</text:p>
              </table:table-cell>
              <table:table-cell office:value-type="float" office:value="25.55904">
                <text:p>25.55904</text:p>
              </table:table-cell>
              <table:table-cell office:value-type="float" office:value="25.55904">
                <text:p>25.559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9504">
                <text:p>4.99504</text:p>
              </table:table-cell>
              <table:table-cell office:value-type="float" office:value="19.5536">
                <text:p>19.5536</text:p>
              </table:table-cell>
              <table:table-cell office:value-type="float" office:value="28.55488">
                <text:p>28.55488</text:p>
              </table:table-cell>
              <table:table-cell office:value-type="float" office:value="25.65888">
                <text:p>25.65888</text:p>
              </table:table-cell>
              <table:table-cell office:value-type="float" office:value="25.55904">
                <text:p>25.559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384">
                <text:p>4.98384</text:p>
              </table:table-cell>
              <table:table-cell office:value-type="float" office:value="19.636">
                <text:p>19.636</text:p>
              </table:table-cell>
              <table:table-cell office:value-type="float" office:value="28.65456">
                <text:p>28.65456</text:p>
              </table:table-cell>
              <table:table-cell office:value-type="float" office:value="25.65888">
                <text:p>25.65888</text:p>
              </table:table-cell>
              <table:table-cell office:value-type="float" office:value="25.75872">
                <text:p>25.758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97696">
                <text:p>4.97696</text:p>
              </table:table-cell>
              <table:table-cell office:value-type="float" office:value="19.72864">
                <text:p>19.72864</text:p>
              </table:table-cell>
              <table:table-cell office:value-type="float" office:value="28.75424">
                <text:p>28.75424</text:p>
              </table:table-cell>
              <table:table-cell office:value-type="float" office:value="25.9584">
                <text:p>25.9584</text:p>
              </table:table-cell>
              <table:table-cell office:value-type="float" office:value="26.05824">
                <text:p>26.058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5584">
                <text:p>5.05584</text:p>
              </table:table-cell>
              <table:table-cell office:value-type="float" office:value="19.7192">
                <text:p>19.7192</text:p>
              </table:table-cell>
              <table:table-cell office:value-type="float" office:value="28.75424">
                <text:p>28.75424</text:p>
              </table:table-cell>
              <table:table-cell office:value-type="float" office:value="25.9584">
                <text:p>25.9584</text:p>
              </table:table-cell>
              <table:table-cell office:value-type="float" office:value="26.05824">
                <text:p>26.05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432">
                <text:p>5.04432</text:p>
              </table:table-cell>
              <table:table-cell office:value-type="float" office:value="19.70624">
                <text:p>19.70624</text:p>
              </table:table-cell>
              <table:table-cell office:value-type="float" office:value="28.75424">
                <text:p>28.75424</text:p>
              </table:table-cell>
              <table:table-cell office:value-type="float" office:value="25.9584">
                <text:p>25.9584</text:p>
              </table:table-cell>
              <table:table-cell office:value-type="float" office:value="26.15808">
                <text:p>26.1580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408">
                <text:p>5.0408</text:p>
              </table:table-cell>
              <table:table-cell office:value-type="float" office:value="19.79568">
                <text:p>19.79568</text:p>
              </table:table-cell>
              <table:table-cell office:value-type="float" office:value="29.05328">
                <text:p>29.05328</text:p>
              </table:table-cell>
              <table:table-cell office:value-type="float" office:value="26.05824">
                <text:p>26.05824</text:p>
              </table:table-cell>
              <table:table-cell office:value-type="float" office:value="26.25792">
                <text:p>26.257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3552">
                <text:p>5.03552</text:p>
              </table:table-cell>
              <table:table-cell office:value-type="float" office:value="19.872">
                <text:p>19.872</text:p>
              </table:table-cell>
              <table:table-cell office:value-type="float" office:value="29.05328">
                <text:p>29.05328</text:p>
              </table:table-cell>
              <table:table-cell office:value-type="float" office:value="26.4576">
                <text:p>26.4576</text:p>
              </table:table-cell>
              <table:table-cell office:value-type="float" office:value="26.35776">
                <text:p>26.35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02816">
                <text:p>5.02816</text:p>
              </table:table-cell>
              <table:table-cell office:value-type="float" office:value="19.96848">
                <text:p>19.96848</text:p>
              </table:table-cell>
              <table:table-cell office:value-type="float" office:value="29.45024">
                <text:p>29.45024</text:p>
              </table:table-cell>
              <table:table-cell office:value-type="float" office:value="26.65312">
                <text:p>26.65312</text:p>
              </table:table-cell>
              <table:table-cell office:value-type="float" office:value="26.35776">
                <text:p>26.357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01856">
                <text:p>5.01856</text:p>
              </table:table-cell>
              <table:table-cell office:value-type="float" office:value="19.95824">
                <text:p>19.95824</text:p>
              </table:table-cell>
              <table:table-cell office:value-type="float" office:value="29.45024">
                <text:p>29.45024</text:p>
              </table:table-cell>
              <table:table-cell office:value-type="float" office:value="26.65312">
                <text:p>26.65312</text:p>
              </table:table-cell>
              <table:table-cell office:value-type="float" office:value="26.4576">
                <text:p>26.45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01472">
                <text:p>5.01472</text:p>
              </table:table-cell>
              <table:table-cell office:value-type="float" office:value="20.13904">
                <text:p>20.13904</text:p>
              </table:table-cell>
              <table:table-cell office:value-type="float" office:value="29.45024">
                <text:p>29.45024</text:p>
              </table:table-cell>
              <table:table-cell office:value-type="float" office:value="26.65312">
                <text:p>26.65312</text:p>
              </table:table-cell>
              <table:table-cell office:value-type="float" office:value="26.4576">
                <text:p>26.45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0864">
                <text:p>5.00864</text:p>
              </table:table-cell>
              <table:table-cell office:value-type="float" office:value="20.22224">
                <text:p>20.22224</text:p>
              </table:table-cell>
              <table:table-cell office:value-type="float" office:value="29.6496">
                <text:p>29.6496</text:p>
              </table:table-cell>
              <table:table-cell office:value-type="float" office:value="26.75296">
                <text:p>26.75296</text:p>
              </table:table-cell>
              <table:table-cell office:value-type="float" office:value="26.55744">
                <text:p>26.5574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98864">
                <text:p>4.98864</text:p>
              </table:table-cell>
              <table:table-cell office:value-type="float" office:value="20.40192">
                <text:p>20.40192</text:p>
              </table:table-cell>
              <table:table-cell office:value-type="float" office:value="29.84816">
                <text:p>29.84816</text:p>
              </table:table-cell>
              <table:table-cell office:value-type="float" office:value="26.8528">
                <text:p>26.8528</text:p>
              </table:table-cell>
              <table:table-cell office:value-type="float" office:value="26.75712">
                <text:p>26.75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97216">
                <text:p>4.97216</text:p>
              </table:table-cell>
              <table:table-cell office:value-type="float" office:value="20.58704">
                <text:p>20.58704</text:p>
              </table:table-cell>
              <table:table-cell office:value-type="float" office:value="29.94784">
                <text:p>29.94784</text:p>
              </table:table-cell>
              <table:table-cell office:value-type="float" office:value="27.05248">
                <text:p>27.05248</text:p>
              </table:table-cell>
              <table:table-cell office:value-type="float" office:value="26.85696">
                <text:p>26.856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9664">
                <text:p>4.9664</text:p>
              </table:table-cell>
              <table:table-cell office:value-type="float" office:value="20.57264">
                <text:p>20.57264</text:p>
              </table:table-cell>
              <table:table-cell office:value-type="float" office:value="30.04752">
                <text:p>30.04752</text:p>
              </table:table-cell>
              <table:table-cell office:value-type="float" office:value="27.05248">
                <text:p>27.05248</text:p>
              </table:table-cell>
              <table:table-cell office:value-type="float" office:value="26.9568">
                <text:p>26.95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03776">
                <text:p>5.03776</text:p>
              </table:table-cell>
              <table:table-cell office:value-type="float" office:value="20.56304">
                <text:p>20.56304</text:p>
              </table:table-cell>
              <table:table-cell office:value-type="float" office:value="30.04752">
                <text:p>30.04752</text:p>
              </table:table-cell>
              <table:table-cell office:value-type="float" office:value="27.15232">
                <text:p>27.15232</text:p>
              </table:table-cell>
              <table:table-cell office:value-type="float" office:value="27.05664">
                <text:p>27.056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03008">
                <text:p>5.03008</text:p>
              </table:table-cell>
              <table:table-cell office:value-type="float" office:value="20.6496">
                <text:p>20.6496</text:p>
              </table:table-cell>
              <table:table-cell office:value-type="float" office:value="30.1472">
                <text:p>30.1472</text:p>
              </table:table-cell>
              <table:table-cell office:value-type="float" office:value="27.35184">
                <text:p>27.35184</text:p>
              </table:table-cell>
              <table:table-cell office:value-type="float" office:value="27.25632">
                <text:p>27.256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02016">
                <text:p>5.02016</text:p>
              </table:table-cell>
              <table:table-cell office:value-type="float" office:value="20.6496">
                <text:p>20.6496</text:p>
              </table:table-cell>
              <table:table-cell office:value-type="float" office:value="30.34544">
                <text:p>30.34544</text:p>
              </table:table-cell>
              <table:table-cell office:value-type="float" office:value="27.45168">
                <text:p>27.45168</text:p>
              </table:table-cell>
              <table:table-cell office:value-type="float" office:value="27.55584">
                <text:p>27.555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01616">
                <text:p>5.01616</text:p>
              </table:table-cell>
              <table:table-cell office:value-type="float" office:value="20.93232">
                <text:p>20.93232</text:p>
              </table:table-cell>
              <table:table-cell office:value-type="float" office:value="30.34544">
                <text:p>30.34544</text:p>
              </table:table-cell>
              <table:table-cell office:value-type="float" office:value="27.55152">
                <text:p>27.55152</text:p>
              </table:table-cell>
              <table:table-cell office:value-type="float" office:value="27.65568">
                <text:p>27.655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00736">
                <text:p>5.00736</text:p>
              </table:table-cell>
              <table:table-cell office:value-type="float" office:value="20.92976">
                <text:p>20.92976</text:p>
              </table:table-cell>
              <table:table-cell office:value-type="float" office:value="30.54416">
                <text:p>30.54416</text:p>
              </table:table-cell>
              <table:table-cell office:value-type="float" office:value="27.75104">
                <text:p>27.75104</text:p>
              </table:table-cell>
              <table:table-cell office:value-type="float" office:value="27.75552">
                <text:p>27.755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99888">
                <text:p>4.99888</text:p>
              </table:table-cell>
              <table:table-cell office:value-type="float" office:value="21.10848">
                <text:p>21.10848</text:p>
              </table:table-cell>
              <table:table-cell office:value-type="float" office:value="30.54416">
                <text:p>30.54416</text:p>
              </table:table-cell>
              <table:table-cell office:value-type="float" office:value="28.1504">
                <text:p>28.1504</text:p>
              </table:table-cell>
              <table:table-cell office:value-type="float" office:value="27.75552">
                <text:p>27.755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06928">
                <text:p>5.06928</text:p>
              </table:table-cell>
              <table:table-cell office:value-type="float" office:value="21.2872">
                <text:p>21.2872</text:p>
              </table:table-cell>
              <table:table-cell office:value-type="float" office:value="30.8432">
                <text:p>30.8432</text:p>
              </table:table-cell>
              <table:table-cell office:value-type="float" office:value="28.25024">
                <text:p>28.25024</text:p>
              </table:table-cell>
              <table:table-cell office:value-type="float" office:value="27.75552">
                <text:p>27.7555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06128">
                <text:p>5.06128</text:p>
              </table:table-cell>
              <table:table-cell office:value-type="float" office:value="21.47056">
                <text:p>21.47056</text:p>
              </table:table-cell>
              <table:table-cell office:value-type="float" office:value="30.94288">
                <text:p>30.94288</text:p>
              </table:table-cell>
              <table:table-cell office:value-type="float" office:value="28.25024">
                <text:p>28.25024</text:p>
              </table:table-cell>
              <table:table-cell office:value-type="float" office:value="27.85536">
                <text:p>27.855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05152">
                <text:p>5.05152</text:p>
              </table:table-cell>
              <table:table-cell office:value-type="float" office:value="21.46784">
                <text:p>21.46784</text:p>
              </table:table-cell>
              <table:table-cell office:value-type="float" office:value="31.04256">
                <text:p>31.04256</text:p>
              </table:table-cell>
              <table:table-cell office:value-type="float" office:value="28.25024">
                <text:p>28.25024</text:p>
              </table:table-cell>
              <table:table-cell office:value-type="float" office:value="27.9552">
                <text:p>27.955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04656">
                <text:p>5.04656</text:p>
              </table:table-cell>
              <table:table-cell office:value-type="float" office:value="21.45856">
                <text:p>21.45856</text:p>
              </table:table-cell>
              <table:table-cell office:value-type="float" office:value="31.04256">
                <text:p>31.04256</text:p>
              </table:table-cell>
              <table:table-cell office:value-type="float" office:value="28.44992">
                <text:p>28.44992</text:p>
              </table:table-cell>
              <table:table-cell office:value-type="float" office:value="28.15488">
                <text:p>28.154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03728">
                <text:p>5.03728</text:p>
              </table:table-cell>
              <table:table-cell office:value-type="float" office:value="21.73136">
                <text:p>21.73136</text:p>
              </table:table-cell>
              <table:table-cell office:value-type="float" office:value="31.04256">
                <text:p>31.04256</text:p>
              </table:table-cell>
              <table:table-cell office:value-type="float" office:value="28.6496">
                <text:p>28.6496</text:p>
              </table:table-cell>
              <table:table-cell office:value-type="float" office:value="28.25472">
                <text:p>28.254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02352">
                <text:p>5.02352</text:p>
              </table:table-cell>
              <table:table-cell office:value-type="float" office:value="21.71792">
                <text:p>21.71792</text:p>
              </table:table-cell>
              <table:table-cell office:value-type="float" office:value="31.24192">
                <text:p>31.24192</text:p>
              </table:table-cell>
              <table:table-cell office:value-type="float" office:value="28.74944">
                <text:p>28.74944</text:p>
              </table:table-cell>
              <table:table-cell office:value-type="float" office:value="28.55424">
                <text:p>28.554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01648">
                <text:p>5.01648</text:p>
              </table:table-cell>
              <table:table-cell office:value-type="float" office:value="21.7136">
                <text:p>21.7136</text:p>
              </table:table-cell>
              <table:table-cell office:value-type="float" office:value="31.34048">
                <text:p>31.34048</text:p>
              </table:table-cell>
              <table:table-cell office:value-type="float" office:value="28.84912">
                <text:p>28.84912</text:p>
              </table:table-cell>
              <table:table-cell office:value-type="float" office:value="28.65408">
                <text:p>28.654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00784">
                <text:p>5.00784</text:p>
              </table:table-cell>
              <table:table-cell office:value-type="float" office:value="21.90016">
                <text:p>21.90016</text:p>
              </table:table-cell>
              <table:table-cell office:value-type="float" office:value="31.53904">
                <text:p>31.53904</text:p>
              </table:table-cell>
              <table:table-cell office:value-type="float" office:value="28.84912">
                <text:p>28.84912</text:p>
              </table:table-cell>
              <table:table-cell office:value-type="float" office:value="28.75392">
                <text:p>28.7539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99984">
                <text:p>4.99984</text:p>
              </table:table-cell>
              <table:table-cell office:value-type="float" office:value="21.98176">
                <text:p>21.98176</text:p>
              </table:table-cell>
              <table:table-cell office:value-type="float" office:value="31.63888">
                <text:p>31.63888</text:p>
              </table:table-cell>
              <table:table-cell office:value-type="float" office:value="28.84912">
                <text:p>28.84912</text:p>
              </table:table-cell>
              <table:table-cell office:value-type="float" office:value="28.85376">
                <text:p>28.853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99152">
                <text:p>4.99152</text:p>
              </table:table-cell>
              <table:table-cell office:value-type="float" office:value="21.9744">
                <text:p>21.9744</text:p>
              </table:table-cell>
              <table:table-cell office:value-type="float" office:value="31.73856">
                <text:p>31.73856</text:p>
              </table:table-cell>
              <table:table-cell office:value-type="float" office:value="29.0488">
                <text:p>29.0488</text:p>
              </table:table-cell>
              <table:table-cell office:value-type="float" office:value="28.85376">
                <text:p>28.853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06224">
                <text:p>5.06224</text:p>
              </table:table-cell>
              <table:table-cell office:value-type="float" office:value="22.06432">
                <text:p>22.06432</text:p>
              </table:table-cell>
              <table:table-cell office:value-type="float" office:value="31.83824">
                <text:p>31.83824</text:p>
              </table:table-cell>
              <table:table-cell office:value-type="float" office:value="29.24848">
                <text:p>29.24848</text:p>
              </table:table-cell>
              <table:table-cell office:value-type="float" office:value="28.9536">
                <text:p>28.95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05584">
                <text:p>5.05584</text:p>
              </table:table-cell>
              <table:table-cell office:value-type="float" office:value="22.2368">
                <text:p>22.2368</text:p>
              </table:table-cell>
              <table:table-cell office:value-type="float" office:value="31.93712">
                <text:p>31.93712</text:p>
              </table:table-cell>
              <table:table-cell office:value-type="float" office:value="29.34832">
                <text:p>29.34832</text:p>
              </table:table-cell>
              <table:table-cell office:value-type="float" office:value="29.35296">
                <text:p>29.35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12928">
                <text:p>5.12928</text:p>
              </table:table-cell>
              <table:table-cell office:value-type="float" office:value="22.31568">
                <text:p>22.31568</text:p>
              </table:table-cell>
              <table:table-cell office:value-type="float" office:value="32.0368">
                <text:p>32.0368</text:p>
              </table:table-cell>
              <table:table-cell office:value-type="float" office:value="29.448">
                <text:p>29.448</text:p>
              </table:table-cell>
              <table:table-cell office:value-type="float" office:value="29.35296">
                <text:p>29.352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12288">
                <text:p>5.12288</text:p>
              </table:table-cell>
              <table:table-cell office:value-type="float" office:value="22.58384">
                <text:p>22.58384</text:p>
              </table:table-cell>
              <table:table-cell office:value-type="float" office:value="32.0368">
                <text:p>32.0368</text:p>
              </table:table-cell>
              <table:table-cell office:value-type="float" office:value="29.64768">
                <text:p>29.64768</text:p>
              </table:table-cell>
              <table:table-cell office:value-type="float" office:value="29.4528">
                <text:p>29.45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11584">
                <text:p>5.11584</text:p>
              </table:table-cell>
              <table:table-cell office:value-type="float" office:value="22.65792">
                <text:p>22.65792</text:p>
              </table:table-cell>
              <table:table-cell office:value-type="float" office:value="32.2352">
                <text:p>32.2352</text:p>
              </table:table-cell>
              <table:table-cell office:value-type="float" office:value="29.64768">
                <text:p>29.64768</text:p>
              </table:table-cell>
              <table:table-cell office:value-type="float" office:value="29.55264">
                <text:p>29.552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18528">
                <text:p>5.18528</text:p>
              </table:table-cell>
              <table:table-cell office:value-type="float" office:value="22.74288">
                <text:p>22.74288</text:p>
              </table:table-cell>
              <table:table-cell office:value-type="float" office:value="32.33488">
                <text:p>32.33488</text:p>
              </table:table-cell>
              <table:table-cell office:value-type="float" office:value="29.84736">
                <text:p>29.84736</text:p>
              </table:table-cell>
              <table:table-cell office:value-type="float" office:value="29.55264">
                <text:p>29.552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17584">
                <text:p>5.17584</text:p>
              </table:table-cell>
              <table:table-cell office:value-type="float" office:value="22.92016">
                <text:p>22.92016</text:p>
              </table:table-cell>
              <table:table-cell office:value-type="float" office:value="32.33488">
                <text:p>32.33488</text:p>
              </table:table-cell>
              <table:table-cell office:value-type="float" office:value="30.04704">
                <text:p>30.04704</text:p>
              </table:table-cell>
              <table:table-cell office:value-type="float" office:value="29.75232">
                <text:p>29.752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1656">
                <text:p>5.1656</text:p>
              </table:table-cell>
              <table:table-cell office:value-type="float" office:value="23.0056">
                <text:p>23.0056</text:p>
              </table:table-cell>
              <table:table-cell office:value-type="float" office:value="32.33488">
                <text:p>32.33488</text:p>
              </table:table-cell>
              <table:table-cell office:value-type="float" office:value="30.14688">
                <text:p>30.14688</text:p>
              </table:table-cell>
              <table:table-cell office:value-type="float" office:value="29.85216">
                <text:p>29.8521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16128">
                <text:p>5.16128</text:p>
              </table:table-cell>
              <table:table-cell office:value-type="float" office:value="23.18352">
                <text:p>23.18352</text:p>
              </table:table-cell>
              <table:table-cell office:value-type="float" office:value="32.42976">
                <text:p>32.42976</text:p>
              </table:table-cell>
              <table:table-cell office:value-type="float" office:value="30.14688">
                <text:p>30.14688</text:p>
              </table:table-cell>
              <table:table-cell office:value-type="float" office:value="30.25152">
                <text:p>30.2515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2248">
                <text:p>5.2248</text:p>
              </table:table-cell>
              <table:table-cell office:value-type="float" office:value="23.35952">
                <text:p>23.35952</text:p>
              </table:table-cell>
              <table:table-cell office:value-type="float" office:value="32.72864">
                <text:p>32.72864</text:p>
              </table:table-cell>
              <table:table-cell office:value-type="float" office:value="30.24672">
                <text:p>30.24672</text:p>
              </table:table-cell>
              <table:table-cell office:value-type="float" office:value="30.25152">
                <text:p>30.251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29712">
                <text:p>5.29712</text:p>
              </table:table-cell>
              <table:table-cell office:value-type="float" office:value="23.53264">
                <text:p>23.53264</text:p>
              </table:table-cell>
              <table:table-cell office:value-type="float" office:value="32.82752">
                <text:p>32.82752</text:p>
              </table:table-cell>
              <table:table-cell office:value-type="float" office:value="30.54608">
                <text:p>30.54608</text:p>
              </table:table-cell>
              <table:table-cell office:value-type="float" office:value="30.35136">
                <text:p>30.35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29184">
                <text:p>5.29184</text:p>
              </table:table-cell>
              <table:table-cell office:value-type="float" office:value="23.6072">
                <text:p>23.6072</text:p>
              </table:table-cell>
              <table:table-cell office:value-type="float" office:value="32.82752">
                <text:p>32.82752</text:p>
              </table:table-cell>
              <table:table-cell office:value-type="float" office:value="30.54608">
                <text:p>30.54608</text:p>
              </table:table-cell>
              <table:table-cell office:value-type="float" office:value="30.35136">
                <text:p>30.351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28416">
                <text:p>5.28416</text:p>
              </table:table-cell>
              <table:table-cell office:value-type="float" office:value="23.69392">
                <text:p>23.69392</text:p>
              </table:table-cell>
              <table:table-cell office:value-type="float" office:value="32.82752">
                <text:p>32.82752</text:p>
              </table:table-cell>
              <table:table-cell office:value-type="float" office:value="30.54608">
                <text:p>30.54608</text:p>
              </table:table-cell>
              <table:table-cell office:value-type="float" office:value="30.55104">
                <text:p>30.551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34784">
                <text:p>5.34784</text:p>
              </table:table-cell>
              <table:table-cell office:value-type="float" office:value="23.87856">
                <text:p>23.87856</text:p>
              </table:table-cell>
              <table:table-cell office:value-type="float" office:value="32.82752">
                <text:p>32.82752</text:p>
              </table:table-cell>
              <table:table-cell office:value-type="float" office:value="30.54608">
                <text:p>30.54608</text:p>
              </table:table-cell>
              <table:table-cell office:value-type="float" office:value="30.65088">
                <text:p>30.650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34496">
                <text:p>5.34496</text:p>
              </table:table-cell>
              <table:table-cell office:value-type="float" office:value="23.972">
                <text:p>23.972</text:p>
              </table:table-cell>
              <table:table-cell office:value-type="float" office:value="33.02688">
                <text:p>33.02688</text:p>
              </table:table-cell>
              <table:table-cell office:value-type="float" office:value="30.54608">
                <text:p>30.54608</text:p>
              </table:table-cell>
              <table:table-cell office:value-type="float" office:value="30.85056">
                <text:p>30.850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33728">
                <text:p>5.33728</text:p>
              </table:table-cell>
              <table:table-cell office:value-type="float" office:value="24.05888">
                <text:p>24.05888</text:p>
              </table:table-cell>
              <table:table-cell office:value-type="float" office:value="33.12544">
                <text:p>33.12544</text:p>
              </table:table-cell>
              <table:table-cell office:value-type="float" office:value="30.84032">
                <text:p>30.84032</text:p>
              </table:table-cell>
              <table:table-cell office:value-type="float" office:value="30.85056">
                <text:p>30.85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33024">
                <text:p>5.33024</text:p>
              </table:table-cell>
              <table:table-cell office:value-type="float" office:value="24.14784">
                <text:p>24.14784</text:p>
              </table:table-cell>
              <table:table-cell office:value-type="float" office:value="33.22512">
                <text:p>33.22512</text:p>
              </table:table-cell>
              <table:table-cell office:value-type="float" office:value="30.94016">
                <text:p>30.94016</text:p>
              </table:table-cell>
              <table:table-cell office:value-type="float" office:value="30.85056">
                <text:p>30.8505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31696">
                <text:p>5.31696</text:p>
              </table:table-cell>
              <table:table-cell office:value-type="float" office:value="24.23856">
                <text:p>24.23856</text:p>
              </table:table-cell>
              <table:table-cell office:value-type="float" office:value="33.22512">
                <text:p>33.22512</text:p>
              </table:table-cell>
              <table:table-cell office:value-type="float" office:value="31.04">
                <text:p>31.04</text:p>
              </table:table-cell>
              <table:table-cell office:value-type="float" office:value="31.15008">
                <text:p>31.150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31152">
                <text:p>5.31152</text:p>
              </table:table-cell>
              <table:table-cell office:value-type="float" office:value="24.60064">
                <text:p>24.60064</text:p>
              </table:table-cell>
              <table:table-cell office:value-type="float" office:value="33.3248">
                <text:p>33.3248</text:p>
              </table:table-cell>
              <table:table-cell office:value-type="float" office:value="31.13984">
                <text:p>31.13984</text:p>
              </table:table-cell>
              <table:table-cell office:value-type="float" office:value="31.34976">
                <text:p>31.349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816">
                <text:p>5.3816</text:p>
              </table:table-cell>
              <table:table-cell office:value-type="float" office:value="24.68976">
                <text:p>24.68976</text:p>
              </table:table-cell>
              <table:table-cell office:value-type="float" office:value="33.52416">
                <text:p>33.52416</text:p>
              </table:table-cell>
              <table:table-cell office:value-type="float" office:value="31.13984">
                <text:p>31.13984</text:p>
              </table:table-cell>
              <table:table-cell office:value-type="float" office:value="31.54944">
                <text:p>31.549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3728">
                <text:p>5.3728</text:p>
              </table:table-cell>
              <table:table-cell office:value-type="float" office:value="24.76976">
                <text:p>24.76976</text:p>
              </table:table-cell>
              <table:table-cell office:value-type="float" office:value="33.52416">
                <text:p>33.52416</text:p>
              </table:table-cell>
              <table:table-cell office:value-type="float" office:value="31.33952">
                <text:p>31.33952</text:p>
              </table:table-cell>
              <table:table-cell office:value-type="float" office:value="31.74912">
                <text:p>31.749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36448">
                <text:p>5.36448</text:p>
              </table:table-cell>
              <table:table-cell office:value-type="float" office:value="24.85792">
                <text:p>24.85792</text:p>
              </table:table-cell>
              <table:table-cell office:value-type="float" office:value="33.6176">
                <text:p>33.6176</text:p>
              </table:table-cell>
              <table:table-cell office:value-type="float" office:value="31.4392">
                <text:p>31.4392</text:p>
              </table:table-cell>
              <table:table-cell office:value-type="float" office:value="31.84896">
                <text:p>31.848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